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Helvetica" svg:font-family="Helvetica"/>
    <style:font-face style:name="Tms Rmn" svg:font-family="&quot;Tms Rmn&quot;"/>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3" style:family="table-cell" style:parent-style-name="Normal_32_3"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4" style:family="table-cell" style:parent-style-name="Heading_32_2" style:data-style-name="N0">
      <style:table-cell-properties fo:border="none" style:vertical-align="automatic"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Normal_32_3"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6" style:family="table-cell" style:parent-style-name="Hyperlink" style:data-style-name="N0">
      <style:table-cell-properties style:vertical-align="automatic" fo:background-color="transparent"/>
      <style:text-properties fo:color="#4472C4" style:font-name="Arial" style:font-name-asian="Arial" style:font-name-complex="Arial" fo:font-size="12pt" style:font-size-asian="12pt" style:font-size-complex="12pt" style:text-underline-style="solid" style:text-underline-type="single" style:font-family-generic="swiss"/>
    </style:style>
    <style:style style:name="ce7" style:family="table-cell" style:parent-style-name="Heading_32_2" style:data-style-name="N0">
      <style:table-cell-properties fo:border="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8" style:family="table-cell" style:parent-style-name="Normal_32_3" style:data-style-name="N0">
      <style:table-cell-properties style:vertical-align="automatic" fo:background-color="transparent"/>
      <style:text-properties fo:font-size="12pt" style:font-size-asian="12pt" style:font-size-complex="12pt"/>
    </style:style>
    <style:style style:name="ce9" style:family="table-cell" style:parent-style-name="Hyperlink" style:data-style-name="N0">
      <style:table-cell-properties style:vertical-align="automatic" fo:background-color="transparent"/>
      <style:text-properties fo:color="#008080" style:font-name="Arial" style:font-name-asian="Arial" style:font-name-complex="Arial" fo:font-size="11pt" style:font-size-asian="11pt" style:font-size-complex="11pt" style:text-underline-style="solid" style:text-underline-type="single" fo:font-weight="bold" style:font-weight-asian="bold" style:font-weight-complex="bold" style:font-family-generic="swiss"/>
    </style:style>
    <style:style style:name="ce10"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11"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12" style:family="table-cell" style:parent-style-name="Normal_11908a_new_32_updated" style:data-style-name="N0">
      <style:table-cell-properties style:vertical-align="automatic" fo:background-color="transparent"/>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 style:family="table-cell" style:parent-style-name="Hyperlink" style:data-style-name="N0">
      <style:table-cell-properties style:vertical-align="top" fo:wrap-option="wrap" fo:background-color="transparent"/>
      <style:text-properties fo:color="#008080" style:font-name="Arial" style:font-name-asian="Arial" style:font-name-complex="Arial" fo:font-size="11pt" style:font-size-asian="11pt" style:font-size-complex="11pt" style:text-underline-style="solid" style:text-underline-type="single" fo:font-weight="bold" style:font-weight-asian="bold" style:font-weight-complex="bold" style:font-family-generic="swiss"/>
    </style:style>
    <style:style style:name="ce14" style:family="table-cell" style:parent-style-name="Comma_32_4" style:data-style-name="N38">
      <style:table-cell-properties fo:background-color="transparent"/>
      <style:text-properties fo:font-size="12pt" style:font-size-asian="12pt" style:font-size-complex="12pt"/>
    </style:style>
    <style:style style:name="ce15" style:family="table-cell" style:parent-style-name="Comma_32_4" style:data-style-name="N38">
      <style:table-cell-properties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16" style:family="table-cell" style:parent-style-name="Comma_32_4" style:data-style-name="N38">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7" style:family="table-cell" style:parent-style-name="Comma_32_4" style:data-style-name="N38">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8" style:family="table-cell" style:parent-style-name="Comma_32_4" style:data-style-name="N38">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19"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0"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Normal_32_2" style:data-style-name="N0">
      <style:table-cell-properties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Normal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Normal_32_3"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24" style:family="table-cell" style:parent-style-name="Default"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25"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6" style:family="table-cell" style:parent-style-name="Comma_DIS0101_working" style:data-style-name="N37">
      <style:table-cell-properties style:vertical-align="middle" fo:wrap-option="wrap" fo:background-color="transparent" style:repeat-content="false"/>
      <style:paragraph-properties fo:text-align="end" fo:margin-right="0cm"/>
      <style:text-properties fo:font-weight="bold" style:font-weight-asian="bold" style:font-weight-complex="bold"/>
    </style:style>
    <style:style style:name="ce27" style:family="table-cell" style:parent-style-name="Normal_32_3" style:data-style-name="N0">
      <style:table-cell-properties style:vertical-align="middle" fo:background-color="transparent"/>
      <style:text-properties fo:font-weight="bold" style:font-weight-asian="bold" style:font-weight-complex="bold"/>
    </style:style>
    <style:style style:name="ce28" style:family="table-cell" style:parent-style-name="Normal_32_3" style:data-style-name="N0">
      <style:table-cell-properties style:vertical-align="top" fo:wrap-option="wrap" fo:background-color="transparent" style:repeat-content="false"/>
      <style:paragraph-properties fo:text-align="start" fo:margin-left="0cm"/>
      <style:text-properties fo:font-size="11pt" style:font-size-asian="11pt" style:font-size-complex="11pt"/>
    </style:style>
    <style:style style:name="ce29" style:family="table-cell" style:parent-style-name="Comma_DIS0101_working" style:data-style-name="N37">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30" style:family="table-cell" style:parent-style-name="Normal_32_3" style:data-style-name="N0">
      <style:table-cell-properties style:vertical-align="automatic" fo:background-color="transparent"/>
      <style:text-properties fo:font-weight="bold" style:font-weight-asian="bold" style:font-weight-complex="bold"/>
    </style:style>
    <style:style style:name="ce31"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32" style:family="table-cell" style:parent-style-name="Normal_32_3_32_2" style:data-style-name="N0">
      <style:table-cell-properties style:vertical-align="automatic" fo:background-color="transparent"/>
      <style:text-properties fo:color="#000000" fo:font-size="12pt" style:font-size-asian="12pt" style:font-size-complex="12pt"/>
    </style:style>
    <style:style style:name="ce33" style:family="table-cell" style:parent-style-name="Normal_32_3_32_2" style:data-style-name="N0">
      <style:table-cell-properties style:vertical-align="automatic" fo:background-color="#FFFFFF"/>
      <style:text-properties fo:color="#000000" fo:font-size="12pt" style:font-size-asian="12pt" style:font-size-complex="12pt" fo:font-weight="bold" style:font-weight-asian="bold" style:font-weight-complex="bold"/>
    </style:style>
    <style:style style:name="ce34" style:family="table-cell" style:parent-style-name="Comma" style:data-style-name="N41">
      <style:table-cell-properties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ext-properties fo:color="#000000" fo:font-size="12pt" style:font-size-asian="12pt" style:font-size-complex="12pt" fo:font-weight="bold" style:font-weight-asian="bold" style:font-weight-complex="bold"/>
    </style:style>
    <style:style style:name="ce36" style:family="table-cell" style:parent-style-name="Comma" style:data-style-name="N41">
      <style:table-cell-properties fo:border-top="none" fo:border-bottom="2pt solid #000000" fo:border-left="none" fo:border-right="none" fo:background-color="transparent"/>
      <style:text-properties fo:color="#000000" style:font-name="Arial" style:font-name-asian="Arial" style:font-name-complex="Arial" fo:font-size="12pt" style:font-size-asian="12pt" style:font-size-complex="12pt"/>
    </style:style>
    <style:style style:name="ce37" style:family="table-cell" style:parent-style-name="Comma" style:data-style-name="N41">
      <style:table-cell-properties fo:border-top="none" fo:border-bottom="2pt solid #000000" fo:border-left="none" fo:border-right="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38" style:family="table-cell" style:parent-style-name="Comma" style:data-style-name="N41">
      <style:table-cell-properties fo:border-top="none" fo:border-bottom="2pt solid #000000" fo:border-left="none" fo:border-right="none"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39" style:family="table-cell" style:parent-style-name="Comma" style:data-style-name="N41">
      <style:table-cell-properties fo:border-top="none" fo:border-bottom="2pt solid #000000" fo:border-left="none" fo:border-right="none"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40" style:family="table-cell" style:parent-style-name="Comma" style:data-style-name="N41">
      <style:table-cell-properties fo:border-top="2pt solid #000000" fo:border-bottom="none" fo:border-left="none" fo:border-right="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41" style:family="table-cell" style:parent-style-name="Comma" style:data-style-name="N41">
      <style:table-cell-properties fo:border-top="2pt solid #000000" fo:border-bottom="none" fo:border-left="none" fo:border-right="none"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42" style:family="table-cell" style:parent-style-name="Comma" style:data-style-name="N41">
      <style:table-cell-properties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43" style:family="table-cell" style:parent-style-name="Comma" style:data-style-name="N42">
      <style:table-cell-properties fo:border-top="2pt solid #000000" fo:border-bottom="none" fo:border-left="none" fo:border-right="none"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44" style:family="table-cell" style:parent-style-name="Comma" style:data-style-name="N41">
      <style:table-cell-properties fo:border-top="2pt solid #000000" fo:border-bottom="none" fo:border-left="none" fo:border-right="none"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45" style:family="table-cell" style:parent-style-name="Comma" style:data-style-name="N42">
      <style:table-cell-properties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46" style:family="table-cell" style:parent-style-name="Comma" style:data-style-name="N41">
      <style:table-cell-properties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47" style:family="table-cell" style:parent-style-name="Comma" style:data-style-name="N42">
      <style:table-cell-properties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48" style:family="table-cell" style:parent-style-name="Comma" style:data-style-name="N41">
      <style:table-cell-properties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49" style:family="table-cell" style:parent-style-name="Comma" style:data-style-name="N41">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ce50" style:family="table-cell" style:parent-style-name="Comma" style:data-style-name="N41">
      <style:table-cell-properties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51" style:family="table-cell" style:parent-style-name="Comma" style:data-style-name="N42">
      <style:table-cell-properties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52" style:family="table-cell" style:parent-style-name="Comma" style:data-style-name="N41">
      <style:table-cell-properties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53" style:family="table-cell" style:parent-style-name="Comma" style:data-style-name="N41">
      <style:table-cell-properties style:vertical-align="automatic" fo:background-color="transparent" style:repeat-content="false"/>
      <style:paragraph-properties fo:text-align="start" fo:margin-left="0.706cm"/>
      <style:text-properties fo:color="#000000" style:font-name="Arial" style:font-name-asian="Arial" style:font-name-complex="Arial" fo:font-size="12pt" style:font-size-asian="12pt" style:font-size-complex="12pt"/>
    </style:style>
    <style:style style:name="ce54" style:family="table-cell" style:parent-style-name="Comma" style:data-style-name="N41">
      <style:table-cell-properties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55" style:family="table-cell" style:parent-style-name="Comma" style:data-style-name="N41">
      <style:table-cell-properties style:vertical-align="automatic" fo:background-color="transparent" style:cell-protect="none"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56" style:family="table-cell" style:parent-style-name="Comma" style:data-style-name="N42">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57" style:family="table-cell" style:parent-style-name="Comma" style:data-style-name="N41">
      <style:table-cell-properties fo:background-color="transparent"/>
      <style:text-properties fo:color="#000000" style:font-name="Arial" style:font-name-asian="Arial" style:font-name-complex="Arial" fo:font-size="12pt" style:font-size-asian="12pt" style:font-size-complex="12pt"/>
    </style:style>
    <style:style style:name="ce58" style:family="table-cell" style:parent-style-name="Heading_32_1_32_2"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59" style:family="table-cell" style:parent-style-name="Heading_32_2" style:data-style-name="N0">
      <style:table-cell-properties fo:border="none" style:vertical-align="automatic" style:repeat-content="false"/>
      <style:paragraph-properties fo:text-align="start" fo:margin-left="0cm"/>
      <style:text-properties fo:color="#000000" style:font-name="Arial" style:font-name-asian="Arial" style:font-name-complex="Arial" fo:font-size="13pt" style:font-size-asian="13pt" style:font-size-complex="13pt" fo:font-weight="bold" style:font-weight-asian="bold" style:font-weight-complex="bold"/>
    </style:style>
    <style:style style:name="ce60" style:family="table-cell" style:parent-style-name="Hyperlink" style:data-style-name="N0">
      <style:table-cell-properties style:vertical-align="automatic" fo:background-color="transparent"/>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61"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62" style:family="table-cell" style:parent-style-name="Heading_32_1"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63" style:family="table-cell" style:parent-style-name="Comma" style:data-style-name="N41">
      <style:table-cell-properties fo:background-color="transparent"/>
      <style:text-properties fo:color="#000000" style:font-name="Arial" style:font-name-asian="Arial" style:font-name-complex="Arial" fo:font-size="15pt" style:font-size-asian="15pt" style:font-size-complex="15pt" fo:font-weight="bold" style:font-weight-asian="bold" style:font-weight-complex="bold"/>
    </style:style>
    <style:style style:name="ce64" style:family="table-cell" style:parent-style-name="Comma_32_4" style:data-style-name="N38">
      <style:table-cell-properties fo:background-color="transparent"/>
    </style:style>
    <style:style style:name="ce65" style:family="table-cell" style:parent-style-name="Comma_32_4" style:data-style-name="N38">
      <style:table-cell-properties style:vertical-align="automatic" fo:background-color="transparent" style:repeat-content="false"/>
      <style:paragraph-properties fo:text-align="start" fo:margin-left="0cm"/>
    </style:style>
    <style:style style:name="ce66" style:family="table-cell" style:parent-style-name="Heading_32_1" style:data-style-name="N0">
      <style:table-cell-properties fo:border="none" fo:background-color="transparent"/>
      <style:text-properties fo:color="#000000" style:font-name="Arial" style:font-name-asian="Arial" style:font-name-complex="Arial" fo:font-size="15pt" style:font-size-asian="15pt" style:font-size-complex="15pt" fo:font-weight="bold" style:font-weight-asian="bold" style:font-weight-complex="bold"/>
    </style:style>
    <style:style style:name="ce67" style:family="table-cell" style:parent-style-name="Normal_32_2"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68" style:family="table-cell" style:parent-style-name="Normal_32_3" style:data-style-name="N0">
      <style:table-cell-properties style:vertical-align="automatic" fo:background-color="transparent"/>
    </style:style>
    <style:style style:name="ce69" style:family="table-cell" style:parent-style-name="Comma_DIS0105_working_updated" style:data-style-name="N36">
      <style:table-cell-properties style:vertical-align="automatic" fo:wrap-option="wrap" fo:background-color="transparent" style:repeat-content="false"/>
      <style:paragraph-properties fo:text-align="end" fo:margin-right="0cm"/>
    </style:style>
    <style:style style:name="ce70" style:family="table-cell" style:parent-style-name="Comma_DIS0105_working_updated" style:data-style-name="N37">
      <style:table-cell-properties style:vertical-align="top" fo:wrap-option="wrap" fo:background-color="transparent" style:repeat-content="false"/>
      <style:paragraph-properties fo:text-align="end" fo:margin-right="0cm"/>
    </style:style>
    <style:style style:name="ce71"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72" style:family="table-cell" style:parent-style-name="Normal_32_3" style:data-style-name="N0">
      <style:table-cell-properties style:vertical-align="middle" fo:wrap-option="wrap" fo:background-color="transparent"/>
    </style:style>
    <style:style style:name="ce73" style:family="table-cell" style:parent-style-name="Normal_32_3" style:data-style-name="N0">
      <style:table-cell-properties style:vertical-align="middle" fo:background-color="transparent" style:repeat-content="false"/>
      <style:paragraph-properties fo:text-align="start" fo:margin-left="0cm"/>
    </style:style>
    <style:style style:name="ce74" style:family="table-cell" style:parent-style-name="Normal_32_3" style:data-style-name="N0">
      <style:table-cell-properties style:vertical-align="top" fo:wrap-option="wrap" fo:background-color="transparent"/>
    </style:style>
    <style:style style:name="ce75" style:family="table-cell" style:parent-style-name="Normal_32_3" style:data-style-name="N0">
      <style:table-cell-properties style:vertical-align="automatic" fo:background-color="transparent"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1.2513333333333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2.46591666666667cm"/>
    </style:style>
    <style:style style:name="co4" style:family="table-column">
      <style:table-column-properties fo:break-before="auto" style:column-width="7.01675cm"/>
    </style:style>
    <style:style style:name="co5" style:family="table-column">
      <style:table-column-properties fo:break-before="auto" style:column-width="8.0645cm"/>
    </style:style>
    <style:style style:name="co6" style:family="table-column">
      <style:table-column-properties fo:break-before="auto" style:column-width="6.26533333333333cm"/>
    </style:style>
    <style:style style:name="co7" style:family="table-column">
      <style:table-column-properties fo:break-before="auto" style:column-width="5.08cm"/>
    </style:style>
    <style:style style:name="co8" style:family="table-column">
      <style:table-column-properties fo:break-before="auto" style:column-width="4.02166666666667cm"/>
    </style:style>
    <style:style style:name="co9" style:family="table-column">
      <style:table-column-properties fo:break-before="auto" style:column-width="4.41325cm"/>
    </style:style>
    <style:style style:name="co10" style:family="table-column">
      <style:table-column-properties fo:break-before="auto" style:column-width="4.62491666666667cm"/>
    </style:style>
    <style:style style:name="co11" style:family="table-column">
      <style:table-column-properties fo:break-before="auto" style:column-width="4.26508333333333cm"/>
    </style:style>
    <style:style style:name="co12" style:family="table-column">
      <style:table-column-properties fo:break-before="auto" style:column-width="4.68841666666667cm"/>
    </style:style>
    <style:style style:name="co13" style:family="table-column">
      <style:table-column-properties fo:break-before="auto" style:column-width="3.77825cm"/>
    </style:style>
    <style:style style:name="co14" style:family="table-column">
      <style:table-column-properties fo:break-before="auto" style:column-width="7.112cm"/>
    </style:style>
    <style:style style:name="co15" style:family="table-column">
      <style:table-column-properties fo:break-before="auto" style:column-width="13.335cm"/>
    </style:style>
    <style:style style:name="ro1" style:family="table-row">
      <style:table-row-properties style:row-height="18.9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5.3pt" style:use-optimal-row-height="true" fo:break-before="auto"/>
    </style:style>
    <style:style style:name="ro4" style:family="table-row">
      <style:table-row-properties style:row-height="23.0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31pt" style:use-optimal-row-height="false" fo:break-before="auto"/>
    </style:style>
    <style:style style:name="ro7" style:family="table-row">
      <style:table-row-properties style:row-height="14.1pt" style:use-optimal-row-height="true" fo:break-before="auto"/>
    </style:style>
    <style:style style:name="ro8" style:family="table-row">
      <style:table-row-properties style:row-height="13.8pt" style:use-optimal-row-height="true" fo:break-before="auto"/>
    </style:style>
    <style:style style:name="ro9" style:family="table-row">
      <style:table-row-properties style:row-height="14.4pt" style:use-optimal-row-height="true" fo:break-before="auto"/>
    </style:style>
    <style:style style:name="ro10" style:family="table-row">
      <style:table-row-properties style:row-height="13pt" style:use-optimal-row-height="false" fo:break-before="auto"/>
    </style:style>
    <style:style style:name="ro11" style:family="table-row">
      <style:table-row-properties style:row-height="15.55pt" style:use-optimal-row-height="false" fo:break-before="auto"/>
    </style:style>
    <style:style style:name="ro12" style:family="table-row">
      <style:table-row-properties style:row-height="17.25pt" style:use-optimal-row-height="false" fo:break-before="auto"/>
    </style:style>
    <style:style style:name="ro13" style:family="table-row">
      <style:table-row-properties style:row-height="66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14.25pt" style:use-optimal-row-height="false" fo:break-before="auto"/>
    </style:style>
    <style:style style:name="ro16" style:family="table-row">
      <style:table-row-properties style:row-height="35.05pt" style:use-optimal-row-height="false" fo:break-before="auto"/>
    </style:style>
    <style:style style:name="ro17" style:family="table-row">
      <style:table-row-properties style:row-height="67pt" style:use-optimal-row-height="false" fo:break-before="auto"/>
    </style:style>
    <style:style style:name="ro18" style:family="table-row">
      <style:table-row-properties style:row-height="85.5pt" style:use-optimal-row-height="false" fo:break-before="auto"/>
    </style:style>
    <style:style style:name="ro19" style:family="table-row">
      <style:table-row-properties style:row-height="54pt" style:use-optimal-row-height="false" fo:break-before="auto"/>
    </style:style>
    <style:style style:name="ro20" style:family="table-row">
      <style:table-row-properties style:row-height="17.5pt" style:use-optimal-row-height="false" fo:break-before="auto"/>
    </style:style>
    <style:style style:name="ro21" style:family="table-row">
      <style:table-row-properties style:row-height="4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61"/>
        <table:table-column table:style-name="co2" table:number-columns-repeated="16383" table:default-cell-style-name="ce2"/>
        <table:table-row table:style-name="ro1">
          <table:table-cell office:value-type="string" table:style-name="ce58">
            <text:p>Valid Blue Badges held and population measures: England by local authority, 2022</text:p>
          </table:table-cell>
          <table:table-cell table:number-columns-repeated="16383"/>
        </table:table-row>
        <table:table-row table:style-name="ro2">
          <table:table-cell office:value-type="string" table:style-name="ce59">
            <text:p>Source</text:p>
          </table:table-cell>
          <table:table-cell table:number-columns-repeated="16383"/>
        </table:table-row>
        <table:table-row table:style-name="ro3">
          <table:table-cell office:value-type="string" table:style-name="ce3">
            <text:p>DfT Blue Badge Survey, Office for National Statistics population estimates</text:p>
          </table:table-cell>
          <table:table-cell table:number-columns-repeated="16383"/>
        </table:table-row>
        <table:table-row table:style-name="ro4">
          <table:table-cell office:value-type="string" table:style-name="ce4">
            <text:p>Date of publication<text:s text:c="5"/></text:p>
          </table:table-cell>
          <table:table-cell table:number-columns-repeated="16383"/>
        </table:table-row>
        <table:table-row table:style-name="ro3">
          <table:table-cell office:value-type="string" table:style-name="ce3">
            <text:p>Last updated: 18 January 2023</text:p>
          </table:table-cell>
          <table:table-cell table:number-columns-repeated="16383"/>
        </table:table-row>
        <table:table-row table:style-name="ro5">
          <table:table-cell office:value-type="string" table:style-name="ce5">
            <text:p>Next update: Winter 2023/24</text:p>
          </table:table-cell>
          <table:table-cell table:number-columns-repeated="16383" table:style-name="ce1"/>
        </table:table-row>
        <table:table-row table:style-name="ro5">
          <table:table-cell table:style-name="ce5"/>
          <table:table-cell table:number-columns-repeated="16383" table:style-name="ce1"/>
        </table:table-row>
        <table:table-row table:style-name="ro2">
          <table:table-cell office:value-type="string" table:style-name="ce59">
            <text:p>Further information</text:p>
          </table:table-cell>
          <table:table-cell table:number-columns-repeated="16383" table:style-name="ce1"/>
        </table:table-row>
        <table:table-row table:style-name="ro5">
          <table:table-cell office:value-type="string" table:style-name="ce6">
            <text:p><text:a xlink:href="http://www.dft.gov.uk/statistics/series/driving-tests-and-instructors-statistics">Blue Badge Statistics</text:a></text:p>
          </table:table-cell>
          <table:table-cell table:number-columns-repeated="16383" table:style-name="ce1"/>
        </table:table-row>
        <table:table-row table:style-name="ro5">
          <table:table-cell office:value-type="string" table:style-name="ce6">
            <text:p><text:a xlink:href="https://www.gov.uk/government/publications/disabled-parking-badges-statistics-guidance">Blue Badge Statistics Quality Report<text:s/></text:a></text:p>
          </table:table-cell>
          <table:table-cell table:number-columns-repeated="16383" table:style-name="ce1"/>
        </table:table-row>
        <table:table-row table:style-name="ro6">
          <table:table-cell office:value-type="string" table:style-name="ce7">
            <text:p>Contact details</text:p>
          </table:table-cell>
          <table:table-cell table:number-columns-repeated="16383" table:style-name="ce1"/>
        </table:table-row>
        <table:table-row table:style-name="ro5">
          <table:table-cell office:value-type="string" table:style-name="ce8">
            <text:p>Telephone: 020 7082 6602</text:p>
          </table:table-cell>
          <table:table-cell table:number-columns-repeated="16383" table:style-name="ce1"/>
        </table:table-row>
        <table:table-row table:style-name="ro5">
          <table:table-cell office:value-type="string" table:style-name="ce60">
            <text:p><text:a xlink:href="mailto:parking.data@dft.gov.uk"><text:span text:style-name="T1">Email:<text:s/></text:span>parking.data@dft.gov.uk</text:a></text:p>
          </table:table-cell>
          <table:table-cell table:number-columns-repeated="16383" table:style-name="ce1"/>
        </table:table-row>
        <table:table-row table:style-name="ro7">
          <table:table-cell table:style-name="ce9"/>
          <table:table-cell table:number-columns-repeated="16383" table:style-name="ce1"/>
        </table:table-row>
        <table:table-row table:style-name="ro7">
          <table:table-cell table:style-name="ce10"/>
          <table:table-cell table:number-columns-repeated="16383" table:style-name="ce1"/>
        </table:table-row>
        <table:table-row table:number-rows-repeated="3" table:style-name="ro8">
          <table:table-cell table:style-name="ce11"/>
          <table:table-cell table:number-columns-repeated="16383" table:style-name="ce1"/>
        </table:table-row>
        <table:table-row table:style-name="ro7">
          <table:table-cell table:style-name="ce10"/>
          <table:table-cell table:number-columns-repeated="16383" table:style-name="ce1"/>
        </table:table-row>
        <table:table-row table:style-name="ro7">
          <table:table-cell table:style-name="ce12"/>
          <table:table-cell table:number-columns-repeated="16383" table:style-name="ce1"/>
        </table:table-row>
        <table:table-row table:style-name="ro7">
          <table:table-cell table:style-name="ce13"/>
          <table:table-cell table:number-columns-repeated="16383" table:style-name="ce1"/>
        </table:table-row>
        <table:table-row table:number-rows-repeated="1048555" table:style-name="ro9">
          <table:table-cell table:number-columns-repeated="16384"/>
        </table:table-row>
      </table:table>
      <table:table table:name="DIS0105" table:style-name="ta2">
        <table:table-column table:style-name="co3" table:default-cell-style-name="ce64"/>
        <table:table-column table:style-name="co4" table:default-cell-style-name="ce64"/>
        <table:table-column table:style-name="co5" table:default-cell-style-name="ce65"/>
        <table:table-column table:style-name="co6" table:default-cell-style-name="ce64"/>
        <table:table-column table:style-name="co7" table:default-cell-style-name="ce64"/>
        <table:table-column table:style-name="co8" table:default-cell-style-name="ce64"/>
        <table:table-column table:style-name="co9" table:default-cell-style-name="ce64"/>
        <table:table-column table:style-name="co10" table:default-cell-style-name="ce64"/>
        <table:table-column table:style-name="co11" table:default-cell-style-name="ce64"/>
        <table:table-column table:style-name="co12" table:default-cell-style-name="ce64"/>
        <table:table-column table:style-name="co13" table:number-columns-repeated="16374" table:default-cell-style-name="ce64"/>
        <table:table-row table:style-name="ro1">
          <table:table-cell office:value-type="string" table:style-name="ce62">
            <text:p>Valid Blue Badges held and population measures: England by local authority, 2022</text:p>
          </table:table-cell>
          <table:table-cell table:number-columns-repeated="3" table:style-name="ce63"/>
          <table:table-cell office:value-type="string" table:style-name="ce63">
            <text:p><text:s text:c="12"/></text:p>
          </table:table-cell>
          <table:table-cell table:number-columns-repeated="4" table:style-name="ce63"/>
          <table:table-cell table:number-columns-repeated="16375" table:style-name="ce14"/>
        </table:table-row>
        <table:table-row table:style-name="ro1">
          <table:table-cell office:value-type="string" table:style-name="ce32">
            <text:p>This worksheet contains one table. Some cells refer to notes which can be found on the notes worksheet.<text:s/></text:p>
          </table:table-cell>
          <table:table-cell table:number-columns-repeated="8" table:style-name="ce63"/>
          <table:table-cell table:number-columns-repeated="16375" table:style-name="ce14"/>
        </table:table-row>
        <table:table-row table:style-name="ro10">
          <table:table-cell office:value-type="string" table:style-name="ce32">
            <text:p>Some column headings give units, when this is the case the units are presented in round brackets to differentiate them from note markers.<text:s text:c="2"/></text:p>
          </table:table-cell>
          <table:table-cell table:number-columns-repeated="8" table:style-name="ce63"/>
          <table:table-cell table:number-columns-repeated="16375" table:style-name="ce14"/>
        </table:table-row>
        <table:table-row table:style-name="ro5">
          <table:table-cell office:value-type="string" table:style-name="ce33">
            <text:p>Table DIS0105</text:p>
          </table:table-cell>
          <table:table-cell table:number-columns-repeated="8" table:style-name="ce34"/>
          <table:table-cell table:number-columns-repeated="16375"/>
        </table:table-row>
        <table:table-row table:style-name="ro11">
          <table:table-cell office:value-type="string" table:style-name="ce35">
            <text:p>Department for Transport statistics</text:p>
          </table:table-cell>
          <table:table-cell table:number-columns-repeated="8" table:style-name="ce34"/>
          <table:table-cell table:number-columns-repeated="16375" table:style-name="ce14"/>
        </table:table-row>
        <table:table-row table:style-name="ro12">
          <table:table-cell office:value-type="string" table:style-name="ce32">
            <text:p>The figures in this table fall outside the scope of National Statistics.</text:p>
          </table:table-cell>
          <table:table-cell table:number-columns-repeated="8" table:style-name="ce36"/>
          <table:table-cell table:number-columns-repeated="16375"/>
        </table:table-row>
        <table:table-row table:style-name="ro13">
          <table:table-cell office:value-type="string" table:style-name="ce37">
            <text:p>ONS code</text:p>
          </table:table-cell>
          <table:table-cell office:value-type="string" table:style-name="ce38">
            <text:p>Region</text:p>
          </table:table-cell>
          <table:table-cell office:value-type="string" table:style-name="ce38">
            <text:p>Local Authority</text:p>
          </table:table-cell>
          <table:table-cell office:value-type="string" table:style-name="ce39">
            <text:p>Number of valid Blue Badges held at 31 March (thousands) [note 1] [note 2]</text:p>
          </table:table-cell>
          <table:table-cell office:value-type="string" table:style-name="ce39">
            <text:p>Retired population (thousands) [note 3]</text:p>
          </table:table-cell>
          <table:table-cell office:value-type="string" table:style-name="ce39">
            <text:p>Ratio of retired people to badge holders</text:p>
          </table:table-cell>
          <table:table-cell office:value-type="string" table:style-name="ce39">
            <text:p>Badge holders as a percentage of the population</text:p>
          </table:table-cell>
          <table:table-cell office:value-type="string" table:style-name="ce39">
            <text:p>Retired people as a percentage of the population</text:p>
          </table:table-cell>
          <table:table-cell office:value-type="string" table:style-name="ce39">
            <text:p>Total population (thousands)</text:p>
          </table:table-cell>
          <table:table-cell table:number-columns-repeated="16375" table:style-name="ce14"/>
        </table:table-row>
        <table:table-row table:style-name="ro14">
          <table:table-cell office:value-type="string" table:style-name="ce40">
            <text:p>E92000001</text:p>
          </table:table-cell>
          <table:table-cell office:value-type="string" table:style-name="ce41">
            <text:p>England</text:p>
          </table:table-cell>
          <table:table-cell office:value-type="string" table:style-name="ce42">
            <text:p>All local authorities<text:s text:c="2"/></text:p>
          </table:table-cell>
          <table:table-cell office:value-type="float" office:value="2435.6409999999996" table:style-name="ce43">
            <text:p><text:s/>2,436<text:s/></text:p>
          </table:table-cell>
          <table:table-cell office:value-type="float" office:value="9718.8269999999993" table:style-name="ce43">
            <text:p><text:s/>9,719<text:s/></text:p>
          </table:table-cell>
          <table:table-cell office:value-type="string" table:style-name="ce43">
            <text:p>4.0 to 1</text:p>
          </table:table-cell>
          <table:table-cell office:value-type="float" office:value="4.3116474124532207" table:style-name="ce44">
            <text:p><text:s/>4.3<text:s/></text:p>
          </table:table-cell>
          <table:table-cell office:value-type="float" office:value="17.20456967452531" table:style-name="ce44">
            <text:p><text:s/>17.2<text:s/></text:p>
          </table:table-cell>
          <table:table-cell office:value-type="float" office:value="56489.8" table:style-name="ce45">
            <text:p><text:s/>56,490<text:s/></text:p>
          </table:table-cell>
          <table:table-cell table:number-columns-repeated="16375" table:style-name="ce14"/>
        </table:table-row>
        <table:table-row table:style-name="ro14">
          <table:table-cell office:value-type="string" table:style-name="ce46">
            <text:p>E12000001</text:p>
          </table:table-cell>
          <table:table-cell office:value-type="string" table:style-name="ce46">
            <text:p>North East</text:p>
          </table:table-cell>
          <table:table-cell office:value-type="string" table:style-name="ce42">
            <text:p>All North East</text:p>
          </table:table-cell>
          <table:table-cell office:value-type="float" office:value="135.351" table:style-name="ce47">
            <text:p><text:s/>135<text:s/></text:p>
          </table:table-cell>
          <table:table-cell office:value-type="float" office:value="508.75599999999997" table:style-name="ce47">
            <text:p><text:s/>509<text:s/></text:p>
          </table:table-cell>
          <table:table-cell office:value-type="string" table:style-name="ce47">
            <text:p>3.8 to 1</text:p>
          </table:table-cell>
          <table:table-cell office:value-type="float" office:value="5.1131804616372634" table:style-name="ce48">
            <text:p><text:s/>5.1<text:s/></text:p>
          </table:table-cell>
          <table:table-cell office:value-type="float" office:value="19.219372143099996" table:style-name="ce48">
            <text:p><text:s/>19.2<text:s/></text:p>
          </table:table-cell>
          <table:table-cell office:value-type="float" office:value="2647.1" table:style-name="ce45">
            <text:p><text:s/>2,647<text:s/></text:p>
          </table:table-cell>
          <table:table-cell table:number-columns-repeated="16375" table:style-name="ce14"/>
        </table:table-row>
        <table:table-row table:style-name="ro14">
          <table:table-cell office:value-type="string" table:style-name="ce49">
            <text:p>E06000047</text:p>
          </table:table-cell>
          <table:table-cell office:value-type="string" table:style-name="ce46">
            <text:p>North East</text:p>
          </table:table-cell>
          <table:table-cell office:value-type="string" table:style-name="ce50">
            <text:p>County Durham</text:p>
          </table:table-cell>
          <table:table-cell office:value-type="float" office:value="27.884" table:style-name="ce51">
            <text:p><text:s/>28<text:s/></text:p>
          </table:table-cell>
          <table:table-cell office:value-type="float" office:value="105.17700000000001" table:style-name="ce51">
            <text:p><text:s/>105<text:s/></text:p>
          </table:table-cell>
          <table:table-cell office:value-type="string" table:style-name="ce52">
            <text:p>3.8 to 1</text:p>
          </table:table-cell>
          <table:table-cell office:value-type="float" office:value="5.3407393219689716" table:style-name="ce52">
            <text:p><text:s/>5.3<text:s/></text:p>
          </table:table-cell>
          <table:table-cell office:value-type="float" office:value="20.144991380961503" table:style-name="ce52">
            <text:p><text:s/>20.1<text:s/></text:p>
          </table:table-cell>
          <table:table-cell office:value-type="float" office:value="522.1" table:style-name="ce51">
            <text:p><text:s/>522<text:s/></text:p>
          </table:table-cell>
          <table:table-cell table:number-columns-repeated="16375" table:style-name="ce14"/>
        </table:table-row>
        <table:table-row table:style-name="ro14">
          <table:table-cell office:value-type="string" table:style-name="ce49">
            <text:p>E06000005</text:p>
          </table:table-cell>
          <table:table-cell office:value-type="string" table:style-name="ce46">
            <text:p>North East</text:p>
          </table:table-cell>
          <table:table-cell office:value-type="string" table:style-name="ce50">
            <text:p>Darlington</text:p>
          </table:table-cell>
          <table:table-cell office:value-type="float" office:value="5.9450000000000003" table:style-name="ce51">
            <text:p><text:s/>6<text:s/></text:p>
          </table:table-cell>
          <table:table-cell office:value-type="float" office:value="20.779" table:style-name="ce51">
            <text:p><text:s/>21<text:s/></text:p>
          </table:table-cell>
          <table:table-cell office:value-type="string" table:style-name="ce52">
            <text:p>3.5 to 1</text:p>
          </table:table-cell>
          <table:table-cell office:value-type="float" office:value="5.5148423005565865" table:style-name="ce52">
            <text:p><text:s/>5.5<text:s/></text:p>
          </table:table-cell>
          <table:table-cell office:value-type="float" office:value="19.275510204081634" table:style-name="ce52">
            <text:p><text:s/>19.3<text:s/></text:p>
          </table:table-cell>
          <table:table-cell office:value-type="float" office:value="107.8" table:style-name="ce51">
            <text:p><text:s/>108<text:s/></text:p>
          </table:table-cell>
          <table:table-cell table:number-columns-repeated="16375" table:style-name="ce14"/>
        </table:table-row>
        <table:table-row table:style-name="ro14">
          <table:table-cell office:value-type="string" table:style-name="ce49">
            <text:p>E06000001</text:p>
          </table:table-cell>
          <table:table-cell office:value-type="string" table:style-name="ce46">
            <text:p>North East</text:p>
          </table:table-cell>
          <table:table-cell office:value-type="string" table:style-name="ce50">
            <text:p>Hartlepool</text:p>
          </table:table-cell>
          <table:table-cell office:value-type="float" office:value="5.53" table:style-name="ce51">
            <text:p><text:s/>6<text:s/></text:p>
          </table:table-cell>
          <table:table-cell office:value-type="float" office:value="17.192" table:style-name="ce51">
            <text:p><text:s/>17<text:s/></text:p>
          </table:table-cell>
          <table:table-cell office:value-type="string" table:style-name="ce52">
            <text:p>3.1 to 1</text:p>
          </table:table-cell>
          <table:table-cell office:value-type="float" office:value="5.9913326110509217" table:style-name="ce52">
            <text:p><text:s/>6.0<text:s/></text:p>
          </table:table-cell>
          <table:table-cell office:value-type="float" office:value="18.626218851570965" table:style-name="ce52">
            <text:p><text:s/>18.6<text:s/></text:p>
          </table:table-cell>
          <table:table-cell office:value-type="float" office:value="92.3" table:style-name="ce51">
            <text:p><text:s/>92<text:s/></text:p>
          </table:table-cell>
          <table:table-cell table:number-columns-repeated="16375" table:style-name="ce14"/>
        </table:table-row>
        <table:table-row table:style-name="ro14">
          <table:table-cell office:value-type="string" table:style-name="ce49">
            <text:p>E06000002</text:p>
          </table:table-cell>
          <table:table-cell office:value-type="string" table:style-name="ce46">
            <text:p>North East</text:p>
          </table:table-cell>
          <table:table-cell office:value-type="string" table:style-name="ce50">
            <text:p>Middlesbrough</text:p>
          </table:table-cell>
          <table:table-cell office:value-type="float" office:value="6.5460000000000003" table:style-name="ce51">
            <text:p><text:s/>7<text:s/></text:p>
          </table:table-cell>
          <table:table-cell office:value-type="float" office:value="22.309000000000001" table:style-name="ce51">
            <text:p><text:s/>22<text:s/></text:p>
          </table:table-cell>
          <table:table-cell office:value-type="string" table:style-name="ce52">
            <text:p>3.4 to 1</text:p>
          </table:table-cell>
          <table:table-cell office:value-type="float" office:value="4.5489923558026408" table:style-name="ce52">
            <text:p><text:s/>4.5<text:s/></text:p>
          </table:table-cell>
          <table:table-cell office:value-type="float" office:value="15.503127171646977" table:style-name="ce52">
            <text:p><text:s/>15.5<text:s/></text:p>
          </table:table-cell>
          <table:table-cell office:value-type="float" office:value="143.9" table:style-name="ce51">
            <text:p><text:s/>144<text:s/></text:p>
          </table:table-cell>
          <table:table-cell table:number-columns-repeated="16375" table:style-name="ce14"/>
        </table:table-row>
        <table:table-row table:style-name="ro14">
          <table:table-cell office:value-type="string" table:style-name="ce49">
            <text:p>E06000057</text:p>
          </table:table-cell>
          <table:table-cell office:value-type="string" table:style-name="ce46">
            <text:p>North East</text:p>
          </table:table-cell>
          <table:table-cell office:value-type="string" table:style-name="ce50">
            <text:p>Northumberland</text:p>
          </table:table-cell>
          <table:table-cell office:value-type="float" office:value="16.242000000000001" table:style-name="ce51">
            <text:p><text:s/>16<text:s/></text:p>
          </table:table-cell>
          <table:table-cell office:value-type="float" office:value="77.438999999999993" table:style-name="ce51">
            <text:p><text:s/>77<text:s/></text:p>
          </table:table-cell>
          <table:table-cell office:value-type="string" table:style-name="ce52">
            <text:p>4.8 to 1</text:p>
          </table:table-cell>
          <table:table-cell office:value-type="float" office:value="5.0661260137242667" table:style-name="ce52">
            <text:p><text:s/>5.1<text:s/></text:p>
          </table:table-cell>
          <table:table-cell office:value-type="float" office:value="24.154398003742976" table:style-name="ce52">
            <text:p><text:s/>24.2<text:s/></text:p>
          </table:table-cell>
          <table:table-cell office:value-type="float" office:value="320.60000000000002" table:style-name="ce51">
            <text:p><text:s/>321<text:s/></text:p>
          </table:table-cell>
          <table:table-cell table:number-columns-repeated="16375" table:style-name="ce14"/>
        </table:table-row>
        <table:table-row table:style-name="ro14">
          <table:table-cell office:value-type="string" table:style-name="ce49">
            <text:p>E06000003</text:p>
          </table:table-cell>
          <table:table-cell office:value-type="string" table:style-name="ce46">
            <text:p>North East</text:p>
          </table:table-cell>
          <table:table-cell office:value-type="string" table:style-name="ce50">
            <text:p>Redcar and Cleveland</text:p>
          </table:table-cell>
          <table:table-cell office:value-type="float" office:value="7.68" table:style-name="ce51">
            <text:p><text:s/>8<text:s/></text:p>
          </table:table-cell>
          <table:table-cell office:value-type="float" office:value="29.843" table:style-name="ce51">
            <text:p><text:s/>30<text:s/></text:p>
          </table:table-cell>
          <table:table-cell office:value-type="string" table:style-name="ce52">
            <text:p>3.9 to 1</text:p>
          </table:table-cell>
          <table:table-cell office:value-type="float" office:value="5.6263736263736259" table:style-name="ce52">
            <text:p><text:s/>5.6<text:s/></text:p>
          </table:table-cell>
          <table:table-cell office:value-type="float" office:value="21.863003663003663" table:style-name="ce52">
            <text:p><text:s/>21.9<text:s/></text:p>
          </table:table-cell>
          <table:table-cell office:value-type="float" office:value="136.5" table:style-name="ce51">
            <text:p><text:s/>137<text:s/></text:p>
          </table:table-cell>
          <table:table-cell table:number-columns-repeated="16375" table:style-name="ce14"/>
        </table:table-row>
        <table:table-row table:style-name="ro14">
          <table:table-cell office:value-type="string" table:style-name="ce49">
            <text:p>E06000004</text:p>
          </table:table-cell>
          <table:table-cell office:value-type="string" table:style-name="ce46">
            <text:p>North East</text:p>
          </table:table-cell>
          <table:table-cell office:value-type="string" table:style-name="ce50">
            <text:p>Stockton-on-Tees</text:p>
          </table:table-cell>
          <table:table-cell office:value-type="float" office:value="12.81" table:style-name="ce51">
            <text:p><text:s/>13<text:s/></text:p>
          </table:table-cell>
          <table:table-cell office:value-type="float" office:value="34.774000000000001" table:style-name="ce51">
            <text:p><text:s/>35<text:s/></text:p>
          </table:table-cell>
          <table:table-cell office:value-type="string" table:style-name="ce52">
            <text:p>2.7 to 1</text:p>
          </table:table-cell>
          <table:table-cell office:value-type="float" office:value="6.5157680569684642" table:style-name="ce52">
            <text:p><text:s/>6.5<text:s/></text:p>
          </table:table-cell>
          <table:table-cell office:value-type="float" office:value="17.687690742624621" table:style-name="ce52">
            <text:p><text:s/>17.7<text:s/></text:p>
          </table:table-cell>
          <table:table-cell office:value-type="float" office:value="196.6" table:style-name="ce51">
            <text:p><text:s/>197<text:s/></text:p>
          </table:table-cell>
          <table:table-cell table:number-columns-repeated="16375" table:style-name="ce14"/>
        </table:table-row>
        <table:table-row table:style-name="ro14">
          <table:table-cell office:value-type="string" table:style-name="ce49">
            <text:p>E11000007</text:p>
          </table:table-cell>
          <table:table-cell office:value-type="string" table:style-name="ce46">
            <text:p>North East</text:p>
          </table:table-cell>
          <table:table-cell office:value-type="string" table:style-name="ce49">
            <text:p>Tyne and Wear</text:p>
          </table:table-cell>
          <table:table-cell office:value-type="float" office:value="52.713999999999999" table:style-name="ce51">
            <text:p><text:s/>53<text:s/></text:p>
          </table:table-cell>
          <table:table-cell office:value-type="float" office:value="201.24300000000002" table:style-name="ce51">
            <text:p><text:s/>201<text:s/></text:p>
          </table:table-cell>
          <table:table-cell office:value-type="string" table:style-name="ce52">
            <text:p>3.8 to 1</text:p>
          </table:table-cell>
          <table:table-cell office:value-type="float" office:value="4.6761288033354029" table:style-name="ce52">
            <text:p><text:s/>4.7<text:s/></text:p>
          </table:table-cell>
          <table:table-cell office:value-type="float" office:value="17.851769715248828" table:style-name="ce52">
            <text:p><text:s/>17.9<text:s/></text:p>
          </table:table-cell>
          <table:table-cell office:value-type="float" office:value="1127.3" table:style-name="ce51">
            <text:p><text:s/>1,127<text:s/></text:p>
          </table:table-cell>
          <table:table-cell table:number-columns-repeated="16375" table:style-name="ce14"/>
        </table:table-row>
        <table:table-row table:style-name="ro14">
          <table:table-cell office:value-type="string" table:style-name="ce49">
            <text:p>E08000037</text:p>
          </table:table-cell>
          <table:table-cell office:value-type="string" table:style-name="ce46">
            <text:p>North East</text:p>
          </table:table-cell>
          <table:table-cell office:value-type="string" table:style-name="ce53">
            <text:p>Gateshead</text:p>
          </table:table-cell>
          <table:table-cell office:value-type="float" office:value="8.9510000000000005" table:style-name="ce51">
            <text:p><text:s/>9<text:s/></text:p>
          </table:table-cell>
          <table:table-cell office:value-type="float" office:value="37.463000000000001" table:style-name="ce51">
            <text:p><text:s/>37<text:s/></text:p>
          </table:table-cell>
          <table:table-cell office:value-type="string" table:style-name="ce52">
            <text:p>4.2 to 1</text:p>
          </table:table-cell>
          <table:table-cell office:value-type="float" office:value="4.5645079041305454" table:style-name="ce52">
            <text:p><text:s/>4.6<text:s/></text:p>
          </table:table-cell>
          <table:table-cell office:value-type="float" office:value="19.104028556858747" table:style-name="ce52">
            <text:p><text:s/>19.1<text:s/></text:p>
          </table:table-cell>
          <table:table-cell office:value-type="float" office:value="196.1" table:style-name="ce51">
            <text:p><text:s/>196<text:s/></text:p>
          </table:table-cell>
          <table:table-cell table:number-columns-repeated="16375" table:style-name="ce14"/>
        </table:table-row>
        <table:table-row table:style-name="ro14">
          <table:table-cell office:value-type="string" table:style-name="ce49">
            <text:p>E08000021</text:p>
          </table:table-cell>
          <table:table-cell office:value-type="string" table:style-name="ce46">
            <text:p>North East</text:p>
          </table:table-cell>
          <table:table-cell office:value-type="string" table:style-name="ce53">
            <text:p>Newcastle upon Tyne</text:p>
          </table:table-cell>
          <table:table-cell office:value-type="float" office:value="9.2210000000000001" table:style-name="ce51">
            <text:p><text:s/>9<text:s/></text:p>
          </table:table-cell>
          <table:table-cell office:value-type="float" office:value="41.232999999999997" table:style-name="ce51">
            <text:p><text:s/>41<text:s/></text:p>
          </table:table-cell>
          <table:table-cell office:value-type="string" table:style-name="ce52">
            <text:p>4.5 to 1</text:p>
          </table:table-cell>
          <table:table-cell office:value-type="float" office:value="3.0716189207195201" table:style-name="ce52">
            <text:p><text:s/>3.1<text:s/></text:p>
          </table:table-cell>
          <table:table-cell office:value-type="float" office:value="13.735176548967354" table:style-name="ce52">
            <text:p><text:s/>13.7<text:s/></text:p>
          </table:table-cell>
          <table:table-cell office:value-type="float" office:value="300.2" table:style-name="ce51">
            <text:p><text:s/>300<text:s/></text:p>
          </table:table-cell>
          <table:table-cell table:number-columns-repeated="16375" table:style-name="ce14"/>
        </table:table-row>
        <table:table-row table:style-name="ro14">
          <table:table-cell office:value-type="string" table:style-name="ce49">
            <text:p>E08000022</text:p>
          </table:table-cell>
          <table:table-cell office:value-type="string" table:style-name="ce46">
            <text:p>North East</text:p>
          </table:table-cell>
          <table:table-cell office:value-type="string" table:style-name="ce53">
            <text:p>North Tyneside</text:p>
          </table:table-cell>
          <table:table-cell office:value-type="float" office:value="8.3239999999999998" table:style-name="ce51">
            <text:p><text:s/>8<text:s/></text:p>
          </table:table-cell>
          <table:table-cell office:value-type="float" office:value="40.472000000000001" table:style-name="ce51">
            <text:p><text:s/>40<text:s/></text:p>
          </table:table-cell>
          <table:table-cell office:value-type="string" table:style-name="ce52">
            <text:p>4.9 to 1</text:p>
          </table:table-cell>
          <table:table-cell office:value-type="float" office:value="3.9827751196172247" table:style-name="ce52">
            <text:p><text:s/>4.0<text:s/></text:p>
          </table:table-cell>
          <table:table-cell office:value-type="float" office:value="19.364593301435406" table:style-name="ce52">
            <text:p><text:s/>19.4<text:s/></text:p>
          </table:table-cell>
          <table:table-cell office:value-type="float" office:value="209" table:style-name="ce51">
            <text:p><text:s/>209<text:s/></text:p>
          </table:table-cell>
          <table:table-cell table:number-columns-repeated="16375" table:style-name="ce14"/>
        </table:table-row>
        <table:table-row table:style-name="ro14">
          <table:table-cell office:value-type="string" table:style-name="ce49">
            <text:p>E08000023</text:p>
          </table:table-cell>
          <table:table-cell office:value-type="string" table:style-name="ce46">
            <text:p>North East</text:p>
          </table:table-cell>
          <table:table-cell office:value-type="string" table:style-name="ce53">
            <text:p>South Tyneside</text:p>
          </table:table-cell>
          <table:table-cell office:value-type="float" office:value="7.476" table:style-name="ce51">
            <text:p><text:s/>7<text:s/></text:p>
          </table:table-cell>
          <table:table-cell office:value-type="float" office:value="29.044" table:style-name="ce51">
            <text:p><text:s/>29<text:s/></text:p>
          </table:table-cell>
          <table:table-cell office:value-type="string" table:style-name="ce52">
            <text:p>3.9 to 1</text:p>
          </table:table-cell>
          <table:table-cell office:value-type="float" office:value="5.0581867388362651" table:style-name="ce52">
            <text:p><text:s/>5.1<text:s/></text:p>
          </table:table-cell>
          <table:table-cell office:value-type="float" office:value="19.650879566982407" table:style-name="ce52">
            <text:p><text:s/>19.7<text:s/></text:p>
          </table:table-cell>
          <table:table-cell office:value-type="float" office:value="147.80000000000001" table:style-name="ce51">
            <text:p><text:s/>148<text:s/></text:p>
          </table:table-cell>
          <table:table-cell table:number-columns-repeated="16375" table:style-name="ce14"/>
        </table:table-row>
        <table:table-row table:style-name="ro14">
          <table:table-cell office:value-type="string" table:style-name="ce49">
            <text:p>E08000024</text:p>
          </table:table-cell>
          <table:table-cell office:value-type="string" table:style-name="ce46">
            <text:p>North East</text:p>
          </table:table-cell>
          <table:table-cell office:value-type="string" table:style-name="ce53">
            <text:p>Sunderland</text:p>
          </table:table-cell>
          <table:table-cell office:value-type="float" office:value="18.742000000000001" table:style-name="ce51">
            <text:p><text:s/>19<text:s/></text:p>
          </table:table-cell>
          <table:table-cell office:value-type="float" office:value="53.030999999999999" table:style-name="ce51">
            <text:p><text:s/>53<text:s/></text:p>
          </table:table-cell>
          <table:table-cell office:value-type="string" table:style-name="ce52">
            <text:p>2.8 to 1</text:p>
          </table:table-cell>
          <table:table-cell office:value-type="float" office:value="6.8351568198395345" table:style-name="ce52">
            <text:p><text:s/>6.8<text:s/></text:p>
          </table:table-cell>
          <table:table-cell office:value-type="float" office:value="19.340262582056894" table:style-name="ce52">
            <text:p><text:s/>19.3<text:s/></text:p>
          </table:table-cell>
          <table:table-cell office:value-type="float" office:value="274.2" table:style-name="ce51">
            <text:p><text:s/>274<text:s/></text:p>
          </table:table-cell>
          <table:table-cell table:number-columns-repeated="16375" table:style-name="ce14"/>
        </table:table-row>
        <table:table-row table:style-name="ro14">
          <table:table-cell office:value-type="string" table:style-name="ce46">
            <text:p>E12000002</text:p>
          </table:table-cell>
          <table:table-cell office:value-type="string" table:style-name="ce46">
            <text:p>North West<text:s/></text:p>
          </table:table-cell>
          <table:table-cell office:value-type="string" table:style-name="ce42">
            <text:p>All North West</text:p>
          </table:table-cell>
          <table:table-cell office:value-type="float" office:value="354.53999999999996" table:style-name="ce47">
            <text:p><text:s/>355<text:s/></text:p>
          </table:table-cell>
          <table:table-cell office:value-type="float" office:value="1301.4169999999999" table:style-name="ce47">
            <text:p><text:s/>1,301<text:s/></text:p>
          </table:table-cell>
          <table:table-cell office:value-type="string" table:style-name="ce47">
            <text:p>3.7 to 1</text:p>
          </table:table-cell>
          <table:table-cell office:value-type="float" office:value="4.7799064349561151" table:style-name="ce48">
            <text:p><text:s/>4.8<text:s/></text:p>
          </table:table-cell>
          <table:table-cell office:value-type="float" office:value="17.545697221360872" table:style-name="ce48">
            <text:p><text:s/>17.5<text:s/></text:p>
          </table:table-cell>
          <table:table-cell office:value-type="float" office:value="7417.3" table:style-name="ce45">
            <text:p><text:s/>7,417<text:s/></text:p>
          </table:table-cell>
          <table:table-cell table:number-columns-repeated="16375" table:style-name="ce14"/>
        </table:table-row>
        <table:table-row table:style-name="ro14">
          <table:table-cell office:value-type="string" table:style-name="ce49">
            <text:p>E06000008</text:p>
          </table:table-cell>
          <table:table-cell office:value-type="string" table:style-name="ce46">
            <text:p>North West<text:s/></text:p>
          </table:table-cell>
          <table:table-cell office:value-type="string" table:style-name="ce49">
            <text:p>Blackburn with Darwen</text:p>
          </table:table-cell>
          <table:table-cell office:value-type="float" office:value="6.4749999999999996" table:style-name="ce51">
            <text:p><text:s/>6<text:s/></text:p>
          </table:table-cell>
          <table:table-cell office:value-type="float" office:value="20.55" table:style-name="ce51">
            <text:p><text:s/>21<text:s/></text:p>
          </table:table-cell>
          <table:table-cell office:value-type="string" table:style-name="ce52">
            <text:p>3.2 to 1</text:p>
          </table:table-cell>
          <table:table-cell office:value-type="float" office:value="4.1828165374676995" table:style-name="ce52">
            <text:p><text:s/>4.2<text:s/></text:p>
          </table:table-cell>
          <table:table-cell office:value-type="float" office:value="13.27519379844961" table:style-name="ce52">
            <text:p><text:s/>13.3<text:s/></text:p>
          </table:table-cell>
          <table:table-cell office:value-type="float" office:value="154.80000000000001" table:style-name="ce51">
            <text:p><text:s/>155<text:s/></text:p>
          </table:table-cell>
          <table:table-cell table:number-columns-repeated="16375" table:style-name="ce14"/>
        </table:table-row>
        <table:table-row table:style-name="ro14">
          <table:table-cell office:value-type="string" table:style-name="ce49">
            <text:p>E06000009</text:p>
          </table:table-cell>
          <table:table-cell office:value-type="string" table:style-name="ce46">
            <text:p>North West<text:s/></text:p>
          </table:table-cell>
          <table:table-cell office:value-type="string" table:style-name="ce49">
            <text:p>Blackpool</text:p>
          </table:table-cell>
          <table:table-cell office:value-type="float" office:value="8.2870000000000008" table:style-name="ce51">
            <text:p><text:s/>8<text:s/></text:p>
          </table:table-cell>
          <table:table-cell office:value-type="float" office:value="27.481999999999999" table:style-name="ce51">
            <text:p><text:s/>27<text:s/></text:p>
          </table:table-cell>
          <table:table-cell office:value-type="string" table:style-name="ce52">
            <text:p>3.3 to 1</text:p>
          </table:table-cell>
          <table:table-cell office:value-type="float" office:value="5.8731396172927015" table:style-name="ce52">
            <text:p><text:s/>5.9<text:s/></text:p>
          </table:table-cell>
          <table:table-cell office:value-type="float" office:value="19.476966690290574" table:style-name="ce52">
            <text:p><text:s/>19.5<text:s/></text:p>
          </table:table-cell>
          <table:table-cell office:value-type="float" office:value="141.1" table:style-name="ce51">
            <text:p><text:s/>141<text:s/></text:p>
          </table:table-cell>
          <table:table-cell table:number-columns-repeated="16375" table:style-name="ce14"/>
        </table:table-row>
        <table:table-row table:style-name="ro14">
          <table:table-cell office:value-type="string" table:style-name="ce49">
            <text:p>E06000049</text:p>
          </table:table-cell>
          <table:table-cell office:value-type="string" table:style-name="ce46">
            <text:p>North West<text:s/></text:p>
          </table:table-cell>
          <table:table-cell office:value-type="string" table:style-name="ce49">
            <text:p>Cheshire East</text:p>
          </table:table-cell>
          <table:table-cell office:value-type="float" office:value="20.838000000000001" table:style-name="ce51">
            <text:p><text:s/>21<text:s/></text:p>
          </table:table-cell>
          <table:table-cell office:value-type="float" office:value="84.010999999999996" table:style-name="ce51">
            <text:p><text:s/>84<text:s/></text:p>
          </table:table-cell>
          <table:table-cell office:value-type="string" table:style-name="ce52">
            <text:p>4.0 to 1</text:p>
          </table:table-cell>
          <table:table-cell office:value-type="float" office:value="5.2251755265797399" table:style-name="ce52">
            <text:p><text:s/>5.2<text:s/></text:p>
          </table:table-cell>
          <table:table-cell office:value-type="float" office:value="21.065947843530591" table:style-name="ce52">
            <text:p><text:s/>21.1<text:s/></text:p>
          </table:table-cell>
          <table:table-cell office:value-type="float" office:value="398.8" table:style-name="ce51">
            <text:p><text:s/>399<text:s/></text:p>
          </table:table-cell>
          <table:table-cell table:number-columns-repeated="16375" table:style-name="ce14"/>
        </table:table-row>
        <table:table-row table:style-name="ro14">
          <table:table-cell office:value-type="string" table:style-name="ce49">
            <text:p>E06000050</text:p>
          </table:table-cell>
          <table:table-cell office:value-type="string" table:style-name="ce46">
            <text:p>North West<text:s/></text:p>
          </table:table-cell>
          <table:table-cell office:value-type="string" table:style-name="ce49">
            <text:p>Cheshire West and Chester</text:p>
          </table:table-cell>
          <table:table-cell office:value-type="float" office:value="18.149000000000001" table:style-name="ce51">
            <text:p><text:s/>18<text:s/></text:p>
          </table:table-cell>
          <table:table-cell office:value-type="float" office:value="71.603999999999999" table:style-name="ce51">
            <text:p><text:s/>72<text:s/></text:p>
          </table:table-cell>
          <table:table-cell office:value-type="string" table:style-name="ce52">
            <text:p>3.9 to 1</text:p>
          </table:table-cell>
          <table:table-cell office:value-type="float" office:value="5.0809070548712212" table:style-name="ce52">
            <text:p><text:s/>5.1<text:s/></text:p>
          </table:table-cell>
          <table:table-cell office:value-type="float" office:value="20.045912653975364" table:style-name="ce52">
            <text:p><text:s/>20.0<text:s/></text:p>
          </table:table-cell>
          <table:table-cell office:value-type="float" office:value="357.2" table:style-name="ce51">
            <text:p><text:s/>357<text:s/></text:p>
          </table:table-cell>
          <table:table-cell table:number-columns-repeated="16375" table:style-name="ce14"/>
        </table:table-row>
        <table:table-row table:style-name="ro14">
          <table:table-cell office:value-type="string" table:style-name="ce49">
            <text:p>E06000006</text:p>
          </table:table-cell>
          <table:table-cell office:value-type="string" table:style-name="ce46">
            <text:p>North West<text:s/></text:p>
          </table:table-cell>
          <table:table-cell office:value-type="string" table:style-name="ce49">
            <text:p>Halton</text:p>
          </table:table-cell>
          <table:table-cell office:value-type="float" office:value="7.33" table:style-name="ce51">
            <text:p><text:s/>7<text:s/></text:p>
          </table:table-cell>
          <table:table-cell office:value-type="float" office:value="22.617000000000001" table:style-name="ce51">
            <text:p><text:s/>23<text:s/></text:p>
          </table:table-cell>
          <table:table-cell office:value-type="string" table:style-name="ce52">
            <text:p>3.1 to 1</text:p>
          </table:table-cell>
          <table:table-cell office:value-type="float" office:value="5.7176287051482069" table:style-name="ce52">
            <text:p><text:s/>5.7<text:s/></text:p>
          </table:table-cell>
          <table:table-cell office:value-type="float" office:value="17.641965678627148" table:style-name="ce52">
            <text:p><text:s/>17.6<text:s/></text:p>
          </table:table-cell>
          <table:table-cell office:value-type="float" office:value="128.19999999999999" table:style-name="ce51">
            <text:p><text:s/>128<text:s/></text:p>
          </table:table-cell>
          <table:table-cell table:number-columns-repeated="3" table:style-name="ce17"/>
          <table:table-cell table:style-name="ce18"/>
          <table:table-cell table:style-name="ce16"/>
          <table:table-cell table:number-columns-repeated="16370" table:style-name="ce14"/>
        </table:table-row>
        <table:table-row table:style-name="ro14">
          <table:table-cell office:value-type="string" table:style-name="ce49">
            <text:p>E06000007</text:p>
          </table:table-cell>
          <table:table-cell office:value-type="string" table:style-name="ce46">
            <text:p>North West<text:s/></text:p>
          </table:table-cell>
          <table:table-cell office:value-type="string" table:style-name="ce49">
            <text:p>Warrington</text:p>
          </table:table-cell>
          <table:table-cell office:value-type="float" office:value="9.68" table:style-name="ce51">
            <text:p><text:s/>10<text:s/></text:p>
          </table:table-cell>
          <table:table-cell office:value-type="float" office:value="37.905999999999999" table:style-name="ce51">
            <text:p><text:s/>38<text:s/></text:p>
          </table:table-cell>
          <table:table-cell office:value-type="string" table:style-name="ce52">
            <text:p>3.9 to 1</text:p>
          </table:table-cell>
          <table:table-cell office:value-type="float" office:value="4.5898530109056423" table:style-name="ce52">
            <text:p><text:s/>4.6<text:s/></text:p>
          </table:table-cell>
          <table:table-cell office:value-type="float" office:value="17.973447131341867" table:style-name="ce52">
            <text:p><text:s/>18.0<text:s/></text:p>
          </table:table-cell>
          <table:table-cell office:value-type="float" office:value="210.9" table:style-name="ce51">
            <text:p><text:s/>211<text:s/></text:p>
          </table:table-cell>
          <table:table-cell table:number-columns-repeated="3" table:style-name="ce17"/>
          <table:table-cell table:style-name="ce18"/>
          <table:table-cell table:style-name="ce16"/>
          <table:table-cell table:number-columns-repeated="16370" table:style-name="ce14"/>
        </table:table-row>
        <table:table-row table:style-name="ro14">
          <table:table-cell office:value-type="string" table:style-name="ce49">
            <text:p>E10000006</text:p>
          </table:table-cell>
          <table:table-cell office:value-type="string" table:style-name="ce46">
            <text:p>North West<text:s/></text:p>
          </table:table-cell>
          <table:table-cell office:value-type="string" table:style-name="ce49">
            <text:p>Cumbria<text:s/></text:p>
          </table:table-cell>
          <table:table-cell office:value-type="float" office:value="27.045000000000002" table:style-name="ce51">
            <text:p><text:s/>27<text:s/></text:p>
          </table:table-cell>
          <table:table-cell office:value-type="float" office:value="114.652" table:style-name="ce51">
            <text:p><text:s/>115<text:s/></text:p>
          </table:table-cell>
          <table:table-cell office:value-type="string" table:style-name="ce52">
            <text:p>4.2 to 1</text:p>
          </table:table-cell>
          <table:table-cell office:value-type="float" office:value="5.4111644657863147" table:style-name="ce52">
            <text:p><text:s/>5.4<text:s/></text:p>
          </table:table-cell>
          <table:table-cell office:value-type="float" office:value="22.939575830332132" table:style-name="ce52">
            <text:p><text:s/>22.9<text:s/></text:p>
          </table:table-cell>
          <table:table-cell office:value-type="float" office:value="499.8" table:style-name="ce51">
            <text:p><text:s/>500<text:s/></text:p>
          </table:table-cell>
          <table:table-cell table:number-columns-repeated="16375" table:style-name="ce14"/>
        </table:table-row>
        <table:table-row table:style-name="ro14">
          <table:table-cell office:value-type="string" table:style-name="ce49">
            <text:p>E11000001</text:p>
          </table:table-cell>
          <table:table-cell office:value-type="string" table:style-name="ce46">
            <text:p>North West<text:s/></text:p>
          </table:table-cell>
          <table:table-cell office:value-type="string" table:style-name="ce49">
            <text:p>Greater Manchester</text:p>
          </table:table-cell>
          <table:table-cell office:value-type="float" office:value="125.82499999999999" table:style-name="ce51">
            <text:p><text:s/>126<text:s/></text:p>
          </table:table-cell>
          <table:table-cell office:value-type="float" office:value="424.935" table:style-name="ce51">
            <text:p><text:s/>425<text:s/></text:p>
          </table:table-cell>
          <table:table-cell office:value-type="string" table:style-name="ce52">
            <text:p>3.4 to 1</text:p>
          </table:table-cell>
          <table:table-cell office:value-type="float" office:value="4.3873566023919937" table:style-name="ce52">
            <text:p><text:s/>4.4<text:s/></text:p>
          </table:table-cell>
          <table:table-cell office:value-type="float" office:value="14.81693922382231" table:style-name="ce52">
            <text:p><text:s/>14.8<text:s/></text:p>
          </table:table-cell>
          <table:table-cell office:value-type="float" office:value="2867.9" table:style-name="ce51">
            <text:p><text:s/>2,868<text:s/></text:p>
          </table:table-cell>
          <table:table-cell table:number-columns-repeated="16375" table:style-name="ce14"/>
        </table:table-row>
        <table:table-row table:style-name="ro14">
          <table:table-cell office:value-type="string" table:style-name="ce49">
            <text:p>E08000001</text:p>
          </table:table-cell>
          <table:table-cell office:value-type="string" table:style-name="ce46">
            <text:p>North West<text:s/></text:p>
          </table:table-cell>
          <table:table-cell office:value-type="string" table:style-name="ce53">
            <text:p>Bolton</text:p>
          </table:table-cell>
          <table:table-cell office:value-type="float" office:value="14.709" table:style-name="ce51">
            <text:p><text:s/>15<text:s/></text:p>
          </table:table-cell>
          <table:table-cell office:value-type="float" office:value="47.247999999999998" table:style-name="ce51">
            <text:p><text:s/>47<text:s/></text:p>
          </table:table-cell>
          <table:table-cell office:value-type="string" table:style-name="ce52">
            <text:p>3.2 to 1</text:p>
          </table:table-cell>
          <table:table-cell office:value-type="float" office:value="4.9692567567567565" table:style-name="ce52">
            <text:p><text:s/>5.0<text:s/></text:p>
          </table:table-cell>
          <table:table-cell office:value-type="float" office:value="15.96216216216216" table:style-name="ce52">
            <text:p><text:s/>16.0<text:s/></text:p>
          </table:table-cell>
          <table:table-cell office:value-type="float" office:value="296" table:style-name="ce51">
            <text:p><text:s/>296<text:s/></text:p>
          </table:table-cell>
          <table:table-cell table:number-columns-repeated="16375" table:style-name="ce14"/>
        </table:table-row>
        <table:table-row table:style-name="ro14">
          <table:table-cell office:value-type="string" table:style-name="ce49">
            <text:p>E08000002</text:p>
          </table:table-cell>
          <table:table-cell office:value-type="string" table:style-name="ce46">
            <text:p>North West<text:s/></text:p>
          </table:table-cell>
          <table:table-cell office:value-type="string" table:style-name="ce53">
            <text:p>Bury</text:p>
          </table:table-cell>
          <table:table-cell office:value-type="float" office:value="9.9109999999999996" table:style-name="ce51">
            <text:p><text:s/>10<text:s/></text:p>
          </table:table-cell>
          <table:table-cell office:value-type="float" office:value="33.231999999999999" table:style-name="ce51">
            <text:p><text:s/>33<text:s/></text:p>
          </table:table-cell>
          <table:table-cell office:value-type="string" table:style-name="ce52">
            <text:p>3.4 to 1</text:p>
          </table:table-cell>
          <table:table-cell office:value-type="float" office:value="5.1140350877192979" table:style-name="ce52">
            <text:p><text:s/>5.1<text:s/></text:p>
          </table:table-cell>
          <table:table-cell office:value-type="float" office:value="17.147574819401441" table:style-name="ce52">
            <text:p><text:s/>17.1<text:s/></text:p>
          </table:table-cell>
          <table:table-cell office:value-type="float" office:value="193.8" table:style-name="ce51">
            <text:p><text:s/>194<text:s/></text:p>
          </table:table-cell>
          <table:table-cell table:number-columns-repeated="16375" table:style-name="ce14"/>
        </table:table-row>
        <table:table-row table:style-name="ro14">
          <table:table-cell office:value-type="string" table:style-name="ce49">
            <text:p>E08000003</text:p>
          </table:table-cell>
          <table:table-cell office:value-type="string" table:style-name="ce46">
            <text:p>North West<text:s/></text:p>
          </table:table-cell>
          <table:table-cell office:value-type="string" table:style-name="ce53">
            <text:p>Manchester</text:p>
          </table:table-cell>
          <table:table-cell office:value-type="float" office:value="17.108000000000001" table:style-name="ce51">
            <text:p><text:s/>17<text:s/></text:p>
          </table:table-cell>
          <table:table-cell office:value-type="float" office:value="47.076000000000001" table:style-name="ce51">
            <text:p><text:s/>47<text:s/></text:p>
          </table:table-cell>
          <table:table-cell office:value-type="string" table:style-name="ce52">
            <text:p>2.8 to 1</text:p>
          </table:table-cell>
          <table:table-cell office:value-type="float" office:value="3.0992753623188407" table:style-name="ce52">
            <text:p><text:s/>3.1<text:s/></text:p>
          </table:table-cell>
          <table:table-cell office:value-type="float" office:value="8.5282608695652176" table:style-name="ce52">
            <text:p><text:s/>8.5<text:s/></text:p>
          </table:table-cell>
          <table:table-cell office:value-type="float" office:value="552" table:style-name="ce51">
            <text:p><text:s/>552<text:s/></text:p>
          </table:table-cell>
          <table:table-cell table:number-columns-repeated="16375" table:style-name="ce14"/>
        </table:table-row>
        <table:table-row table:style-name="ro14">
          <table:table-cell office:value-type="string" table:style-name="ce49">
            <text:p>E08000004</text:p>
          </table:table-cell>
          <table:table-cell office:value-type="string" table:style-name="ce46">
            <text:p>North West<text:s/></text:p>
          </table:table-cell>
          <table:table-cell office:value-type="string" table:style-name="ce53">
            <text:p>Oldham<text:s/></text:p>
          </table:table-cell>
          <table:table-cell office:value-type="float" office:value="9.2219999999999995" table:style-name="ce51">
            <text:p><text:s/>9<text:s/></text:p>
          </table:table-cell>
          <table:table-cell office:value-type="float" office:value="36.073" table:style-name="ce51">
            <text:p><text:s/>36<text:s/></text:p>
          </table:table-cell>
          <table:table-cell office:value-type="string" table:style-name="ce52">
            <text:p>3.9 to 1</text:p>
          </table:table-cell>
          <table:table-cell office:value-type="float" office:value="3.809169764560099" table:style-name="ce52">
            <text:p><text:s/>3.8<text:s/></text:p>
          </table:table-cell>
          <table:table-cell office:value-type="float" office:value="14.900041305245768" table:style-name="ce52">
            <text:p><text:s/>14.9<text:s/></text:p>
          </table:table-cell>
          <table:table-cell office:value-type="float" office:value="242.1" table:style-name="ce51">
            <text:p><text:s/>242<text:s/></text:p>
          </table:table-cell>
          <table:table-cell table:number-columns-repeated="16375" table:style-name="ce14"/>
        </table:table-row>
        <table:table-row table:style-name="ro14">
          <table:table-cell office:value-type="string" table:style-name="ce49">
            <text:p>E08000005</text:p>
          </table:table-cell>
          <table:table-cell office:value-type="string" table:style-name="ce46">
            <text:p>North West<text:s/></text:p>
          </table:table-cell>
          <table:table-cell office:value-type="string" table:style-name="ce53">
            <text:p>Rochdale</text:p>
          </table:table-cell>
          <table:table-cell office:value-type="float" office:value="10.71" table:style-name="ce51">
            <text:p><text:s/>11<text:s/></text:p>
          </table:table-cell>
          <table:table-cell office:value-type="float" office:value="34.594999999999999" table:style-name="ce51">
            <text:p><text:s/>35<text:s/></text:p>
          </table:table-cell>
          <table:table-cell office:value-type="string" table:style-name="ce52">
            <text:p>3.2 to 1</text:p>
          </table:table-cell>
          <table:table-cell office:value-type="float" office:value="4.7855227882037532" table:style-name="ce52">
            <text:p><text:s/>4.8<text:s/></text:p>
          </table:table-cell>
          <table:table-cell office:value-type="float" office:value="15.457998212689899" table:style-name="ce52">
            <text:p><text:s/>15.5<text:s/></text:p>
          </table:table-cell>
          <table:table-cell office:value-type="float" office:value="223.8" table:style-name="ce51">
            <text:p><text:s/>224<text:s/></text:p>
          </table:table-cell>
          <table:table-cell table:number-columns-repeated="16375" table:style-name="ce14"/>
        </table:table-row>
        <table:table-row table:style-name="ro14">
          <table:table-cell office:value-type="string" table:style-name="ce49">
            <text:p>E08000006</text:p>
          </table:table-cell>
          <table:table-cell office:value-type="string" table:style-name="ce46">
            <text:p>North West<text:s/></text:p>
          </table:table-cell>
          <table:table-cell office:value-type="string" table:style-name="ce53">
            <text:p>Salford</text:p>
          </table:table-cell>
          <table:table-cell office:value-type="float" office:value="11.74" table:style-name="ce51">
            <text:p><text:s/>12<text:s/></text:p>
          </table:table-cell>
          <table:table-cell office:value-type="float" office:value="33.759" table:style-name="ce51">
            <text:p><text:s/>34<text:s/></text:p>
          </table:table-cell>
          <table:table-cell office:value-type="string" table:style-name="ce52">
            <text:p>2.9 to 1</text:p>
          </table:table-cell>
          <table:table-cell office:value-type="float" office:value="4.3497591700629865" table:style-name="ce52">
            <text:p><text:s/>4.3<text:s/></text:p>
          </table:table-cell>
          <table:table-cell office:value-type="float" office:value="12.507965913301225" table:style-name="ce52">
            <text:p><text:s/>12.5<text:s/></text:p>
          </table:table-cell>
          <table:table-cell office:value-type="float" office:value="269.89999999999998" table:style-name="ce51">
            <text:p><text:s/>270<text:s/></text:p>
          </table:table-cell>
          <table:table-cell table:number-columns-repeated="16375" table:style-name="ce14"/>
        </table:table-row>
        <table:table-row table:style-name="ro14">
          <table:table-cell office:value-type="string" table:style-name="ce49">
            <text:p>E08000007</text:p>
          </table:table-cell>
          <table:table-cell office:value-type="string" table:style-name="ce46">
            <text:p>North West<text:s/></text:p>
          </table:table-cell>
          <table:table-cell office:value-type="string" table:style-name="ce53">
            <text:p>Stockport</text:p>
          </table:table-cell>
          <table:table-cell office:value-type="float" office:value="12.898999999999999" table:style-name="ce51">
            <text:p><text:s/>13<text:s/></text:p>
          </table:table-cell>
          <table:table-cell office:value-type="float" office:value="55.976999999999997" table:style-name="ce51">
            <text:p><text:s/>56<text:s/></text:p>
          </table:table-cell>
          <table:table-cell office:value-type="string" table:style-name="ce52">
            <text:p>4.3 to 1</text:p>
          </table:table-cell>
          <table:table-cell office:value-type="float" office:value="4.3755088195386698" table:style-name="ce52">
            <text:p><text:s/>4.4<text:s/></text:p>
          </table:table-cell>
          <table:table-cell office:value-type="float" office:value="18.98812754409769" table:style-name="ce52">
            <text:p><text:s/>19.0<text:s/></text:p>
          </table:table-cell>
          <table:table-cell office:value-type="float" office:value="294.8" table:style-name="ce51">
            <text:p><text:s/>295<text:s/></text:p>
          </table:table-cell>
          <table:table-cell table:number-columns-repeated="16375" table:style-name="ce14"/>
        </table:table-row>
        <table:table-row table:style-name="ro14">
          <table:table-cell office:value-type="string" table:style-name="ce49">
            <text:p>E08000008</text:p>
          </table:table-cell>
          <table:table-cell office:value-type="string" table:style-name="ce46">
            <text:p>North West<text:s/></text:p>
          </table:table-cell>
          <table:table-cell office:value-type="string" table:style-name="ce53">
            <text:p>Tameside</text:p>
          </table:table-cell>
          <table:table-cell office:value-type="float" office:value="11.058999999999999" table:style-name="ce51">
            <text:p><text:s/>11<text:s/></text:p>
          </table:table-cell>
          <table:table-cell office:value-type="float" office:value="38.058999999999997" table:style-name="ce51">
            <text:p><text:s/>38<text:s/></text:p>
          </table:table-cell>
          <table:table-cell office:value-type="string" table:style-name="ce52">
            <text:p>3.4 to 1</text:p>
          </table:table-cell>
          <table:table-cell office:value-type="float" office:value="4.7853742968411943" table:style-name="ce52">
            <text:p><text:s/>4.8<text:s/></text:p>
          </table:table-cell>
          <table:table-cell office:value-type="float" office:value="16.468628299437469" table:style-name="ce52">
            <text:p><text:s/>16.5<text:s/></text:p>
          </table:table-cell>
          <table:table-cell office:value-type="float" office:value="231.1" table:style-name="ce51">
            <text:p><text:s/>231<text:s/></text:p>
          </table:table-cell>
          <table:table-cell table:number-columns-repeated="16375" table:style-name="ce14"/>
        </table:table-row>
        <table:table-row table:style-name="ro14">
          <table:table-cell office:value-type="string" table:style-name="ce54">
            <text:p>E08000009</text:p>
          </table:table-cell>
          <table:table-cell office:value-type="string" table:style-name="ce46">
            <text:p>North West<text:s/></text:p>
          </table:table-cell>
          <table:table-cell office:value-type="string" table:style-name="ce53">
            <text:p>Trafford</text:p>
          </table:table-cell>
          <table:table-cell office:value-type="float" office:value="9.4700000000000006" table:style-name="ce51">
            <text:p><text:s/>9<text:s/></text:p>
          </table:table-cell>
          <table:table-cell office:value-type="float" office:value="38.825000000000003" table:style-name="ce51">
            <text:p><text:s/>39<text:s/></text:p>
          </table:table-cell>
          <table:table-cell office:value-type="string" table:style-name="ce52">
            <text:p>4.1 to 1</text:p>
          </table:table-cell>
          <table:table-cell office:value-type="float" office:value="4.0280731603572946" table:style-name="ce52">
            <text:p><text:s/>4.0<text:s/></text:p>
          </table:table-cell>
          <table:table-cell office:value-type="float" office:value="16.514249255635903" table:style-name="ce52">
            <text:p><text:s/>16.5<text:s/></text:p>
          </table:table-cell>
          <table:table-cell office:value-type="float" office:value="235.1" table:style-name="ce51">
            <text:p><text:s/>235<text:s/></text:p>
          </table:table-cell>
          <table:table-cell table:number-columns-repeated="16375" table:style-name="ce14"/>
        </table:table-row>
        <table:table-row table:style-name="ro14">
          <table:table-cell office:value-type="string" table:style-name="ce49">
            <text:p>E08000010</text:p>
          </table:table-cell>
          <table:table-cell office:value-type="string" table:style-name="ce46">
            <text:p>North West<text:s/></text:p>
          </table:table-cell>
          <table:table-cell office:value-type="string" table:style-name="ce53">
            <text:p>Wigan</text:p>
          </table:table-cell>
          <table:table-cell office:value-type="float" office:value="18.997" table:style-name="ce51">
            <text:p><text:s/>19<text:s/></text:p>
          </table:table-cell>
          <table:table-cell office:value-type="float" office:value="60.091000000000001" table:style-name="ce51">
            <text:p><text:s/>60<text:s/></text:p>
          </table:table-cell>
          <table:table-cell office:value-type="string" table:style-name="ce52">
            <text:p>3.2 to 1</text:p>
          </table:table-cell>
          <table:table-cell office:value-type="float" office:value="5.7689037351958694" table:style-name="ce52">
            <text:p><text:s/>5.8<text:s/></text:p>
          </table:table-cell>
          <table:table-cell office:value-type="float" office:value="18.248102034618888" table:style-name="ce52">
            <text:p><text:s/>18.2<text:s/></text:p>
          </table:table-cell>
          <table:table-cell office:value-type="float" office:value="329.3" table:style-name="ce51">
            <text:p><text:s/>329<text:s/></text:p>
          </table:table-cell>
          <table:table-cell table:number-columns-repeated="16375" table:style-name="ce14"/>
        </table:table-row>
        <table:table-row table:style-name="ro14">
          <table:table-cell office:value-type="string" table:style-name="ce49">
            <text:p>E10000017</text:p>
          </table:table-cell>
          <table:table-cell office:value-type="string" table:style-name="ce46">
            <text:p>North West<text:s/></text:p>
          </table:table-cell>
          <table:table-cell office:value-type="string" table:style-name="ce49">
            <text:p>Lancashire</text:p>
          </table:table-cell>
          <table:table-cell office:value-type="float" office:value="62.975000000000001" table:style-name="ce51">
            <text:p><text:s/>63<text:s/></text:p>
          </table:table-cell>
          <table:table-cell office:value-type="float" office:value="241.32" table:style-name="ce51">
            <text:p><text:s/>241<text:s/></text:p>
          </table:table-cell>
          <table:table-cell office:value-type="string" table:style-name="ce52">
            <text:p>3.8 to 1</text:p>
          </table:table-cell>
          <table:table-cell office:value-type="float" office:value="5.0979519145146934" table:style-name="ce52">
            <text:p><text:s/>5.1<text:s/></text:p>
          </table:table-cell>
          <table:table-cell office:value-type="float" office:value="19.535335546021209" table:style-name="ce52">
            <text:p><text:s/>19.5<text:s/></text:p>
          </table:table-cell>
          <table:table-cell office:value-type="float" office:value="1235.3" table:style-name="ce51">
            <text:p><text:s/>1,235<text:s/></text:p>
          </table:table-cell>
          <table:table-cell table:number-columns-repeated="16375" table:style-name="ce14"/>
        </table:table-row>
        <table:table-row table:style-name="ro14">
          <table:table-cell office:value-type="string" table:style-name="ce49">
            <text:p>E11000002</text:p>
          </table:table-cell>
          <table:table-cell office:value-type="string" table:style-name="ce46">
            <text:p>North West<text:s/></text:p>
          </table:table-cell>
          <table:table-cell office:value-type="string" table:style-name="ce49">
            <text:p>Merseyside</text:p>
          </table:table-cell>
          <table:table-cell office:value-type="float" office:value="67.935999999999993" table:style-name="ce51">
            <text:p><text:s/>68<text:s/></text:p>
          </table:table-cell>
          <table:table-cell office:value-type="float" office:value="256.34000000000003" table:style-name="ce51">
            <text:p><text:s/>256<text:s/></text:p>
          </table:table-cell>
          <table:table-cell office:value-type="string" table:style-name="ce52">
            <text:p>3.8 to 1</text:p>
          </table:table-cell>
          <table:table-cell office:value-type="float" office:value="4.7731328602543375" table:style-name="ce52">
            <text:p><text:s/>4.8<text:s/></text:p>
          </table:table-cell>
          <table:table-cell office:value-type="float" office:value="18.01025785147193" table:style-name="ce52">
            <text:p><text:s/>18.0<text:s/></text:p>
          </table:table-cell>
          <table:table-cell office:value-type="float" office:value="1423.3000000000002" table:style-name="ce51">
            <text:p><text:s/>1,423<text:s/></text:p>
          </table:table-cell>
          <table:table-cell table:number-columns-repeated="16375" table:style-name="ce14"/>
        </table:table-row>
        <table:table-row table:style-name="ro14">
          <table:table-cell office:value-type="string" table:style-name="ce49">
            <text:p>E08000011</text:p>
          </table:table-cell>
          <table:table-cell office:value-type="string" table:style-name="ce46">
            <text:p>North West<text:s/></text:p>
          </table:table-cell>
          <table:table-cell office:value-type="string" table:style-name="ce53">
            <text:p>Knowsley<text:s/></text:p>
          </table:table-cell>
          <table:table-cell office:value-type="float" office:value="7.5919999999999996" table:style-name="ce51">
            <text:p><text:s/>8<text:s/></text:p>
          </table:table-cell>
          <table:table-cell office:value-type="float" office:value="24.609000000000002" table:style-name="ce51">
            <text:p><text:s/>25<text:s/></text:p>
          </table:table-cell>
          <table:table-cell office:value-type="string" table:style-name="ce52">
            <text:p>3.2 to 1</text:p>
          </table:table-cell>
          <table:table-cell office:value-type="float" office:value="4.9139158576051774" table:style-name="ce52">
            <text:p><text:s/>4.9<text:s/></text:p>
          </table:table-cell>
          <table:table-cell office:value-type="float" office:value="15.928155339805826" table:style-name="ce52">
            <text:p><text:s/>15.9<text:s/></text:p>
          </table:table-cell>
          <table:table-cell office:value-type="float" office:value="154.5" table:style-name="ce51">
            <text:p><text:s/>155<text:s/></text:p>
          </table:table-cell>
          <table:table-cell table:number-columns-repeated="16375" table:style-name="ce14"/>
        </table:table-row>
        <table:table-row table:style-name="ro14">
          <table:table-cell office:value-type="string" table:style-name="ce49">
            <text:p>E08000012</text:p>
          </table:table-cell>
          <table:table-cell office:value-type="string" table:style-name="ce46">
            <text:p>North West<text:s/></text:p>
          </table:table-cell>
          <table:table-cell office:value-type="string" table:style-name="ce53">
            <text:p>Liverpool</text:p>
          </table:table-cell>
          <table:table-cell office:value-type="float" office:value="17.738" table:style-name="ce51">
            <text:p><text:s/>18<text:s/></text:p>
          </table:table-cell>
          <table:table-cell office:value-type="float" office:value="69.346999999999994" table:style-name="ce51">
            <text:p><text:s/>69<text:s/></text:p>
          </table:table-cell>
          <table:table-cell office:value-type="string" table:style-name="ce52">
            <text:p>3.9 to 1</text:p>
          </table:table-cell>
          <table:table-cell office:value-type="float" office:value="3.6490434067064386" table:style-name="ce52">
            <text:p><text:s/>3.6<text:s/></text:p>
          </table:table-cell>
          <table:table-cell office:value-type="float" office:value="14.265994651306313" table:style-name="ce52">
            <text:p><text:s/>14.3<text:s/></text:p>
          </table:table-cell>
          <table:table-cell office:value-type="float" office:value="486.1" table:style-name="ce51">
            <text:p><text:s/>486<text:s/></text:p>
          </table:table-cell>
          <table:table-cell table:number-columns-repeated="16375" table:style-name="ce14"/>
        </table:table-row>
        <table:table-row table:style-name="ro14">
          <table:table-cell office:value-type="string" table:style-name="ce49">
            <text:p>E08000014</text:p>
          </table:table-cell>
          <table:table-cell office:value-type="string" table:style-name="ce46">
            <text:p>North West<text:s/></text:p>
          </table:table-cell>
          <table:table-cell office:value-type="string" table:style-name="ce53">
            <text:p>Sefton</text:p>
          </table:table-cell>
          <table:table-cell office:value-type="float" office:value="14.035" table:style-name="ce51">
            <text:p><text:s/>14<text:s/></text:p>
          </table:table-cell>
          <table:table-cell office:value-type="float" office:value="60.448" table:style-name="ce51">
            <text:p><text:s/>60<text:s/></text:p>
          </table:table-cell>
          <table:table-cell office:value-type="string" table:style-name="ce52">
            <text:p>4.3 to 1</text:p>
          </table:table-cell>
          <table:table-cell office:value-type="float" office:value="5.0250626566416035" table:style-name="ce52">
            <text:p><text:s/>5.0<text:s/></text:p>
          </table:table-cell>
          <table:table-cell office:value-type="float" office:value="21.642678123881133" table:style-name="ce52">
            <text:p><text:s/>21.6<text:s/></text:p>
          </table:table-cell>
          <table:table-cell office:value-type="float" office:value="279.3" table:style-name="ce51">
            <text:p><text:s/>279<text:s/></text:p>
          </table:table-cell>
          <table:table-cell table:number-columns-repeated="16375" table:style-name="ce14"/>
        </table:table-row>
        <table:table-row table:style-name="ro14">
          <table:table-cell office:value-type="string" table:style-name="ce49">
            <text:p>E08000013</text:p>
          </table:table-cell>
          <table:table-cell office:value-type="string" table:style-name="ce46">
            <text:p>North West<text:s/></text:p>
          </table:table-cell>
          <table:table-cell office:value-type="string" table:style-name="ce53">
            <text:p>St. Helens</text:p>
          </table:table-cell>
          <table:table-cell office:value-type="float" office:value="12.208" table:style-name="ce51">
            <text:p><text:s/>12<text:s/></text:p>
          </table:table-cell>
          <table:table-cell office:value-type="float" office:value="35.49" table:style-name="ce51">
            <text:p><text:s/>35<text:s/></text:p>
          </table:table-cell>
          <table:table-cell office:value-type="string" table:style-name="ce52">
            <text:p>2.9 to 1</text:p>
          </table:table-cell>
          <table:table-cell office:value-type="float" office:value="6.6637554585152845" table:style-name="ce52">
            <text:p><text:s/>6.7<text:s/></text:p>
          </table:table-cell>
          <table:table-cell office:value-type="float" office:value="19.372270742358079" table:style-name="ce52">
            <text:p><text:s/>19.4<text:s/></text:p>
          </table:table-cell>
          <table:table-cell office:value-type="float" office:value="183.2" table:style-name="ce51">
            <text:p><text:s/>183<text:s/></text:p>
          </table:table-cell>
          <table:table-cell table:number-columns-repeated="16375" table:style-name="ce14"/>
        </table:table-row>
        <table:table-row table:style-name="ro14">
          <table:table-cell office:value-type="string" table:style-name="ce49">
            <text:p>E08000015</text:p>
          </table:table-cell>
          <table:table-cell office:value-type="string" table:style-name="ce46">
            <text:p>North West<text:s/></text:p>
          </table:table-cell>
          <table:table-cell office:value-type="string" table:style-name="ce53">
            <text:p>Wirral</text:p>
          </table:table-cell>
          <table:table-cell office:value-type="float" office:value="16.363" table:style-name="ce51">
            <text:p><text:s/>16<text:s/></text:p>
          </table:table-cell>
          <table:table-cell office:value-type="float" office:value="66.445999999999998" table:style-name="ce51">
            <text:p><text:s/>66<text:s/></text:p>
          </table:table-cell>
          <table:table-cell office:value-type="string" table:style-name="ce52">
            <text:p>4.1 to 1</text:p>
          </table:table-cell>
          <table:table-cell office:value-type="float" office:value="5.1102435977514054" table:style-name="ce52">
            <text:p><text:s/>5.1<text:s/></text:p>
          </table:table-cell>
          <table:table-cell office:value-type="float" office:value="20.751405371642722" table:style-name="ce52">
            <text:p><text:s/>20.8<text:s/></text:p>
          </table:table-cell>
          <table:table-cell office:value-type="float" office:value="320.2" table:style-name="ce51">
            <text:p><text:s/>320<text:s/></text:p>
          </table:table-cell>
          <table:table-cell table:number-columns-repeated="16375" table:style-name="ce14"/>
        </table:table-row>
        <table:table-row table:style-name="ro14">
          <table:table-cell office:value-type="string" table:style-name="ce46">
            <text:p>E12000003</text:p>
          </table:table-cell>
          <table:table-cell office:value-type="string" table:style-name="ce46">
            <text:p>Yorkshire and the Humber</text:p>
          </table:table-cell>
          <table:table-cell office:value-type="string" table:style-name="ce42">
            <text:p>All Yorkshire and the humber</text:p>
          </table:table-cell>
          <table:table-cell office:value-type="float" office:value="246.00099999999998" table:style-name="ce47">
            <text:p><text:s/>246<text:s/></text:p>
          </table:table-cell>
          <table:table-cell office:value-type="float" office:value="978.41700000000003" table:style-name="ce47">
            <text:p><text:s/>978<text:s/></text:p>
          </table:table-cell>
          <table:table-cell office:value-type="string" table:style-name="ce47">
            <text:p>4.0 to 1</text:p>
          </table:table-cell>
          <table:table-cell office:value-type="float" office:value="4.4884141001313678" table:style-name="ce48">
            <text:p><text:s/>4.5<text:s/></text:p>
          </table:table-cell>
          <table:table-cell office:value-type="float" office:value="17.851718727193109" table:style-name="ce48">
            <text:p><text:s/>17.9<text:s/></text:p>
          </table:table-cell>
          <table:table-cell office:value-type="float" office:value="5480.8" table:style-name="ce45">
            <text:p><text:s/>5,481<text:s/></text:p>
          </table:table-cell>
          <table:table-cell table:number-columns-repeated="16375" table:style-name="ce14"/>
        </table:table-row>
        <table:table-row table:style-name="ro14">
          <table:table-cell office:value-type="string" table:style-name="ce49">
            <text:p>E06000011</text:p>
          </table:table-cell>
          <table:table-cell office:value-type="string" table:style-name="ce46">
            <text:p>Yorkshire and the Humber</text:p>
          </table:table-cell>
          <table:table-cell office:value-type="string" table:style-name="ce49">
            <text:p>East Riding of Yorkshire</text:p>
          </table:table-cell>
          <table:table-cell office:value-type="float" office:value="20.547000000000001" table:style-name="ce51">
            <text:p><text:s/>21<text:s/></text:p>
          </table:table-cell>
          <table:table-cell office:value-type="float" office:value="85.638999999999996" table:style-name="ce51">
            <text:p><text:s/>86<text:s/></text:p>
          </table:table-cell>
          <table:table-cell office:value-type="string" table:style-name="ce52">
            <text:p>4.2 to 1</text:p>
          </table:table-cell>
          <table:table-cell office:value-type="float" office:value="6.0043834015195792" table:style-name="ce52">
            <text:p><text:s/>6.0<text:s/></text:p>
          </table:table-cell>
          <table:table-cell office:value-type="float" office:value="25.0260081823495" table:style-name="ce52">
            <text:p><text:s/>25.0<text:s/></text:p>
          </table:table-cell>
          <table:table-cell office:value-type="float" office:value="342.2" table:style-name="ce51">
            <text:p><text:s/>342<text:s/></text:p>
          </table:table-cell>
          <table:table-cell table:number-columns-repeated="16375" table:style-name="ce14"/>
        </table:table-row>
        <table:table-row table:style-name="ro14">
          <table:table-cell office:value-type="string" table:style-name="ce49">
            <text:p>E06000010</text:p>
          </table:table-cell>
          <table:table-cell office:value-type="string" table:style-name="ce46">
            <text:p>Yorkshire and the Humber</text:p>
          </table:table-cell>
          <table:table-cell office:value-type="string" table:style-name="ce49">
            <text:p>Kingston upon Hull, City of</text:p>
          </table:table-cell>
          <table:table-cell office:value-type="float" office:value="11.41" table:style-name="ce51">
            <text:p><text:s/>11<text:s/></text:p>
          </table:table-cell>
          <table:table-cell office:value-type="float" office:value="37.93" table:style-name="ce51">
            <text:p><text:s/>38<text:s/></text:p>
          </table:table-cell>
          <table:table-cell office:value-type="string" table:style-name="ce52">
            <text:p>3.3 to 1</text:p>
          </table:table-cell>
          <table:table-cell office:value-type="float" office:value="4.2718083114938219" table:style-name="ce52">
            <text:p><text:s/>4.3<text:s/></text:p>
          </table:table-cell>
          <table:table-cell office:value-type="float" office:value="14.200673904904528" table:style-name="ce52">
            <text:p><text:s/>14.2<text:s/></text:p>
          </table:table-cell>
          <table:table-cell office:value-type="float" office:value="267.10000000000002" table:style-name="ce51">
            <text:p><text:s/>267<text:s/></text:p>
          </table:table-cell>
          <table:table-cell table:number-columns-repeated="16375" table:style-name="ce14"/>
        </table:table-row>
        <table:table-row table:style-name="ro14">
          <table:table-cell office:value-type="string" table:style-name="ce49">
            <text:p>E06000012</text:p>
          </table:table-cell>
          <table:table-cell office:value-type="string" table:style-name="ce46">
            <text:p>Yorkshire and the Humber</text:p>
          </table:table-cell>
          <table:table-cell office:value-type="string" table:style-name="ce49">
            <text:p>North East Lincolnshire</text:p>
          </table:table-cell>
          <table:table-cell office:value-type="float" office:value="7.6070000000000002" table:style-name="ce51">
            <text:p><text:s/>8<text:s/></text:p>
          </table:table-cell>
          <table:table-cell office:value-type="float" office:value="30.98" table:style-name="ce51">
            <text:p><text:s/>31<text:s/></text:p>
          </table:table-cell>
          <table:table-cell office:value-type="string" table:style-name="ce52">
            <text:p>4.1 to 1</text:p>
          </table:table-cell>
          <table:table-cell office:value-type="float" office:value="4.8483110261312943" table:style-name="ce52">
            <text:p><text:s/>4.8<text:s/></text:p>
          </table:table-cell>
          <table:table-cell office:value-type="float" office:value="19.745060548119824" table:style-name="ce52">
            <text:p><text:s/>19.7<text:s/></text:p>
          </table:table-cell>
          <table:table-cell office:value-type="float" office:value="156.9" table:style-name="ce51">
            <text:p><text:s/>157<text:s/></text:p>
          </table:table-cell>
          <table:table-cell table:number-columns-repeated="16375" table:style-name="ce14"/>
        </table:table-row>
        <table:table-row table:style-name="ro14">
          <table:table-cell office:value-type="string" table:style-name="ce49">
            <text:p>E06000013</text:p>
          </table:table-cell>
          <table:table-cell office:value-type="string" table:style-name="ce46">
            <text:p>Yorkshire and the Humber</text:p>
          </table:table-cell>
          <table:table-cell office:value-type="string" table:style-name="ce49">
            <text:p>North Lincolnshire</text:p>
          </table:table-cell>
          <table:table-cell office:value-type="float" office:value="10.456" table:style-name="ce51">
            <text:p><text:s/>10<text:s/></text:p>
          </table:table-cell>
          <table:table-cell office:value-type="float" office:value="34.951999999999998" table:style-name="ce51">
            <text:p><text:s/>35<text:s/></text:p>
          </table:table-cell>
          <table:table-cell office:value-type="string" table:style-name="ce52">
            <text:p>3.3 to 1</text:p>
          </table:table-cell>
          <table:table-cell office:value-type="float" office:value="6.1614614024749566" table:style-name="ce52">
            <text:p><text:s/>6.2<text:s/></text:p>
          </table:table-cell>
          <table:table-cell office:value-type="float" office:value="20.596346493812611" table:style-name="ce52">
            <text:p><text:s/>20.6<text:s/></text:p>
          </table:table-cell>
          <table:table-cell office:value-type="float" office:value="169.7" table:style-name="ce51">
            <text:p><text:s/>170<text:s/></text:p>
          </table:table-cell>
          <table:table-cell table:number-columns-repeated="16375" table:style-name="ce14"/>
        </table:table-row>
        <table:table-row table:style-name="ro14">
          <table:table-cell office:value-type="string" table:style-name="ce49">
            <text:p>E06000014</text:p>
          </table:table-cell>
          <table:table-cell office:value-type="string" table:style-name="ce46">
            <text:p>Yorkshire and the Humber</text:p>
          </table:table-cell>
          <table:table-cell office:value-type="string" table:style-name="ce49">
            <text:p>York</text:p>
          </table:table-cell>
          <table:table-cell office:value-type="float" office:value="6.8810000000000002" table:style-name="ce51">
            <text:p><text:s/>7<text:s/></text:p>
          </table:table-cell>
          <table:table-cell office:value-type="float" office:value="36.762" table:style-name="ce51">
            <text:p><text:s/>37<text:s/></text:p>
          </table:table-cell>
          <table:table-cell office:value-type="string" table:style-name="ce52">
            <text:p>5.3 to 1</text:p>
          </table:table-cell>
          <table:table-cell office:value-type="float" office:value="3.392998027613412" table:style-name="ce52">
            <text:p><text:s/>3.4<text:s/></text:p>
          </table:table-cell>
          <table:table-cell office:value-type="float" office:value="18.127218934911241" table:style-name="ce52">
            <text:p><text:s/>18.1<text:s/></text:p>
          </table:table-cell>
          <table:table-cell office:value-type="float" office:value="202.8" table:style-name="ce51">
            <text:p><text:s/>203<text:s/></text:p>
          </table:table-cell>
          <table:table-cell table:number-columns-repeated="16375" table:style-name="ce14"/>
        </table:table-row>
        <table:table-row table:style-name="ro14">
          <table:table-cell office:value-type="string" table:style-name="ce49">
            <text:p>E10000023</text:p>
          </table:table-cell>
          <table:table-cell office:value-type="string" table:style-name="ce46">
            <text:p>Yorkshire and the Humber</text:p>
          </table:table-cell>
          <table:table-cell office:value-type="string" table:style-name="ce49">
            <text:p>North Yorkshire</text:p>
          </table:table-cell>
          <table:table-cell office:value-type="float" office:value="32.125999999999998" table:style-name="ce51">
            <text:p><text:s/>32<text:s/></text:p>
          </table:table-cell>
          <table:table-cell office:value-type="float" office:value="145.55199999999999" table:style-name="ce51">
            <text:p><text:s/>146<text:s/></text:p>
          </table:table-cell>
          <table:table-cell office:value-type="string" table:style-name="ce52">
            <text:p>4.5 to 1</text:p>
          </table:table-cell>
          <table:table-cell office:value-type="float" office:value="5.2203444913877153" table:style-name="ce52">
            <text:p><text:s/>5.2<text:s/></text:p>
          </table:table-cell>
          <table:table-cell office:value-type="float" office:value="23.651608709782256" table:style-name="ce52">
            <text:p><text:s/>23.7<text:s/></text:p>
          </table:table-cell>
          <table:table-cell office:value-type="float" office:value="615.4" table:style-name="ce51">
            <text:p><text:s/>615<text:s/></text:p>
          </table:table-cell>
          <table:table-cell table:number-columns-repeated="16375" table:style-name="ce14"/>
        </table:table-row>
        <table:table-row table:style-name="ro14">
          <table:table-cell office:value-type="string" table:style-name="ce49">
            <text:p>E11000003</text:p>
          </table:table-cell>
          <table:table-cell office:value-type="string" table:style-name="ce46">
            <text:p>Yorkshire and the Humber</text:p>
          </table:table-cell>
          <table:table-cell office:value-type="string" table:style-name="ce49">
            <text:p>South Yorkshire</text:p>
          </table:table-cell>
          <table:table-cell office:value-type="float" office:value="63.95" table:style-name="ce51">
            <text:p><text:s/>64<text:s/></text:p>
          </table:table-cell>
          <table:table-cell office:value-type="float" office:value="239.227" table:style-name="ce51">
            <text:p><text:s/>239<text:s/></text:p>
          </table:table-cell>
          <table:table-cell office:value-type="string" table:style-name="ce52">
            <text:p>3.7 to 1</text:p>
          </table:table-cell>
          <table:table-cell office:value-type="float" office:value="4.6509090909090913" table:style-name="ce52">
            <text:p><text:s/>4.7<text:s/></text:p>
          </table:table-cell>
          <table:table-cell office:value-type="float" office:value="17.398327272727272" table:style-name="ce52">
            <text:p><text:s/>17.4<text:s/></text:p>
          </table:table-cell>
          <table:table-cell office:value-type="float" office:value="1375" table:style-name="ce51">
            <text:p><text:s/>1,375<text:s/></text:p>
          </table:table-cell>
          <table:table-cell table:number-columns-repeated="16375" table:style-name="ce14"/>
        </table:table-row>
        <table:table-row table:style-name="ro14">
          <table:table-cell office:value-type="string" table:style-name="ce49">
            <text:p>E08000016</text:p>
          </table:table-cell>
          <table:table-cell office:value-type="string" table:style-name="ce46">
            <text:p>Yorkshire and the Humber</text:p>
          </table:table-cell>
          <table:table-cell office:value-type="string" table:style-name="ce53">
            <text:p>Barnsley</text:p>
          </table:table-cell>
          <table:table-cell office:value-type="float" office:value="13.632999999999999" table:style-name="ce51">
            <text:p><text:s/>14<text:s/></text:p>
          </table:table-cell>
          <table:table-cell office:value-type="float" office:value="44.999000000000002" table:style-name="ce51">
            <text:p><text:s/>45<text:s/></text:p>
          </table:table-cell>
          <table:table-cell office:value-type="string" table:style-name="ce52">
            <text:p>3.3 to 1</text:p>
          </table:table-cell>
          <table:table-cell office:value-type="float" office:value="5.5735895339329513" table:style-name="ce52">
            <text:p><text:s/>5.6<text:s/></text:p>
          </table:table-cell>
          <table:table-cell office:value-type="float" office:value="18.396974652493871" table:style-name="ce52">
            <text:p><text:s/>18.4<text:s/></text:p>
          </table:table-cell>
          <table:table-cell office:value-type="float" office:value="244.6" table:style-name="ce51">
            <text:p><text:s/>245<text:s/></text:p>
          </table:table-cell>
          <table:table-cell table:number-columns-repeated="16375" table:style-name="ce14"/>
        </table:table-row>
        <table:table-row table:style-name="ro14">
          <table:table-cell office:value-type="string" table:style-name="ce49">
            <text:p>E08000017</text:p>
          </table:table-cell>
          <table:table-cell office:value-type="string" table:style-name="ce46">
            <text:p>Yorkshire and the Humber</text:p>
          </table:table-cell>
          <table:table-cell office:value-type="string" table:style-name="ce53">
            <text:p>Doncaster</text:p>
          </table:table-cell>
          <table:table-cell office:value-type="float" office:value="15.148999999999999" table:style-name="ce51">
            <text:p><text:s/>15<text:s/></text:p>
          </table:table-cell>
          <table:table-cell office:value-type="float" office:value="56.423000000000002" table:style-name="ce51">
            <text:p><text:s/>56<text:s/></text:p>
          </table:table-cell>
          <table:table-cell office:value-type="string" table:style-name="ce52">
            <text:p>3.7 to 1</text:p>
          </table:table-cell>
          <table:table-cell office:value-type="float" office:value="4.9169100941252832" table:style-name="ce52">
            <text:p><text:s/>4.9<text:s/></text:p>
          </table:table-cell>
          <table:table-cell office:value-type="float" office:value="18.313209996754303" table:style-name="ce52">
            <text:p><text:s/>18.3<text:s/></text:p>
          </table:table-cell>
          <table:table-cell office:value-type="float" office:value="308.10000000000002" table:style-name="ce51">
            <text:p><text:s/>308<text:s/></text:p>
          </table:table-cell>
          <table:table-cell table:number-columns-repeated="16375" table:style-name="ce14"/>
        </table:table-row>
        <table:table-row table:style-name="ro14">
          <table:table-cell office:value-type="string" table:style-name="ce49">
            <text:p>E08000018</text:p>
          </table:table-cell>
          <table:table-cell office:value-type="string" table:style-name="ce46">
            <text:p>Yorkshire and the Humber</text:p>
          </table:table-cell>
          <table:table-cell office:value-type="string" table:style-name="ce53">
            <text:p>Rotherham<text:s/></text:p>
          </table:table-cell>
          <table:table-cell office:value-type="float" office:value="14.404999999999999" table:style-name="ce51">
            <text:p><text:s/>14<text:s/></text:p>
          </table:table-cell>
          <table:table-cell office:value-type="float" office:value="49.055999999999997" table:style-name="ce51">
            <text:p><text:s/>49<text:s/></text:p>
          </table:table-cell>
          <table:table-cell office:value-type="string" table:style-name="ce52">
            <text:p>3.4 to 1</text:p>
          </table:table-cell>
          <table:table-cell office:value-type="float" office:value="5.4194883370955598" table:style-name="ce52">
            <text:p><text:s/>5.4<text:s/></text:p>
          </table:table-cell>
          <table:table-cell office:value-type="float" office:value="18.455981941309254" table:style-name="ce52">
            <text:p><text:s/>18.5<text:s/></text:p>
          </table:table-cell>
          <table:table-cell office:value-type="float" office:value="265.8" table:style-name="ce51">
            <text:p><text:s/>266<text:s/></text:p>
          </table:table-cell>
          <table:table-cell table:number-columns-repeated="16375" table:style-name="ce14"/>
        </table:table-row>
        <table:table-row table:style-name="ro14">
          <table:table-cell office:value-type="string" table:style-name="ce49">
            <text:p>E08000019</text:p>
          </table:table-cell>
          <table:table-cell office:value-type="string" table:style-name="ce46">
            <text:p>Yorkshire and the Humber</text:p>
          </table:table-cell>
          <table:table-cell office:value-type="string" table:style-name="ce53">
            <text:p>Sheffield</text:p>
          </table:table-cell>
          <table:table-cell office:value-type="float" office:value="20.763000000000002" table:style-name="ce51">
            <text:p><text:s/>21<text:s/></text:p>
          </table:table-cell>
          <table:table-cell office:value-type="float" office:value="88.748999999999995" table:style-name="ce51">
            <text:p><text:s/>89<text:s/></text:p>
          </table:table-cell>
          <table:table-cell office:value-type="string" table:style-name="ce52">
            <text:p>4.3 to 1</text:p>
          </table:table-cell>
          <table:table-cell office:value-type="float" office:value="3.7309973045822105" table:style-name="ce52">
            <text:p><text:s/>3.7<text:s/></text:p>
          </table:table-cell>
          <table:table-cell office:value-type="float" office:value="15.947708894878707" table:style-name="ce52">
            <text:p><text:s/>15.9<text:s/></text:p>
          </table:table-cell>
          <table:table-cell office:value-type="float" office:value="556.5" table:style-name="ce51">
            <text:p><text:s/>557<text:s/></text:p>
          </table:table-cell>
          <table:table-cell table:number-columns-repeated="16375" table:style-name="ce14"/>
        </table:table-row>
        <table:table-row table:style-name="ro14">
          <table:table-cell office:value-type="string" table:style-name="ce54">
            <text:p>E11000006</text:p>
          </table:table-cell>
          <table:table-cell office:value-type="string" table:style-name="ce46">
            <text:p>Yorkshire and the Humber</text:p>
          </table:table-cell>
          <table:table-cell office:value-type="string" table:style-name="ce49">
            <text:p>West Yorkshire</text:p>
          </table:table-cell>
          <table:table-cell office:value-type="float" office:value="93.024000000000001" table:style-name="ce51">
            <text:p><text:s/>93<text:s/></text:p>
          </table:table-cell>
          <table:table-cell office:value-type="float" office:value="367.375" table:style-name="ce51">
            <text:p><text:s/>367<text:s/></text:p>
          </table:table-cell>
          <table:table-cell office:value-type="string" table:style-name="ce52">
            <text:p>3.9 to 1</text:p>
          </table:table-cell>
          <table:table-cell office:value-type="float" office:value="3.9557747916312302" table:style-name="ce52">
            <text:p><text:s/>4.0<text:s/></text:p>
          </table:table-cell>
          <table:table-cell office:value-type="float" office:value="15.622342235073994" table:style-name="ce52">
            <text:p><text:s/>15.6<text:s/></text:p>
          </table:table-cell>
          <table:table-cell office:value-type="float" office:value="2351.6" table:style-name="ce51">
            <text:p><text:s/>2,352<text:s/></text:p>
          </table:table-cell>
          <table:table-cell table:number-columns-repeated="16375" table:style-name="ce14"/>
        </table:table-row>
        <table:table-row table:style-name="ro14">
          <table:table-cell office:value-type="string" table:style-name="ce49">
            <text:p>E08000032</text:p>
          </table:table-cell>
          <table:table-cell office:value-type="string" table:style-name="ce46">
            <text:p>Yorkshire and the Humber</text:p>
          </table:table-cell>
          <table:table-cell office:value-type="string" table:style-name="ce53">
            <text:p>Bradford<text:s/></text:p>
          </table:table-cell>
          <table:table-cell office:value-type="float" office:value="16.050999999999998" table:style-name="ce51">
            <text:p><text:s/>16<text:s/></text:p>
          </table:table-cell>
          <table:table-cell office:value-type="float" office:value="76.897000000000006" table:style-name="ce51">
            <text:p><text:s/>77<text:s/></text:p>
          </table:table-cell>
          <table:table-cell office:value-type="string" table:style-name="ce52">
            <text:p>4.8 to 1</text:p>
          </table:table-cell>
          <table:table-cell office:value-type="float" office:value="2.9375915080527082" table:style-name="ce52">
            <text:p><text:s/>2.9<text:s/></text:p>
          </table:table-cell>
          <table:table-cell office:value-type="float" office:value="14.073389458272329" table:style-name="ce52">
            <text:p><text:s/>14.1<text:s/></text:p>
          </table:table-cell>
          <table:table-cell office:value-type="float" office:value="546.4" table:style-name="ce51">
            <text:p><text:s/>546<text:s/></text:p>
          </table:table-cell>
          <table:table-cell table:number-columns-repeated="16375" table:style-name="ce14"/>
        </table:table-row>
        <table:table-row table:style-name="ro14">
          <table:table-cell office:value-type="string" table:style-name="ce49">
            <text:p>E08000033</text:p>
          </table:table-cell>
          <table:table-cell office:value-type="string" table:style-name="ce46">
            <text:p>Yorkshire and the Humber</text:p>
          </table:table-cell>
          <table:table-cell office:value-type="string" table:style-name="ce53">
            <text:p>Calderdale</text:p>
          </table:table-cell>
          <table:table-cell office:value-type="float" office:value="9.3320000000000007" table:style-name="ce51">
            <text:p><text:s/>9<text:s/></text:p>
          </table:table-cell>
          <table:table-cell office:value-type="float" office:value="36.987000000000002" table:style-name="ce51">
            <text:p><text:s/>37<text:s/></text:p>
          </table:table-cell>
          <table:table-cell office:value-type="string" table:style-name="ce52">
            <text:p>4.0 to 1</text:p>
          </table:table-cell>
          <table:table-cell office:value-type="float" office:value="4.5169409486931276" table:style-name="ce52">
            <text:p><text:s/>4.5<text:s/></text:p>
          </table:table-cell>
          <table:table-cell office:value-type="float" office:value="17.9027105517909" table:style-name="ce52">
            <text:p><text:s/>17.9<text:s/></text:p>
          </table:table-cell>
          <table:table-cell office:value-type="float" office:value="206.6" table:style-name="ce51">
            <text:p><text:s/>207<text:s/></text:p>
          </table:table-cell>
          <table:table-cell table:number-columns-repeated="16375" table:style-name="ce14"/>
        </table:table-row>
        <table:table-row table:style-name="ro14">
          <table:table-cell office:value-type="string" table:style-name="ce49">
            <text:p>E08000034</text:p>
          </table:table-cell>
          <table:table-cell office:value-type="string" table:style-name="ce46">
            <text:p>Yorkshire and the Humber</text:p>
          </table:table-cell>
          <table:table-cell office:value-type="string" table:style-name="ce53">
            <text:p>Kirklees<text:s/></text:p>
          </table:table-cell>
          <table:table-cell office:value-type="float" office:value="17.294" table:style-name="ce51">
            <text:p><text:s/>17<text:s/></text:p>
          </table:table-cell>
          <table:table-cell office:value-type="float" office:value="71.894999999999996" table:style-name="ce51">
            <text:p><text:s/>72<text:s/></text:p>
          </table:table-cell>
          <table:table-cell office:value-type="string" table:style-name="ce52">
            <text:p>4.2 to 1</text:p>
          </table:table-cell>
          <table:table-cell office:value-type="float" office:value="3.9912300946226629" table:style-name="ce52">
            <text:p><text:s/>4.0<text:s/></text:p>
          </table:table-cell>
          <table:table-cell office:value-type="float" office:value="16.592430186937452" table:style-name="ce52">
            <text:p><text:s/>16.6<text:s/></text:p>
          </table:table-cell>
          <table:table-cell office:value-type="float" office:value="433.3" table:style-name="ce51">
            <text:p><text:s/>433<text:s/></text:p>
          </table:table-cell>
          <table:table-cell table:number-columns-repeated="16375" table:style-name="ce14"/>
        </table:table-row>
        <table:table-row table:style-name="ro14">
          <table:table-cell office:value-type="string" table:style-name="ce49">
            <text:p>E08000035</text:p>
          </table:table-cell>
          <table:table-cell office:value-type="string" table:style-name="ce46">
            <text:p>Yorkshire and the Humber</text:p>
          </table:table-cell>
          <table:table-cell office:value-type="string" table:style-name="ce53">
            <text:p>Leeds<text:s/></text:p>
          </table:table-cell>
          <table:table-cell office:value-type="float" office:value="31.315999999999999" table:style-name="ce51">
            <text:p><text:s/>31<text:s/></text:p>
          </table:table-cell>
          <table:table-cell office:value-type="float" office:value="118.791" table:style-name="ce51">
            <text:p><text:s/>119<text:s/></text:p>
          </table:table-cell>
          <table:table-cell office:value-type="string" table:style-name="ce52">
            <text:p>3.8 to 1</text:p>
          </table:table-cell>
          <table:table-cell office:value-type="float" office:value="3.8566502463054189" table:style-name="ce52">
            <text:p><text:s/>3.9<text:s/></text:p>
          </table:table-cell>
          <table:table-cell office:value-type="float" office:value="14.629433497536946" table:style-name="ce52">
            <text:p><text:s/>14.6<text:s/></text:p>
          </table:table-cell>
          <table:table-cell office:value-type="float" office:value="812" table:style-name="ce51">
            <text:p><text:s/>812<text:s/></text:p>
          </table:table-cell>
          <table:table-cell table:number-columns-repeated="16375" table:style-name="ce14"/>
        </table:table-row>
        <table:table-row table:style-name="ro14">
          <table:table-cell office:value-type="string" table:style-name="ce49">
            <text:p>E08000036</text:p>
          </table:table-cell>
          <table:table-cell office:value-type="string" table:style-name="ce46">
            <text:p>Yorkshire and the Humber</text:p>
          </table:table-cell>
          <table:table-cell office:value-type="string" table:style-name="ce53">
            <text:p>Wakefield</text:p>
          </table:table-cell>
          <table:table-cell office:value-type="float" office:value="19.030999999999999" table:style-name="ce51">
            <text:p><text:s/>19<text:s/></text:p>
          </table:table-cell>
          <table:table-cell office:value-type="float" office:value="62.805" table:style-name="ce51">
            <text:p><text:s/>63<text:s/></text:p>
          </table:table-cell>
          <table:table-cell office:value-type="string" table:style-name="ce52">
            <text:p>3.3 to 1</text:p>
          </table:table-cell>
          <table:table-cell office:value-type="float" office:value="5.3866402490801013" table:style-name="ce52">
            <text:p><text:s/>5.4<text:s/></text:p>
          </table:table-cell>
          <table:table-cell office:value-type="float" office:value="17.776677045004245" table:style-name="ce52">
            <text:p><text:s/>17.8<text:s/></text:p>
          </table:table-cell>
          <table:table-cell office:value-type="float" office:value="353.3" table:style-name="ce51">
            <text:p><text:s/>353<text:s/></text:p>
          </table:table-cell>
          <table:table-cell table:number-columns-repeated="16375" table:style-name="ce14"/>
        </table:table-row>
        <table:table-row table:style-name="ro14">
          <table:table-cell office:value-type="string" table:style-name="ce46">
            <text:p>E12000004</text:p>
          </table:table-cell>
          <table:table-cell office:value-type="string" table:style-name="ce46">
            <text:p>East Midlands</text:p>
          </table:table-cell>
          <table:table-cell office:value-type="string" table:style-name="ce42">
            <text:p>All East Midlands</text:p>
          </table:table-cell>
          <table:table-cell office:value-type="float" office:value="242.74799999999999" table:style-name="ce47">
            <text:p><text:s/>243<text:s/></text:p>
          </table:table-cell>
          <table:table-cell office:value-type="float" office:value="894.88499999999999" table:style-name="ce47">
            <text:p><text:s/>895<text:s/></text:p>
          </table:table-cell>
          <table:table-cell office:value-type="string" table:style-name="ce47">
            <text:p>3.7 to 1</text:p>
          </table:table-cell>
          <table:table-cell office:value-type="float" office:value="4.9741404040817994" table:style-name="ce48">
            <text:p><text:s/>5.0<text:s/></text:p>
          </table:table-cell>
          <table:table-cell office:value-type="float" office:value="18.337055858366462" table:style-name="ce48">
            <text:p><text:s/>18.3<text:s/></text:p>
          </table:table-cell>
          <table:table-cell office:value-type="float" office:value="4880.2" table:style-name="ce45">
            <text:p><text:s/>4,880<text:s/></text:p>
          </table:table-cell>
          <table:table-cell table:number-columns-repeated="16375" table:style-name="ce14"/>
        </table:table-row>
        <table:table-row table:style-name="ro14">
          <table:table-cell office:value-type="string" table:style-name="ce49">
            <text:p>E06000015</text:p>
          </table:table-cell>
          <table:table-cell office:value-type="string" table:style-name="ce46">
            <text:p>East Midlands</text:p>
          </table:table-cell>
          <table:table-cell office:value-type="string" table:style-name="ce49">
            <text:p>Derby<text:s/></text:p>
          </table:table-cell>
          <table:table-cell office:value-type="float" office:value="12.875" table:style-name="ce51">
            <text:p><text:s/>13<text:s/></text:p>
          </table:table-cell>
          <table:table-cell office:value-type="float" office:value="39.649000000000001" table:style-name="ce51">
            <text:p><text:s/>40<text:s/></text:p>
          </table:table-cell>
          <table:table-cell office:value-type="string" table:style-name="ce52">
            <text:p>3.1 to 1</text:p>
          </table:table-cell>
          <table:table-cell office:value-type="float" office:value="4.925401683244071" table:style-name="ce52">
            <text:p><text:s/>4.9<text:s/></text:p>
          </table:table-cell>
          <table:table-cell office:value-type="float" office:value="15.167941851568479" table:style-name="ce52">
            <text:p><text:s/>15.2<text:s/></text:p>
          </table:table-cell>
          <table:table-cell office:value-type="float" office:value="261.39999999999998" table:style-name="ce51">
            <text:p><text:s/>261<text:s/></text:p>
          </table:table-cell>
          <table:table-cell table:number-columns-repeated="16375" table:style-name="ce14"/>
        </table:table-row>
        <table:table-row table:style-name="ro14">
          <table:table-cell office:value-type="string" table:style-name="ce49">
            <text:p>E06000016</text:p>
          </table:table-cell>
          <table:table-cell office:value-type="string" table:style-name="ce46">
            <text:p>East Midlands</text:p>
          </table:table-cell>
          <table:table-cell office:value-type="string" table:style-name="ce49">
            <text:p>Leicester</text:p>
          </table:table-cell>
          <table:table-cell office:value-type="float" office:value="14.228999999999999" table:style-name="ce51">
            <text:p><text:s/>14<text:s/></text:p>
          </table:table-cell>
          <table:table-cell office:value-type="float" office:value="37.588999999999999" table:style-name="ce51">
            <text:p><text:s/>38<text:s/></text:p>
          </table:table-cell>
          <table:table-cell office:value-type="string" table:style-name="ce52">
            <text:p>2.6 to 1</text:p>
          </table:table-cell>
          <table:table-cell office:value-type="float" office:value="3.8602821486706453" table:style-name="ce52">
            <text:p><text:s/>3.9<text:s/></text:p>
          </table:table-cell>
          <table:table-cell office:value-type="float" office:value="10.197775366250678" table:style-name="ce52">
            <text:p><text:s/>10.2<text:s/></text:p>
          </table:table-cell>
          <table:table-cell office:value-type="float" office:value="368.6" table:style-name="ce51">
            <text:p><text:s/>369<text:s/></text:p>
          </table:table-cell>
          <table:table-cell table:number-columns-repeated="16375" table:style-name="ce14"/>
        </table:table-row>
        <table:table-row table:style-name="ro14">
          <table:table-cell office:value-type="string" table:style-name="ce49">
            <text:p>E06000018</text:p>
          </table:table-cell>
          <table:table-cell office:value-type="string" table:style-name="ce46">
            <text:p>East Midlands</text:p>
          </table:table-cell>
          <table:table-cell office:value-type="string" table:style-name="ce49">
            <text:p>Nottingham</text:p>
          </table:table-cell>
          <table:table-cell office:value-type="float" office:value="9.9190000000000005" table:style-name="ce51">
            <text:p><text:s/>10<text:s/></text:p>
          </table:table-cell>
          <table:table-cell office:value-type="float" office:value="35.232999999999997" table:style-name="ce51">
            <text:p><text:s/>35<text:s/></text:p>
          </table:table-cell>
          <table:table-cell office:value-type="string" table:style-name="ce52">
            <text:p>3.6 to 1</text:p>
          </table:table-cell>
          <table:table-cell office:value-type="float" office:value="3.0642570281124502" table:style-name="ce52">
            <text:p><text:s/>3.1<text:s/></text:p>
          </table:table-cell>
          <table:table-cell office:value-type="float" office:value="10.884460920605498" table:style-name="ce52">
            <text:p><text:s/>10.9<text:s/></text:p>
          </table:table-cell>
          <table:table-cell office:value-type="float" office:value="323.7" table:style-name="ce51">
            <text:p><text:s/>324<text:s/></text:p>
          </table:table-cell>
          <table:table-cell table:number-columns-repeated="3" table:style-name="ce17"/>
          <table:table-cell table:style-name="ce18"/>
          <table:table-cell table:style-name="ce16"/>
          <table:table-cell table:number-columns-repeated="16370" table:style-name="ce14"/>
        </table:table-row>
        <table:table-row table:style-name="ro14">
          <table:table-cell office:value-type="string" table:style-name="ce49">
            <text:p>E06000017</text:p>
          </table:table-cell>
          <table:table-cell office:value-type="string" table:style-name="ce46">
            <text:p>East Midlands</text:p>
          </table:table-cell>
          <table:table-cell office:value-type="string" table:style-name="ce49">
            <text:p>Rutland<text:s/></text:p>
          </table:table-cell>
          <table:table-cell office:value-type="float" office:value="1.768" table:style-name="ce51">
            <text:p><text:s/>2<text:s/></text:p>
          </table:table-cell>
          <table:table-cell office:value-type="float" office:value="9.7430000000000003" table:style-name="ce51">
            <text:p><text:s/>10<text:s/></text:p>
          </table:table-cell>
          <table:table-cell office:value-type="string" table:style-name="ce52">
            <text:p>5.5 to 1</text:p>
          </table:table-cell>
          <table:table-cell office:value-type="float" office:value="4.3121951219512198" table:style-name="ce52">
            <text:p><text:s/>4.3<text:s/></text:p>
          </table:table-cell>
          <table:table-cell office:value-type="float" office:value="23.763414634146343" table:style-name="ce52">
            <text:p><text:s/>23.8<text:s/></text:p>
          </table:table-cell>
          <table:table-cell office:value-type="float" office:value="41" table:style-name="ce51">
            <text:p><text:s/>41<text:s/></text:p>
          </table:table-cell>
          <table:table-cell table:number-columns-repeated="16375" table:style-name="ce14"/>
        </table:table-row>
        <table:table-row table:style-name="ro14">
          <table:table-cell office:value-type="string" table:style-name="ce49">
            <text:p>E10000007</text:p>
          </table:table-cell>
          <table:table-cell office:value-type="string" table:style-name="ce46">
            <text:p>East Midlands</text:p>
          </table:table-cell>
          <table:table-cell office:value-type="string" table:style-name="ce49">
            <text:p>Derbyshire</text:p>
          </table:table-cell>
          <table:table-cell office:value-type="float" office:value="51.164999999999999" table:style-name="ce51">
            <text:p><text:s/>51<text:s/></text:p>
          </table:table-cell>
          <table:table-cell office:value-type="float" office:value="166.536" table:style-name="ce51">
            <text:p><text:s/>167<text:s/></text:p>
          </table:table-cell>
          <table:table-cell office:value-type="string" table:style-name="ce52">
            <text:p>3.3 to 1</text:p>
          </table:table-cell>
          <table:table-cell office:value-type="float" office:value="6.4390888497357164" table:style-name="ce52">
            <text:p><text:s/>6.4<text:s/></text:p>
          </table:table-cell>
          <table:table-cell office:value-type="float" office:value="20.958469670274351" table:style-name="ce52">
            <text:p><text:s/>21.0<text:s/></text:p>
          </table:table-cell>
          <table:table-cell office:value-type="float" office:value="794.6" table:style-name="ce51">
            <text:p><text:s/>795<text:s/></text:p>
          </table:table-cell>
          <table:table-cell table:number-columns-repeated="16375" table:style-name="ce14"/>
        </table:table-row>
        <table:table-row table:style-name="ro14">
          <table:table-cell office:value-type="string" table:style-name="ce49">
            <text:p>E10000018</text:p>
          </table:table-cell>
          <table:table-cell office:value-type="string" table:style-name="ce46">
            <text:p>East Midlands</text:p>
          </table:table-cell>
          <table:table-cell office:value-type="string" table:style-name="ce49">
            <text:p>Leicestershire</text:p>
          </table:table-cell>
          <table:table-cell office:value-type="float" office:value="30.71" table:style-name="ce51">
            <text:p><text:s/>31<text:s/></text:p>
          </table:table-cell>
          <table:table-cell office:value-type="float" office:value="139.85300000000001" table:style-name="ce51">
            <text:p><text:s/>140<text:s/></text:p>
          </table:table-cell>
          <table:table-cell office:value-type="string" table:style-name="ce52">
            <text:p>4.6 to 1</text:p>
          </table:table-cell>
          <table:table-cell office:value-type="float" office:value="4.3113856521128744" table:style-name="ce52">
            <text:p><text:s/>4.3<text:s/></text:p>
          </table:table-cell>
          <table:table-cell office:value-type="float" office:value="19.634002527025132" table:style-name="ce52">
            <text:p><text:s/>19.6<text:s/></text:p>
          </table:table-cell>
          <table:table-cell office:value-type="float" office:value="712.3" table:style-name="ce51">
            <text:p><text:s/>712<text:s/></text:p>
          </table:table-cell>
          <table:table-cell table:number-columns-repeated="16375" table:style-name="ce14"/>
        </table:table-row>
        <table:table-row table:style-name="ro14">
          <table:table-cell office:value-type="string" table:style-name="ce49">
            <text:p>E10000019</text:p>
          </table:table-cell>
          <table:table-cell office:value-type="string" table:style-name="ce46">
            <text:p>East Midlands</text:p>
          </table:table-cell>
          <table:table-cell office:value-type="string" table:style-name="ce49">
            <text:p>Lincolnshire<text:s/></text:p>
          </table:table-cell>
          <table:table-cell office:value-type="float" office:value="45.081000000000003" table:style-name="ce51">
            <text:p><text:s/>45<text:s/></text:p>
          </table:table-cell>
          <table:table-cell office:value-type="float" office:value="170.619" table:style-name="ce51">
            <text:p><text:s/>171<text:s/></text:p>
          </table:table-cell>
          <table:table-cell office:value-type="string" table:style-name="ce52">
            <text:p>3.8 to 1</text:p>
          </table:table-cell>
          <table:table-cell office:value-type="float" office:value="5.8668662155127542" table:style-name="ce52">
            <text:p><text:s/>5.9<text:s/></text:p>
          </table:table-cell>
          <table:table-cell office:value-type="float" office:value="22.204450806871424" table:style-name="ce52">
            <text:p><text:s/>22.2<text:s/></text:p>
          </table:table-cell>
          <table:table-cell office:value-type="float" office:value="768.4" table:style-name="ce51">
            <text:p><text:s/>768<text:s/></text:p>
          </table:table-cell>
          <table:table-cell table:number-columns-repeated="16375" table:style-name="ce14"/>
        </table:table-row>
        <table:table-row table:style-name="ro14">
          <table:table-cell office:value-type="string" table:style-name="ce49">
            <text:p>E06000061</text:p>
          </table:table-cell>
          <table:table-cell office:value-type="string" table:style-name="ce46">
            <text:p>East Midlands</text:p>
          </table:table-cell>
          <table:table-cell office:value-type="string" table:style-name="ce49">
            <text:p>North Northamptonshire<text:s/></text:p>
          </table:table-cell>
          <table:table-cell office:value-type="float" office:value="16.992999999999999" table:style-name="ce51">
            <text:p><text:s/>17<text:s/></text:p>
          </table:table-cell>
          <table:table-cell office:value-type="float" office:value="61.286000000000001" table:style-name="ce51">
            <text:p><text:s/>61<text:s/></text:p>
          </table:table-cell>
          <table:table-cell office:value-type="string" table:style-name="ce52">
            <text:p>3.6 to 1</text:p>
          </table:table-cell>
          <table:table-cell office:value-type="float" office:value="4.726842837273991" table:style-name="ce52">
            <text:p><text:s/>4.7<text:s/></text:p>
          </table:table-cell>
          <table:table-cell office:value-type="float" office:value="17.047566063977747" table:style-name="ce52">
            <text:p><text:s/>17.0<text:s/></text:p>
          </table:table-cell>
          <table:table-cell office:value-type="float" office:value="359.5" table:style-name="ce51">
            <text:p><text:s/>360<text:s/></text:p>
          </table:table-cell>
          <table:table-cell table:number-columns-repeated="16375" table:style-name="ce14"/>
        </table:table-row>
        <table:table-row table:style-name="ro14">
          <table:table-cell office:value-type="string" table:style-name="ce49">
            <text:p>E06000062</text:p>
          </table:table-cell>
          <table:table-cell office:value-type="string" table:style-name="ce46">
            <text:p>East Midlands</text:p>
          </table:table-cell>
          <table:table-cell office:value-type="string" table:style-name="ce49">
            <text:p>West Northamptonshire</text:p>
          </table:table-cell>
          <table:table-cell office:value-type="float" office:value="17.196000000000002" table:style-name="ce51">
            <text:p><text:s/>17<text:s/></text:p>
          </table:table-cell>
          <table:table-cell office:value-type="float" office:value="68.686999999999998" table:style-name="ce52">
            <text:p><text:s/>68.7<text:s/></text:p>
          </table:table-cell>
          <table:table-cell office:value-type="string" table:style-name="ce52">
            <text:p>4.0 : 1</text:p>
          </table:table-cell>
          <table:table-cell office:value-type="float" office:value="4.0394644115574359" table:style-name="ce52">
            <text:p><text:s/>4.0<text:s/></text:p>
          </table:table-cell>
          <table:table-cell office:value-type="float" office:value="16.135071646699554" table:style-name="ce52">
            <text:p><text:s/>16.1<text:s/></text:p>
          </table:table-cell>
          <table:table-cell office:value-type="float" office:value="425.7" table:style-name="ce52">
            <text:p><text:s/>425.7<text:s/></text:p>
          </table:table-cell>
          <table:table-cell table:number-columns-repeated="16375" table:style-name="ce14"/>
        </table:table-row>
        <table:table-row table:style-name="ro14">
          <table:table-cell office:value-type="string" table:style-name="ce49">
            <text:p>E10000024</text:p>
          </table:table-cell>
          <table:table-cell office:value-type="string" table:style-name="ce46">
            <text:p>East Midlands</text:p>
          </table:table-cell>
          <table:table-cell office:value-type="string" table:style-name="ce49">
            <text:p>Nottinghamshire</text:p>
          </table:table-cell>
          <table:table-cell office:value-type="float" office:value="42.811999999999998" table:style-name="ce51">
            <text:p><text:s/>43<text:s/></text:p>
          </table:table-cell>
          <table:table-cell office:value-type="float" office:value="165.69" table:style-name="ce51">
            <text:p><text:s/>166<text:s/></text:p>
          </table:table-cell>
          <table:table-cell office:value-type="string" table:style-name="ce52">
            <text:p>3.9 to 1</text:p>
          </table:table-cell>
          <table:table-cell office:value-type="float" office:value="5.1905916585838989" table:style-name="ce52">
            <text:p><text:s/>5.2<text:s/></text:p>
          </table:table-cell>
          <table:table-cell office:value-type="float" office:value="20.088506304558681" table:style-name="ce52">
            <text:p><text:s/>20.1<text:s/></text:p>
          </table:table-cell>
          <table:table-cell office:value-type="float" office:value="824.8" table:style-name="ce51">
            <text:p><text:s/>825<text:s/></text:p>
          </table:table-cell>
          <table:table-cell table:number-columns-repeated="16375" table:style-name="ce14"/>
        </table:table-row>
        <table:table-row table:style-name="ro14">
          <table:table-cell office:value-type="string" table:style-name="ce46">
            <text:p>E12000005</text:p>
          </table:table-cell>
          <table:table-cell office:value-type="string" table:style-name="ce46">
            <text:p>West Midlands</text:p>
          </table:table-cell>
          <table:table-cell office:value-type="string" table:style-name="ce42">
            <text:p>All West Midlands</text:p>
          </table:table-cell>
          <table:table-cell office:value-type="float" office:value="278.22700000000003" table:style-name="ce47">
            <text:p><text:s/>278<text:s/></text:p>
          </table:table-cell>
          <table:table-cell office:value-type="float" office:value="1047.43" table:style-name="ce47">
            <text:p><text:s/>1,047<text:s/></text:p>
          </table:table-cell>
          <table:table-cell office:value-type="string" table:style-name="ce47">
            <text:p>3.8 to 1</text:p>
          </table:table-cell>
          <table:table-cell office:value-type="float" office:value="4.675455400954494" table:style-name="ce48">
            <text:p><text:s/>4.7<text:s/></text:p>
          </table:table-cell>
          <table:table-cell office:value-type="float" office:value="17.601498958123276" table:style-name="ce48">
            <text:p><text:s/>17.6<text:s/></text:p>
          </table:table-cell>
          <table:table-cell office:value-type="float" office:value="5950.8" table:style-name="ce45">
            <text:p><text:s/>5,951<text:s/></text:p>
          </table:table-cell>
          <table:table-cell table:number-columns-repeated="16375" table:style-name="ce14"/>
        </table:table-row>
        <table:table-row table:style-name="ro14">
          <table:table-cell office:value-type="string" table:style-name="ce49">
            <text:p>E06000019</text:p>
          </table:table-cell>
          <table:table-cell office:value-type="string" table:style-name="ce46">
            <text:p>West Midlands</text:p>
          </table:table-cell>
          <table:table-cell office:value-type="string" table:style-name="ce49">
            <text:p>Herefordshire, County of</text:p>
          </table:table-cell>
          <table:table-cell office:value-type="float" office:value="8.4469999999999992" table:style-name="ce51">
            <text:p><text:s/>8<text:s/></text:p>
          </table:table-cell>
          <table:table-cell office:value-type="float" office:value="45.904000000000003" table:style-name="ce51">
            <text:p><text:s/>46<text:s/></text:p>
          </table:table-cell>
          <table:table-cell office:value-type="string" table:style-name="ce52">
            <text:p>5.4 to 1</text:p>
          </table:table-cell>
          <table:table-cell office:value-type="float" office:value="4.5146980224478881" table:style-name="ce52">
            <text:p><text:s/>4.5<text:s/></text:p>
          </table:table-cell>
          <table:table-cell office:value-type="float" office:value="24.534473543559596" table:style-name="ce52">
            <text:p><text:s/>24.5<text:s/></text:p>
          </table:table-cell>
          <table:table-cell office:value-type="float" office:value="187.1" table:style-name="ce51">
            <text:p><text:s/>187<text:s/></text:p>
          </table:table-cell>
          <table:table-cell table:number-columns-repeated="16375" table:style-name="ce14"/>
        </table:table-row>
        <table:table-row table:style-name="ro14">
          <table:table-cell office:value-type="string" table:style-name="ce49">
            <text:p>E06000051</text:p>
          </table:table-cell>
          <table:table-cell office:value-type="string" table:style-name="ce46">
            <text:p>West Midlands</text:p>
          </table:table-cell>
          <table:table-cell office:value-type="string" table:style-name="ce49">
            <text:p>Shropshire<text:s/></text:p>
          </table:table-cell>
          <table:table-cell office:value-type="float" office:value="14.537000000000001" table:style-name="ce51">
            <text:p><text:s/>15<text:s/></text:p>
          </table:table-cell>
          <table:table-cell office:value-type="float" office:value="77.334999999999994" table:style-name="ce51">
            <text:p><text:s/>77<text:s/></text:p>
          </table:table-cell>
          <table:table-cell office:value-type="string" table:style-name="ce52">
            <text:p>5.3 to 1</text:p>
          </table:table-cell>
          <table:table-cell office:value-type="float" office:value="4.4922744128553775" table:style-name="ce52">
            <text:p><text:s/>4.5<text:s/></text:p>
          </table:table-cell>
          <table:table-cell office:value-type="float" office:value="23.898331273176758" table:style-name="ce52">
            <text:p><text:s/>23.9<text:s/></text:p>
          </table:table-cell>
          <table:table-cell office:value-type="float" office:value="323.60000000000002" table:style-name="ce51">
            <text:p><text:s/>324<text:s/></text:p>
          </table:table-cell>
          <table:table-cell table:number-columns-repeated="6" table:style-name="ce14"/>
          <table:table-cell table:style-name="ce15"/>
          <table:table-cell table:number-columns-repeated="16368" table:style-name="ce14"/>
        </table:table-row>
        <table:table-row table:style-name="ro14">
          <table:table-cell office:value-type="string" table:style-name="ce50">
            <text:p>E06000021</text:p>
          </table:table-cell>
          <table:table-cell office:value-type="string" table:style-name="ce46">
            <text:p>West Midlands</text:p>
          </table:table-cell>
          <table:table-cell office:value-type="string" table:style-name="ce49">
            <text:p>Stoke-on-Trent</text:p>
          </table:table-cell>
          <table:table-cell office:value-type="float" office:value="13.313000000000001" table:style-name="ce51">
            <text:p><text:s/>13<text:s/></text:p>
          </table:table-cell>
          <table:table-cell office:value-type="float" office:value="42.011000000000003" table:style-name="ce51">
            <text:p><text:s/>42<text:s/></text:p>
          </table:table-cell>
          <table:table-cell office:value-type="string" table:style-name="ce52">
            <text:p>3.2 to 1</text:p>
          </table:table-cell>
          <table:table-cell office:value-type="float" office:value="5.1520897832817347" table:style-name="ce52">
            <text:p><text:s/>5.2<text:s/></text:p>
          </table:table-cell>
          <table:table-cell office:value-type="float" office:value="16.258126934984524" table:style-name="ce52">
            <text:p><text:s/>16.3<text:s/></text:p>
          </table:table-cell>
          <table:table-cell office:value-type="float" office:value="258.39999999999998" table:style-name="ce51">
            <text:p><text:s/>258<text:s/></text:p>
          </table:table-cell>
          <table:table-cell table:number-columns-repeated="6" table:style-name="ce14"/>
          <table:table-cell table:style-name="ce15"/>
          <table:table-cell table:number-columns-repeated="16368" table:style-name="ce14"/>
        </table:table-row>
        <table:table-row table:style-name="ro14">
          <table:table-cell office:value-type="string" table:style-name="ce50">
            <text:p>E06000020</text:p>
          </table:table-cell>
          <table:table-cell office:value-type="string" table:style-name="ce46">
            <text:p>West Midlands</text:p>
          </table:table-cell>
          <table:table-cell office:value-type="string" table:style-name="ce49">
            <text:p>Telford and Wrekin</text:p>
          </table:table-cell>
          <table:table-cell office:value-type="float" office:value="9.3040000000000003" table:style-name="ce51">
            <text:p><text:s/>9<text:s/></text:p>
          </table:table-cell>
          <table:table-cell office:value-type="float" office:value="30.811" table:style-name="ce51">
            <text:p><text:s/>31<text:s/></text:p>
          </table:table-cell>
          <table:table-cell office:value-type="string" table:style-name="ce52">
            <text:p>3.3 to 1</text:p>
          </table:table-cell>
          <table:table-cell office:value-type="float" office:value="5.0129310344827589" table:style-name="ce52">
            <text:p><text:s/>5.0<text:s/></text:p>
          </table:table-cell>
          <table:table-cell office:value-type="float" office:value="16.600754310344829" table:style-name="ce52">
            <text:p><text:s/>16.6<text:s/></text:p>
          </table:table-cell>
          <table:table-cell office:value-type="float" office:value="185.6" table:style-name="ce51">
            <text:p><text:s/>186<text:s/></text:p>
          </table:table-cell>
          <table:table-cell table:number-columns-repeated="6" table:style-name="ce14"/>
          <table:table-cell table:style-name="ce15"/>
          <table:table-cell table:number-columns-repeated="16368" table:style-name="ce14"/>
        </table:table-row>
        <table:table-row table:style-name="ro14">
          <table:table-cell office:value-type="string" table:style-name="ce50">
            <text:p>E10000028</text:p>
          </table:table-cell>
          <table:table-cell office:value-type="string" table:style-name="ce46">
            <text:p>West Midlands</text:p>
          </table:table-cell>
          <table:table-cell office:value-type="string" table:style-name="ce49">
            <text:p>Staffordshire</text:p>
          </table:table-cell>
          <table:table-cell office:value-type="float" office:value="55.252000000000002" table:style-name="ce51">
            <text:p><text:s/>55<text:s/></text:p>
          </table:table-cell>
          <table:table-cell office:value-type="float" office:value="183.93" table:style-name="ce51">
            <text:p><text:s/>184<text:s/></text:p>
          </table:table-cell>
          <table:table-cell office:value-type="string" table:style-name="ce52">
            <text:p>3.3 to 1</text:p>
          </table:table-cell>
          <table:table-cell office:value-type="float" office:value="6.3065860061636796" table:style-name="ce52">
            <text:p><text:s/>6.3<text:s/></text:p>
          </table:table-cell>
          <table:table-cell office:value-type="float" office:value="20.994178746718411" table:style-name="ce52">
            <text:p><text:s/>21.0<text:s/></text:p>
          </table:table-cell>
          <table:table-cell office:value-type="float" office:value="876.1" table:style-name="ce51">
            <text:p><text:s/>876<text:s/></text:p>
          </table:table-cell>
          <table:table-cell table:number-columns-repeated="16375" table:style-name="ce14"/>
        </table:table-row>
        <table:table-row table:style-name="ro14">
          <table:table-cell office:value-type="string" table:style-name="ce49">
            <text:p>E10000031</text:p>
          </table:table-cell>
          <table:table-cell office:value-type="string" table:style-name="ce46">
            <text:p>West Midlands</text:p>
          </table:table-cell>
          <table:table-cell office:value-type="string" table:style-name="ce49">
            <text:p>Warwickshire</text:p>
          </table:table-cell>
          <table:table-cell office:value-type="float" office:value="24.466000000000001" table:style-name="ce51">
            <text:p><text:s/>24<text:s/></text:p>
          </table:table-cell>
          <table:table-cell office:value-type="float" office:value="115.27200000000001" table:style-name="ce51">
            <text:p><text:s/>115<text:s/></text:p>
          </table:table-cell>
          <table:table-cell office:value-type="string" table:style-name="ce52">
            <text:p>4.7 to 1</text:p>
          </table:table-cell>
          <table:table-cell office:value-type="float" office:value="4.0995308310991962" table:style-name="ce52">
            <text:p><text:s/>4.1<text:s/></text:p>
          </table:table-cell>
          <table:table-cell office:value-type="float" office:value="19.315013404825741" table:style-name="ce52">
            <text:p><text:s/>19.3<text:s/></text:p>
          </table:table-cell>
          <table:table-cell office:value-type="float" office:value="596.79999999999995" table:style-name="ce51">
            <text:p><text:s/>597<text:s/></text:p>
          </table:table-cell>
          <table:table-cell table:number-columns-repeated="16375" table:style-name="ce14"/>
        </table:table-row>
        <table:table-row table:style-name="ro14">
          <table:table-cell office:value-type="string" table:style-name="ce49">
            <text:p>E11000005</text:p>
          </table:table-cell>
          <table:table-cell office:value-type="string" table:style-name="ce46">
            <text:p>West Midlands</text:p>
          </table:table-cell>
          <table:table-cell office:value-type="string" table:style-name="ce49">
            <text:p>West Midlands</text:p>
          </table:table-cell>
          <table:table-cell office:value-type="float" office:value="119.84099999999999" table:style-name="ce51">
            <text:p><text:s/>120<text:s/></text:p>
          </table:table-cell>
          <table:table-cell office:value-type="float" office:value="421.56299999999999" table:style-name="ce51">
            <text:p><text:s/>422<text:s/></text:p>
          </table:table-cell>
          <table:table-cell office:value-type="string" table:style-name="ce52">
            <text:p>3.5 to 1</text:p>
          </table:table-cell>
          <table:table-cell office:value-type="float" office:value="4.1047061241265936" table:style-name="ce52">
            <text:p><text:s/>4.1<text:s/></text:p>
          </table:table-cell>
          <table:table-cell office:value-type="float" office:value="14.439066995478836" table:style-name="ce52">
            <text:p><text:s/>14.4<text:s/></text:p>
          </table:table-cell>
          <table:table-cell office:value-type="float" office:value="2919.5999999999995" table:style-name="ce51">
            <text:p><text:s/>2,920<text:s/></text:p>
          </table:table-cell>
          <table:table-cell table:number-columns-repeated="16375" table:style-name="ce14"/>
        </table:table-row>
        <table:table-row table:style-name="ro14">
          <table:table-cell office:value-type="string" table:style-name="ce49">
            <text:p>E08000025</text:p>
          </table:table-cell>
          <table:table-cell office:value-type="string" table:style-name="ce46">
            <text:p>West Midlands</text:p>
          </table:table-cell>
          <table:table-cell office:value-type="string" table:style-name="ce53">
            <text:p>Birmingham</text:p>
          </table:table-cell>
          <table:table-cell office:value-type="float" office:value="40.06" table:style-name="ce51">
            <text:p><text:s/>40<text:s/></text:p>
          </table:table-cell>
          <table:table-cell office:value-type="float" office:value="137.13200000000001" table:style-name="ce51">
            <text:p><text:s/>137<text:s/></text:p>
          </table:table-cell>
          <table:table-cell office:value-type="string" table:style-name="ce52">
            <text:p>3.4 to 1</text:p>
          </table:table-cell>
          <table:table-cell office:value-type="float" office:value="3.4989955454624857" table:style-name="ce52">
            <text:p><text:s/>3.5<text:s/></text:p>
          </table:table-cell>
          <table:table-cell office:value-type="float" office:value="11.977639968556206" table:style-name="ce52">
            <text:p><text:s/>12.0<text:s/></text:p>
          </table:table-cell>
          <table:table-cell office:value-type="float" office:value="1144.9000000000001" table:style-name="ce51">
            <text:p><text:s/>1,145<text:s/></text:p>
          </table:table-cell>
          <table:table-cell table:number-columns-repeated="16375" table:style-name="ce14"/>
        </table:table-row>
        <table:table-row table:style-name="ro14">
          <table:table-cell office:value-type="string" table:style-name="ce49">
            <text:p>E08000026</text:p>
          </table:table-cell>
          <table:table-cell office:value-type="string" table:style-name="ce46">
            <text:p>West Midlands</text:p>
          </table:table-cell>
          <table:table-cell office:value-type="string" table:style-name="ce53">
            <text:p>Coventry</text:p>
          </table:table-cell>
          <table:table-cell office:value-type="float" office:value="12.927" table:style-name="ce51">
            <text:p><text:s/>13<text:s/></text:p>
          </table:table-cell>
          <table:table-cell office:value-type="float" office:value="46.835999999999999" table:style-name="ce51">
            <text:p><text:s/>47<text:s/></text:p>
          </table:table-cell>
          <table:table-cell office:value-type="string" table:style-name="ce52">
            <text:p>3.6 to 1</text:p>
          </table:table-cell>
          <table:table-cell office:value-type="float" office:value="3.7437011294526501" table:style-name="ce52">
            <text:p><text:s/>3.7<text:s/></text:p>
          </table:table-cell>
          <table:table-cell office:value-type="float" office:value="13.56385751520417" table:style-name="ce52">
            <text:p><text:s/>13.6<text:s/></text:p>
          </table:table-cell>
          <table:table-cell office:value-type="float" office:value="345.3" table:style-name="ce51">
            <text:p><text:s/>345<text:s/></text:p>
          </table:table-cell>
          <table:table-cell table:number-columns-repeated="16375" table:style-name="ce14"/>
        </table:table-row>
        <table:table-row table:style-name="ro14">
          <table:table-cell office:value-type="string" table:style-name="ce49">
            <text:p>E08000027</text:p>
          </table:table-cell>
          <table:table-cell office:value-type="string" table:style-name="ce46">
            <text:p>West Midlands</text:p>
          </table:table-cell>
          <table:table-cell office:value-type="string" table:style-name="ce53">
            <text:p>Dudley<text:s/></text:p>
          </table:table-cell>
          <table:table-cell office:value-type="float" office:value="16.826000000000001" table:style-name="ce51">
            <text:p><text:s/>17<text:s/></text:p>
          </table:table-cell>
          <table:table-cell office:value-type="float" office:value="62.424999999999997" table:style-name="ce51">
            <text:p><text:s/>62<text:s/></text:p>
          </table:table-cell>
          <table:table-cell office:value-type="string" table:style-name="ce52">
            <text:p>3.7 to 1</text:p>
          </table:table-cell>
          <table:table-cell office:value-type="float" office:value="5.2012364760432774" table:style-name="ce52">
            <text:p><text:s/>5.2<text:s/></text:p>
          </table:table-cell>
          <table:table-cell office:value-type="float" office:value="19.296754250386396" table:style-name="ce52">
            <text:p><text:s/>19.3<text:s/></text:p>
          </table:table-cell>
          <table:table-cell office:value-type="float" office:value="323.5" table:style-name="ce51">
            <text:p><text:s/>324<text:s/></text:p>
          </table:table-cell>
          <table:table-cell table:number-columns-repeated="16375" table:style-name="ce14"/>
        </table:table-row>
        <table:table-row table:style-name="ro14">
          <table:table-cell office:value-type="string" table:style-name="ce49">
            <text:p>E08000028</text:p>
          </table:table-cell>
          <table:table-cell office:value-type="string" table:style-name="ce46">
            <text:p>West Midlands</text:p>
          </table:table-cell>
          <table:table-cell office:value-type="string" table:style-name="ce53">
            <text:p>Sandwell<text:s/></text:p>
          </table:table-cell>
          <table:table-cell office:value-type="float" office:value="15.532999999999999" table:style-name="ce51">
            <text:p><text:s/>16<text:s/></text:p>
          </table:table-cell>
          <table:table-cell office:value-type="float" office:value="45.139000000000003" table:style-name="ce51">
            <text:p><text:s/>45<text:s/></text:p>
          </table:table-cell>
          <table:table-cell office:value-type="string" table:style-name="ce52">
            <text:p>2.9 to 1</text:p>
          </table:table-cell>
          <table:table-cell office:value-type="float" office:value="4.5431412693770108" table:style-name="ce52">
            <text:p><text:s/>4.5<text:s/></text:p>
          </table:table-cell>
          <table:table-cell office:value-type="float" office:value="13.202398362094181" table:style-name="ce52">
            <text:p><text:s/>13.2<text:s/></text:p>
          </table:table-cell>
          <table:table-cell office:value-type="float" office:value="341.9" table:style-name="ce51">
            <text:p><text:s/>342<text:s/></text:p>
          </table:table-cell>
          <table:table-cell table:number-columns-repeated="16375" table:style-name="ce14"/>
        </table:table-row>
        <table:table-row table:style-name="ro14">
          <table:table-cell office:value-type="string" table:style-name="ce49">
            <text:p>E08000029</text:p>
          </table:table-cell>
          <table:table-cell office:value-type="string" table:style-name="ce46">
            <text:p>West Midlands</text:p>
          </table:table-cell>
          <table:table-cell office:value-type="string" table:style-name="ce53">
            <text:p>Solihull</text:p>
          </table:table-cell>
          <table:table-cell office:value-type="float" office:value="10.712999999999999" table:style-name="ce51">
            <text:p><text:s/>11<text:s/></text:p>
          </table:table-cell>
          <table:table-cell office:value-type="float" office:value="43.280999999999999" table:style-name="ce51">
            <text:p><text:s/>43<text:s/></text:p>
          </table:table-cell>
          <table:table-cell office:value-type="string" table:style-name="ce52">
            <text:p>4.0 to 1</text:p>
          </table:table-cell>
          <table:table-cell office:value-type="float" office:value="4.9551341350601295" table:style-name="ce52">
            <text:p><text:s/>5.0<text:s/></text:p>
          </table:table-cell>
          <table:table-cell office:value-type="float" office:value="20.018963922294173" table:style-name="ce52">
            <text:p><text:s/>20.0<text:s/></text:p>
          </table:table-cell>
          <table:table-cell office:value-type="float" office:value="216.2" table:style-name="ce51">
            <text:p><text:s/>216<text:s/></text:p>
          </table:table-cell>
          <table:table-cell table:number-columns-repeated="16375" table:style-name="ce14"/>
        </table:table-row>
        <table:table-row table:style-name="ro14">
          <table:table-cell office:value-type="string" table:style-name="ce49">
            <text:p>E08000030</text:p>
          </table:table-cell>
          <table:table-cell office:value-type="string" table:style-name="ce46">
            <text:p>West Midlands</text:p>
          </table:table-cell>
          <table:table-cell office:value-type="string" table:style-name="ce53">
            <text:p>Walsall</text:p>
          </table:table-cell>
          <table:table-cell office:value-type="float" office:value="14.176" table:style-name="ce51">
            <text:p><text:s/>14<text:s/></text:p>
          </table:table-cell>
          <table:table-cell office:value-type="float" office:value="46.566000000000003" table:style-name="ce51">
            <text:p><text:s/>47<text:s/></text:p>
          </table:table-cell>
          <table:table-cell office:value-type="string" table:style-name="ce52">
            <text:p>3.3 to 1</text:p>
          </table:table-cell>
          <table:table-cell office:value-type="float" office:value="4.9897923266455475" table:style-name="ce52">
            <text:p><text:s/>5.0<text:s/></text:p>
          </table:table-cell>
          <table:table-cell office:value-type="float" office:value="16.390707497360086" table:style-name="ce52">
            <text:p><text:s/>16.4<text:s/></text:p>
          </table:table-cell>
          <table:table-cell office:value-type="float" office:value="284.10000000000002" table:style-name="ce51">
            <text:p><text:s/>284<text:s/></text:p>
          </table:table-cell>
          <table:table-cell table:number-columns-repeated="16375" table:style-name="ce14"/>
        </table:table-row>
        <table:table-row table:style-name="ro14">
          <table:table-cell office:value-type="string" table:style-name="ce49">
            <text:p>E08000031</text:p>
          </table:table-cell>
          <table:table-cell office:value-type="string" table:style-name="ce46">
            <text:p>West Midlands</text:p>
          </table:table-cell>
          <table:table-cell office:value-type="string" table:style-name="ce53">
            <text:p>Wolverhampton</text:p>
          </table:table-cell>
          <table:table-cell office:value-type="float" office:value="9.6059999999999999" table:style-name="ce51">
            <text:p><text:s/>10<text:s/></text:p>
          </table:table-cell>
          <table:table-cell office:value-type="float" office:value="40.183999999999997" table:style-name="ce51">
            <text:p><text:s/>40<text:s/></text:p>
          </table:table-cell>
          <table:table-cell office:value-type="string" table:style-name="ce52">
            <text:p>4.2 to 1</text:p>
          </table:table-cell>
          <table:table-cell office:value-type="float" office:value="3.6427758816837317" table:style-name="ce52">
            <text:p><text:s/>3.6<text:s/></text:p>
          </table:table-cell>
          <table:table-cell office:value-type="float" office:value="15.238528631020099" table:style-name="ce52">
            <text:p><text:s/>15.2<text:s/></text:p>
          </table:table-cell>
          <table:table-cell office:value-type="float" office:value="263.7" table:style-name="ce51">
            <text:p><text:s/>264<text:s/></text:p>
          </table:table-cell>
          <table:table-cell table:number-columns-repeated="16375" table:style-name="ce14"/>
        </table:table-row>
        <table:table-row table:style-name="ro14">
          <table:table-cell office:value-type="string" table:style-name="ce49">
            <text:p>E10000034</text:p>
          </table:table-cell>
          <table:table-cell office:value-type="string" table:style-name="ce46">
            <text:p>West Midlands</text:p>
          </table:table-cell>
          <table:table-cell office:value-type="string" table:style-name="ce49">
            <text:p>Worcestershire</text:p>
          </table:table-cell>
          <table:table-cell office:value-type="float" office:value="33.067" table:style-name="ce51">
            <text:p><text:s/>33<text:s/></text:p>
          </table:table-cell>
          <table:table-cell office:value-type="float" office:value="130.60400000000001" table:style-name="ce51">
            <text:p><text:s/>131<text:s/></text:p>
          </table:table-cell>
          <table:table-cell office:value-type="string" table:style-name="ce52">
            <text:p>3.9 to 1</text:p>
          </table:table-cell>
          <table:table-cell office:value-type="float" office:value="5.4782968853545393" table:style-name="ce52">
            <text:p><text:s/>5.5<text:s/></text:p>
          </table:table-cell>
          <table:table-cell office:value-type="float" office:value="21.637508283631547" table:style-name="ce52">
            <text:p><text:s/>21.6<text:s/></text:p>
          </table:table-cell>
          <table:table-cell office:value-type="float" office:value="603.6" table:style-name="ce51">
            <text:p><text:s/>604<text:s/></text:p>
          </table:table-cell>
          <table:table-cell table:number-columns-repeated="16375" table:style-name="ce14"/>
        </table:table-row>
        <table:table-row table:style-name="ro14">
          <table:table-cell office:value-type="string" table:style-name="ce46">
            <text:p>E12000006</text:p>
          </table:table-cell>
          <table:table-cell office:value-type="string" table:style-name="ce46">
            <text:p>East</text:p>
          </table:table-cell>
          <table:table-cell office:value-type="string" table:style-name="ce42">
            <text:p>All East</text:p>
          </table:table-cell>
          <table:table-cell office:value-type="float" office:value="269.29699999999997" table:style-name="ce47">
            <text:p><text:s/>269<text:s/></text:p>
          </table:table-cell>
          <table:table-cell office:value-type="float" office:value="1169.3209999999999" table:style-name="ce47">
            <text:p><text:s/>1,169<text:s/></text:p>
          </table:table-cell>
          <table:table-cell office:value-type="string" table:style-name="ce47">
            <text:p>4.3 to 1</text:p>
          </table:table-cell>
          <table:table-cell office:value-type="float" office:value="4.2512747651748359" table:style-name="ce48">
            <text:p><text:s/>4.3<text:s/></text:p>
          </table:table-cell>
          <table:table-cell office:value-type="float" office:value="18.459562712131973" table:style-name="ce48">
            <text:p><text:s/>18.5<text:s/></text:p>
          </table:table-cell>
          <table:table-cell office:value-type="float" office:value="6334.5" table:style-name="ce45">
            <text:p><text:s/>6,335<text:s/></text:p>
          </table:table-cell>
          <table:table-cell table:number-columns-repeated="16375" table:style-name="ce14"/>
        </table:table-row>
        <table:table-row table:style-name="ro14">
          <table:table-cell office:value-type="string" table:style-name="ce49">
            <text:p>E06000055</text:p>
          </table:table-cell>
          <table:table-cell office:value-type="string" table:style-name="ce46">
            <text:p>East</text:p>
          </table:table-cell>
          <table:table-cell office:value-type="string" table:style-name="ce49">
            <text:p>Bedford</text:p>
          </table:table-cell>
          <table:table-cell office:value-type="float" office:value="7.0359999999999996" table:style-name="ce51">
            <text:p><text:s/>7<text:s/></text:p>
          </table:table-cell>
          <table:table-cell office:value-type="float" office:value="28.818000000000001" table:style-name="ce51">
            <text:p><text:s/>29<text:s/></text:p>
          </table:table-cell>
          <table:table-cell office:value-type="string" table:style-name="ce52">
            <text:p>4.1 to 1</text:p>
          </table:table-cell>
          <table:table-cell office:value-type="float" office:value="3.7970858067997839" table:style-name="ce52">
            <text:p><text:s/>3.8<text:s/></text:p>
          </table:table-cell>
          <table:table-cell office:value-type="float" office:value="15.55207771181867" table:style-name="ce52">
            <text:p><text:s/>15.6<text:s/></text:p>
          </table:table-cell>
          <table:table-cell office:value-type="float" office:value="185.3" table:style-name="ce51">
            <text:p><text:s/>185<text:s/></text:p>
          </table:table-cell>
          <table:table-cell table:number-columns-repeated="16375" table:style-name="ce14"/>
        </table:table-row>
        <table:table-row table:style-name="ro14">
          <table:table-cell office:value-type="string" table:style-name="ce49">
            <text:p>E06000056</text:p>
          </table:table-cell>
          <table:table-cell office:value-type="string" table:style-name="ce46">
            <text:p>East</text:p>
          </table:table-cell>
          <table:table-cell office:value-type="string" table:style-name="ce49">
            <text:p>Central Bedfordshire</text:p>
          </table:table-cell>
          <table:table-cell office:value-type="float" office:value="10.731" table:style-name="ce51">
            <text:p><text:s/>11<text:s/></text:p>
          </table:table-cell>
          <table:table-cell office:value-type="float" office:value="50.015999999999998" table:style-name="ce51">
            <text:p><text:s/>50<text:s/></text:p>
          </table:table-cell>
          <table:table-cell office:value-type="string" table:style-name="ce52">
            <text:p>4.7 to 1</text:p>
          </table:table-cell>
          <table:table-cell office:value-type="float" office:value="3.6475186947654654" table:style-name="ce52">
            <text:p><text:s/>3.6<text:s/></text:p>
          </table:table-cell>
          <table:table-cell office:value-type="float" office:value="17.000679809653295" table:style-name="ce52">
            <text:p><text:s/>17.0<text:s/></text:p>
          </table:table-cell>
          <table:table-cell office:value-type="float" office:value="294.2" table:style-name="ce51">
            <text:p><text:s/>294<text:s/></text:p>
          </table:table-cell>
          <table:table-cell table:number-columns-repeated="16375" table:style-name="ce14"/>
        </table:table-row>
        <table:table-row table:style-name="ro14">
          <table:table-cell office:value-type="string" table:style-name="ce49">
            <text:p>E06000032</text:p>
          </table:table-cell>
          <table:table-cell office:value-type="string" table:style-name="ce46">
            <text:p>East</text:p>
          </table:table-cell>
          <table:table-cell office:value-type="string" table:style-name="ce49">
            <text:p>Luton</text:p>
          </table:table-cell>
          <table:table-cell office:value-type="float" office:value="6.7779999999999996" table:style-name="ce51">
            <text:p><text:s/>7<text:s/></text:p>
          </table:table-cell>
          <table:table-cell office:value-type="float" office:value="23.853000000000002" table:style-name="ce51">
            <text:p><text:s/>24<text:s/></text:p>
          </table:table-cell>
          <table:table-cell office:value-type="string" table:style-name="ce52">
            <text:p>3.5 to 1</text:p>
          </table:table-cell>
          <table:table-cell office:value-type="float" office:value="3.0084332001775409" table:style-name="ce52">
            <text:p><text:s/>3.0<text:s/></text:p>
          </table:table-cell>
          <table:table-cell office:value-type="float" office:value="10.587217043941411" table:style-name="ce52">
            <text:p><text:s/>10.6<text:s/></text:p>
          </table:table-cell>
          <table:table-cell office:value-type="float" office:value="225.3" table:style-name="ce51">
            <text:p><text:s/>225<text:s/></text:p>
          </table:table-cell>
          <table:table-cell table:number-columns-repeated="16375" table:style-name="ce14"/>
        </table:table-row>
        <table:table-row table:style-name="ro14">
          <table:table-cell office:value-type="string" table:style-name="ce49">
            <text:p>E06000031</text:p>
          </table:table-cell>
          <table:table-cell office:value-type="string" table:style-name="ce46">
            <text:p>East</text:p>
          </table:table-cell>
          <table:table-cell office:value-type="string" table:style-name="ce49">
            <text:p>Peterborough</text:p>
          </table:table-cell>
          <table:table-cell office:value-type="float" office:value="9.0329999999999995" table:style-name="ce51">
            <text:p><text:s/>9<text:s/></text:p>
          </table:table-cell>
          <table:table-cell office:value-type="float" office:value="28.161999999999999" table:style-name="ce51">
            <text:p><text:s/>28<text:s/></text:p>
          </table:table-cell>
          <table:table-cell office:value-type="string" table:style-name="ce52">
            <text:p>3.1 to 1</text:p>
          </table:table-cell>
          <table:table-cell office:value-type="float" office:value="4.187760778859527" table:style-name="ce52">
            <text:p><text:s/>4.2<text:s/></text:p>
          </table:table-cell>
          <table:table-cell office:value-type="float" office:value="13.056096430227168" table:style-name="ce52">
            <text:p><text:s/>13.1<text:s/></text:p>
          </table:table-cell>
          <table:table-cell office:value-type="float" office:value="215.7" table:style-name="ce51">
            <text:p><text:s/>216<text:s/></text:p>
          </table:table-cell>
          <table:table-cell table:number-columns-repeated="16375" table:style-name="ce14"/>
        </table:table-row>
        <table:table-row table:style-name="ro14">
          <table:table-cell office:value-type="string" table:style-name="ce49">
            <text:p>E06000033</text:p>
          </table:table-cell>
          <table:table-cell office:value-type="string" table:style-name="ce46">
            <text:p>East</text:p>
          </table:table-cell>
          <table:table-cell office:value-type="string" table:style-name="ce49">
            <text:p>Southend-on-Sea</text:p>
          </table:table-cell>
          <table:table-cell office:value-type="float" office:value="6.9480000000000004" table:style-name="ce51">
            <text:p><text:s/>7<text:s/></text:p>
          </table:table-cell>
          <table:table-cell office:value-type="float" office:value="32.594000000000001" table:style-name="ce51">
            <text:p><text:s/>33<text:s/></text:p>
          </table:table-cell>
          <table:table-cell office:value-type="string" table:style-name="ce52">
            <text:p>4.7 to 1</text:p>
          </table:table-cell>
          <table:table-cell office:value-type="float" office:value="3.8450470392916443" table:style-name="ce52">
            <text:p><text:s/>3.8<text:s/></text:p>
          </table:table-cell>
          <table:table-cell office:value-type="float" office:value="18.037631433314889" table:style-name="ce52">
            <text:p><text:s/>18.0<text:s/></text:p>
          </table:table-cell>
          <table:table-cell office:value-type="float" office:value="180.7" table:style-name="ce51">
            <text:p><text:s/>181<text:s/></text:p>
          </table:table-cell>
          <table:table-cell table:number-columns-repeated="16375" table:style-name="ce14"/>
        </table:table-row>
        <table:table-row table:style-name="ro14">
          <table:table-cell office:value-type="string" table:style-name="ce49">
            <text:p>E06000034</text:p>
          </table:table-cell>
          <table:table-cell office:value-type="string" table:style-name="ce46">
            <text:p>East</text:p>
          </table:table-cell>
          <table:table-cell office:value-type="string" table:style-name="ce49">
            <text:p>Thurrock</text:p>
          </table:table-cell>
          <table:table-cell office:value-type="float" office:value="8.4689999999999994" table:style-name="ce51">
            <text:p><text:s/>8<text:s/></text:p>
          </table:table-cell>
          <table:table-cell office:value-type="float" office:value="22.315000000000001" table:style-name="ce51">
            <text:p><text:s/>22<text:s/></text:p>
          </table:table-cell>
          <table:table-cell office:value-type="string" table:style-name="ce52">
            <text:p>2.6 to 1</text:p>
          </table:table-cell>
          <table:table-cell office:value-type="float" office:value="4.8119318181818178" table:style-name="ce52">
            <text:p><text:s/>4.8<text:s/></text:p>
          </table:table-cell>
          <table:table-cell office:value-type="float" office:value="12.678977272727273" table:style-name="ce52">
            <text:p><text:s/>12.7<text:s/></text:p>
          </table:table-cell>
          <table:table-cell office:value-type="float" office:value="176" table:style-name="ce51">
            <text:p><text:s/>176<text:s/></text:p>
          </table:table-cell>
          <table:table-cell table:number-columns-repeated="16375" table:style-name="ce14"/>
        </table:table-row>
        <table:table-row table:style-name="ro14">
          <table:table-cell office:value-type="string" table:style-name="ce49">
            <text:p>E10000003</text:p>
          </table:table-cell>
          <table:table-cell office:value-type="string" table:style-name="ce46">
            <text:p>East</text:p>
          </table:table-cell>
          <table:table-cell office:value-type="string" table:style-name="ce49">
            <text:p>Cambridgeshire</text:p>
          </table:table-cell>
          <table:table-cell office:value-type="float" office:value="29.759" table:style-name="ce51">
            <text:p><text:s/>30<text:s/></text:p>
          </table:table-cell>
          <table:table-cell office:value-type="float" office:value="118.61799999999999" table:style-name="ce51">
            <text:p><text:s/>119<text:s/></text:p>
          </table:table-cell>
          <table:table-cell office:value-type="string" table:style-name="ce52">
            <text:p>4.0 to 1</text:p>
          </table:table-cell>
          <table:table-cell office:value-type="float" office:value="4.3853521956970232" table:style-name="ce52">
            <text:p><text:s/>4.4<text:s/></text:p>
          </table:table-cell>
          <table:table-cell office:value-type="float" office:value="17.479811376363099" table:style-name="ce52">
            <text:p><text:s/>17.5<text:s/></text:p>
          </table:table-cell>
          <table:table-cell office:value-type="float" office:value="678.6" table:style-name="ce51">
            <text:p><text:s/>679<text:s/></text:p>
          </table:table-cell>
          <table:table-cell table:number-columns-repeated="16375" table:style-name="ce14"/>
        </table:table-row>
        <table:table-row table:style-name="ro14">
          <table:table-cell office:value-type="string" table:style-name="ce49">
            <text:p>E10000012</text:p>
          </table:table-cell>
          <table:table-cell office:value-type="string" table:style-name="ce46">
            <text:p>East</text:p>
          </table:table-cell>
          <table:table-cell office:value-type="string" table:style-name="ce49">
            <text:p>Essex</text:p>
          </table:table-cell>
          <table:table-cell office:value-type="float" office:value="61.831000000000003" table:style-name="ce51">
            <text:p><text:s/>62<text:s/></text:p>
          </table:table-cell>
          <table:table-cell office:value-type="float" office:value="292.99299999999999" table:style-name="ce51">
            <text:p><text:s/>293<text:s/></text:p>
          </table:table-cell>
          <table:table-cell office:value-type="string" table:style-name="ce52">
            <text:p>4.7 to 1</text:p>
          </table:table-cell>
          <table:table-cell office:value-type="float" office:value="4.1130180270072509" table:style-name="ce52">
            <text:p><text:s/>4.1<text:s/></text:p>
          </table:table-cell>
          <table:table-cell office:value-type="float" office:value="19.489988691545268" table:style-name="ce52">
            <text:p><text:s/>19.5<text:s/></text:p>
          </table:table-cell>
          <table:table-cell office:value-type="float" office:value="1503.3" table:style-name="ce51">
            <text:p><text:s/>1,503<text:s/></text:p>
          </table:table-cell>
          <table:table-cell table:number-columns-repeated="16375" table:style-name="ce14"/>
        </table:table-row>
        <table:table-row table:style-name="ro14">
          <table:table-cell office:value-type="string" table:style-name="ce49">
            <text:p>E10000015</text:p>
          </table:table-cell>
          <table:table-cell office:value-type="string" table:style-name="ce46">
            <text:p>East</text:p>
          </table:table-cell>
          <table:table-cell office:value-type="string" table:style-name="ce49">
            <text:p>Hertfordshire<text:s/></text:p>
          </table:table-cell>
          <table:table-cell office:value-type="float" office:value="57.185000000000002" table:style-name="ce51">
            <text:p><text:s/>57<text:s/></text:p>
          </table:table-cell>
          <table:table-cell office:value-type="float" office:value="191.55799999999999" table:style-name="ce51">
            <text:p><text:s/>192<text:s/></text:p>
          </table:table-cell>
          <table:table-cell office:value-type="string" table:style-name="ce52">
            <text:p>3.3 to 1</text:p>
          </table:table-cell>
          <table:table-cell office:value-type="float" office:value="4.7701868535201868" table:style-name="ce52">
            <text:p><text:s/>4.8<text:s/></text:p>
          </table:table-cell>
          <table:table-cell office:value-type="float" office:value="15.979145812479146" table:style-name="ce52">
            <text:p><text:s/>16.0<text:s/></text:p>
          </table:table-cell>
          <table:table-cell office:value-type="float" office:value="1198.8" table:style-name="ce51">
            <text:p><text:s/>1,199<text:s/></text:p>
          </table:table-cell>
          <table:table-cell table:number-columns-repeated="16375" table:style-name="ce14"/>
        </table:table-row>
        <table:table-row table:style-name="ro14">
          <table:table-cell office:value-type="string" table:style-name="ce49">
            <text:p>E10000020</text:p>
          </table:table-cell>
          <table:table-cell office:value-type="string" table:style-name="ce46">
            <text:p>East</text:p>
          </table:table-cell>
          <table:table-cell office:value-type="string" table:style-name="ce49">
            <text:p>Norfolk<text:s/></text:p>
          </table:table-cell>
          <table:table-cell office:value-type="float" office:value="34.604999999999997" table:style-name="ce51">
            <text:p><text:s/>35<text:s/></text:p>
          </table:table-cell>
          <table:table-cell office:value-type="float" office:value="211.28100000000001" table:style-name="ce51">
            <text:p><text:s/>211<text:s/></text:p>
          </table:table-cell>
          <table:table-cell office:value-type="string" table:style-name="ce52">
            <text:p>6.1 to 1</text:p>
          </table:table-cell>
          <table:table-cell office:value-type="float" office:value="3.7770137524557956" table:style-name="ce52">
            <text:p><text:s/>3.8<text:s/></text:p>
          </table:table-cell>
          <table:table-cell office:value-type="float" office:value="23.060576293385722" table:style-name="ce52">
            <text:p><text:s/>23.1<text:s/></text:p>
          </table:table-cell>
          <table:table-cell office:value-type="float" office:value="916.2" table:style-name="ce51">
            <text:p><text:s/>916<text:s/></text:p>
          </table:table-cell>
          <table:table-cell table:number-columns-repeated="16375" table:style-name="ce14"/>
        </table:table-row>
        <table:table-row table:style-name="ro14">
          <table:table-cell office:value-type="string" table:style-name="ce49">
            <text:p>E10000029</text:p>
          </table:table-cell>
          <table:table-cell office:value-type="string" table:style-name="ce46">
            <text:p>East</text:p>
          </table:table-cell>
          <table:table-cell office:value-type="string" table:style-name="ce49">
            <text:p>Suffolk</text:p>
          </table:table-cell>
          <table:table-cell office:value-type="float" office:value="36.921999999999997" table:style-name="ce51">
            <text:p><text:s/>37<text:s/></text:p>
          </table:table-cell>
          <table:table-cell office:value-type="float" office:value="169.113" table:style-name="ce51">
            <text:p><text:s/>169<text:s/></text:p>
          </table:table-cell>
          <table:table-cell office:value-type="string" table:style-name="ce52">
            <text:p>4.6 to 1</text:p>
          </table:table-cell>
          <table:table-cell office:value-type="float" office:value="4.8562409575167695" table:style-name="ce52">
            <text:p><text:s/>4.9<text:s/></text:p>
          </table:table-cell>
          <table:table-cell office:value-type="float" office:value="22.242930422201766" table:style-name="ce52">
            <text:p><text:s/>22.2<text:s/></text:p>
          </table:table-cell>
          <table:table-cell office:value-type="float" office:value="760.3" table:style-name="ce51">
            <text:p><text:s/>760<text:s/></text:p>
          </table:table-cell>
          <table:table-cell table:number-columns-repeated="16375" table:style-name="ce14"/>
        </table:table-row>
        <table:table-row table:style-name="ro14">
          <table:table-cell office:value-type="string" table:style-name="ce46">
            <text:p>E12000007</text:p>
          </table:table-cell>
          <table:table-cell office:value-type="string" table:style-name="ce46">
            <text:p>London</text:p>
          </table:table-cell>
          <table:table-cell office:value-type="string" table:style-name="ce42">
            <text:p>All London</text:p>
          </table:table-cell>
          <table:table-cell office:value-type="float" office:value="258.60600000000005" table:style-name="ce47">
            <text:p><text:s/>259<text:s/></text:p>
          </table:table-cell>
          <table:table-cell office:value-type="float" office:value="932.33500000000004" table:style-name="ce47">
            <text:p><text:s/>932<text:s/></text:p>
          </table:table-cell>
          <table:table-cell office:value-type="string" table:style-name="ce47">
            <text:p>3.6 to 1</text:p>
          </table:table-cell>
          <table:table-cell office:value-type="float" office:value="2.9387713357121763" table:style-name="ce48">
            <text:p><text:s/>2.9<text:s/></text:p>
          </table:table-cell>
          <table:table-cell office:value-type="float" office:value="10.594956703561447" table:style-name="ce48">
            <text:p><text:s/>10.6<text:s/></text:p>
          </table:table-cell>
          <table:table-cell office:value-type="float" office:value="8799.7999999999993" table:style-name="ce45">
            <text:p><text:s/>8,800<text:s/></text:p>
          </table:table-cell>
          <table:table-cell table:number-columns-repeated="16375" table:style-name="ce14"/>
        </table:table-row>
        <table:table-row table:style-name="ro14">
          <table:table-cell office:value-type="string" table:style-name="ce49">
            <text:p>E09000007</text:p>
          </table:table-cell>
          <table:table-cell office:value-type="string" table:style-name="ce46">
            <text:p>London</text:p>
          </table:table-cell>
          <table:table-cell office:value-type="string" table:style-name="ce50">
            <text:p>Camden</text:p>
          </table:table-cell>
          <table:table-cell office:value-type="float" office:value="6.4950000000000001" table:style-name="ce51">
            <text:p><text:s/>6<text:s/></text:p>
          </table:table-cell>
          <table:table-cell office:value-type="float" office:value="22.041" table:style-name="ce51">
            <text:p><text:s/>22<text:s/></text:p>
          </table:table-cell>
          <table:table-cell office:value-type="string" table:style-name="ce52">
            <text:p>3.4 to 1</text:p>
          </table:table-cell>
          <table:table-cell office:value-type="float" office:value="3.0913850547358401" table:style-name="ce52">
            <text:p><text:s/>3.1<text:s/></text:p>
          </table:table-cell>
          <table:table-cell office:value-type="float" office:value="10.490718705378391" table:style-name="ce52">
            <text:p><text:s/>10.5<text:s/></text:p>
          </table:table-cell>
          <table:table-cell office:value-type="float" office:value="210.1" table:style-name="ce51">
            <text:p><text:s/>210<text:s/></text:p>
          </table:table-cell>
          <table:table-cell table:number-columns-repeated="16375" table:style-name="ce14"/>
        </table:table-row>
        <table:table-row table:style-name="ro14">
          <table:table-cell office:value-type="string" table:style-name="ce49">
            <text:p>E09000001</text:p>
          </table:table-cell>
          <table:table-cell office:value-type="string" table:style-name="ce46">
            <text:p>London</text:p>
          </table:table-cell>
          <table:table-cell office:value-type="string" table:style-name="ce50">
            <text:p>City of London</text:p>
          </table:table-cell>
          <table:table-cell office:value-type="float" office:value="0.14599999999999999" table:style-name="ce51">
            <text:p><text:s/>0<text:s/></text:p>
          </table:table-cell>
          <table:table-cell office:value-type="float" office:value="1.1180000000000001" table:style-name="ce51">
            <text:p><text:s/>1<text:s/></text:p>
          </table:table-cell>
          <table:table-cell office:value-type="string" table:style-name="ce52">
            <text:p>7.7 to 1</text:p>
          </table:table-cell>
          <table:table-cell office:value-type="float" office:value="1.6976744186046511" table:style-name="ce52">
            <text:p><text:s/>1.7<text:s/></text:p>
          </table:table-cell>
          <table:table-cell office:value-type="float" office:value="13" table:style-name="ce52">
            <text:p><text:s/>13.0<text:s/></text:p>
          </table:table-cell>
          <table:table-cell office:value-type="float" office:value="8.6" table:style-name="ce51">
            <text:p><text:s/>9<text:s/></text:p>
          </table:table-cell>
          <table:table-cell table:number-columns-repeated="16375" table:style-name="ce14"/>
        </table:table-row>
        <table:table-row table:style-name="ro14">
          <table:table-cell office:value-type="string" table:style-name="ce49">
            <text:p>E09000012</text:p>
          </table:table-cell>
          <table:table-cell office:value-type="string" table:style-name="ce46">
            <text:p>London</text:p>
          </table:table-cell>
          <table:table-cell office:value-type="string" table:style-name="ce50">
            <text:p>Hackney<text:s/></text:p>
          </table:table-cell>
          <table:table-cell office:value-type="float" office:value="6.5339999999999998" table:style-name="ce51">
            <text:p><text:s/>7<text:s/></text:p>
          </table:table-cell>
          <table:table-cell office:value-type="float" office:value="18.463999999999999" table:style-name="ce51">
            <text:p><text:s/>18<text:s/></text:p>
          </table:table-cell>
          <table:table-cell office:value-type="string" table:style-name="ce52">
            <text:p>2.8 to 1</text:p>
          </table:table-cell>
          <table:table-cell office:value-type="float" office:value="2.520833333333333" table:style-name="ce52">
            <text:p><text:s/>2.5<text:s/></text:p>
          </table:table-cell>
          <table:table-cell office:value-type="float" office:value="7.1234567901234573" table:style-name="ce52">
            <text:p><text:s/>7.1<text:s/></text:p>
          </table:table-cell>
          <table:table-cell office:value-type="float" office:value="259.2" table:style-name="ce51">
            <text:p><text:s/>259<text:s/></text:p>
          </table:table-cell>
          <table:table-cell table:number-columns-repeated="16375" table:style-name="ce14"/>
        </table:table-row>
        <table:table-row table:style-name="ro14">
          <table:table-cell office:value-type="string" table:style-name="ce49">
            <text:p>E09000013</text:p>
          </table:table-cell>
          <table:table-cell office:value-type="string" table:style-name="ce46">
            <text:p>London</text:p>
          </table:table-cell>
          <table:table-cell office:value-type="string" table:style-name="ce50">
            <text:p>Hammersmith and Fulham<text:s/></text:p>
          </table:table-cell>
          <table:table-cell office:value-type="float" office:value="4.1310000000000002" table:style-name="ce51">
            <text:p><text:s/>4<text:s/></text:p>
          </table:table-cell>
          <table:table-cell office:value-type="float" office:value="16.849" table:style-name="ce51">
            <text:p><text:s/>17<text:s/></text:p>
          </table:table-cell>
          <table:table-cell office:value-type="string" table:style-name="ce52">
            <text:p>4.1 to 1</text:p>
          </table:table-cell>
          <table:table-cell office:value-type="float" office:value="2.2549126637554586" table:style-name="ce52">
            <text:p><text:s/>2.3<text:s/></text:p>
          </table:table-cell>
          <table:table-cell office:value-type="float" office:value="9.1970524017467259" table:style-name="ce52">
            <text:p><text:s/>9.2<text:s/></text:p>
          </table:table-cell>
          <table:table-cell office:value-type="float" office:value="183.2" table:style-name="ce51">
            <text:p><text:s/>183<text:s/></text:p>
          </table:table-cell>
          <table:table-cell table:number-columns-repeated="16375" table:style-name="ce14"/>
        </table:table-row>
        <table:table-row table:style-name="ro14">
          <table:table-cell office:value-type="string" table:style-name="ce49">
            <text:p>E09000014</text:p>
          </table:table-cell>
          <table:table-cell office:value-type="string" table:style-name="ce46">
            <text:p>London</text:p>
          </table:table-cell>
          <table:table-cell office:value-type="string" table:style-name="ce50">
            <text:p>Haringey</text:p>
          </table:table-cell>
          <table:table-cell office:value-type="float" office:value="8.23" table:style-name="ce51">
            <text:p><text:s/>8<text:s/></text:p>
          </table:table-cell>
          <table:table-cell office:value-type="float" office:value="24.773" table:style-name="ce51">
            <text:p><text:s/>25<text:s/></text:p>
          </table:table-cell>
          <table:table-cell office:value-type="string" table:style-name="ce52">
            <text:p>3.0 to 1</text:p>
          </table:table-cell>
          <table:table-cell office:value-type="float" office:value="3.1150643451930362" table:style-name="ce52">
            <text:p><text:s/>3.1<text:s/></text:p>
          </table:table-cell>
          <table:table-cell office:value-type="float" office:value="9.3766086298258902" table:style-name="ce52">
            <text:p><text:s/>9.4<text:s/></text:p>
          </table:table-cell>
          <table:table-cell office:value-type="float" office:value="264.2" table:style-name="ce51">
            <text:p><text:s/>264<text:s/></text:p>
          </table:table-cell>
          <table:table-cell table:number-columns-repeated="16375" table:style-name="ce14"/>
        </table:table-row>
        <table:table-row table:style-name="ro14">
          <table:table-cell office:value-type="string" table:style-name="ce49">
            <text:p>E09000019</text:p>
          </table:table-cell>
          <table:table-cell office:value-type="string" table:style-name="ce46">
            <text:p>London</text:p>
          </table:table-cell>
          <table:table-cell office:value-type="string" table:style-name="ce50">
            <text:p>Islington</text:p>
          </table:table-cell>
          <table:table-cell office:value-type="float" office:value="7.73" table:style-name="ce51">
            <text:p><text:s/>8<text:s/></text:p>
          </table:table-cell>
          <table:table-cell office:value-type="float" office:value="18.428999999999998" table:style-name="ce51">
            <text:p><text:s/>18<text:s/></text:p>
          </table:table-cell>
          <table:table-cell office:value-type="string" table:style-name="ce52">
            <text:p>2.4 to 1</text:p>
          </table:table-cell>
          <table:table-cell office:value-type="float" office:value="3.5687903970452446" table:style-name="ce52">
            <text:p><text:s/>3.6<text:s/></text:p>
          </table:table-cell>
          <table:table-cell office:value-type="float" office:value="8.5083102493074776" table:style-name="ce52">
            <text:p><text:s/>8.5<text:s/></text:p>
          </table:table-cell>
          <table:table-cell office:value-type="float" office:value="216.6" table:style-name="ce51">
            <text:p><text:s/>217<text:s/></text:p>
          </table:table-cell>
          <table:table-cell table:number-columns-repeated="16375" table:style-name="ce14"/>
        </table:table-row>
        <table:table-row table:style-name="ro14">
          <table:table-cell office:value-type="string" table:style-name="ce49">
            <text:p>E09000020</text:p>
          </table:table-cell>
          <table:table-cell office:value-type="string" table:style-name="ce46">
            <text:p>London</text:p>
          </table:table-cell>
          <table:table-cell office:value-type="string" table:style-name="ce50">
            <text:p>Kensington and Chelsea</text:p>
          </table:table-cell>
          <table:table-cell office:value-type="float" office:value="2.4420000000000002" table:style-name="ce51">
            <text:p><text:s/>2<text:s/></text:p>
          </table:table-cell>
          <table:table-cell office:value-type="float" office:value="16.721" table:style-name="ce51">
            <text:p><text:s/>17<text:s/></text:p>
          </table:table-cell>
          <table:table-cell office:value-type="string" table:style-name="ce52">
            <text:p>6.8 to 1</text:p>
          </table:table-cell>
          <table:table-cell office:value-type="float" office:value="1.7029288702928871" table:style-name="ce52">
            <text:p><text:s/>1.7<text:s/></text:p>
          </table:table-cell>
          <table:table-cell office:value-type="float" office:value="11.660390516039051" table:style-name="ce52">
            <text:p><text:s/>11.7<text:s/></text:p>
          </table:table-cell>
          <table:table-cell office:value-type="float" office:value="143.4" table:style-name="ce51">
            <text:p><text:s/>143<text:s/></text:p>
          </table:table-cell>
          <table:table-cell table:number-columns-repeated="16375" table:style-name="ce14"/>
        </table:table-row>
        <table:table-row table:style-name="ro14">
          <table:table-cell office:value-type="string" table:style-name="ce49">
            <text:p>E09000022</text:p>
          </table:table-cell>
          <table:table-cell office:value-type="string" table:style-name="ce46">
            <text:p>London</text:p>
          </table:table-cell>
          <table:table-cell office:value-type="string" table:style-name="ce50">
            <text:p>Lambeth<text:s/></text:p>
          </table:table-cell>
          <table:table-cell office:value-type="float" office:value="6.202" table:style-name="ce51">
            <text:p><text:s/>6<text:s/></text:p>
          </table:table-cell>
          <table:table-cell office:value-type="float" office:value="24.699000000000002" table:style-name="ce51">
            <text:p><text:s/>25<text:s/></text:p>
          </table:table-cell>
          <table:table-cell office:value-type="string" table:style-name="ce52">
            <text:p>4.0 to 1</text:p>
          </table:table-cell>
          <table:table-cell office:value-type="float" office:value="1.9527707808564232" table:style-name="ce52">
            <text:p><text:s/>2.0<text:s/></text:p>
          </table:table-cell>
          <table:table-cell office:value-type="float" office:value="7.7767632241813605" table:style-name="ce52">
            <text:p><text:s/>7.8<text:s/></text:p>
          </table:table-cell>
          <table:table-cell office:value-type="float" office:value="317.60000000000002" table:style-name="ce51">
            <text:p><text:s/>318<text:s/></text:p>
          </table:table-cell>
          <table:table-cell table:number-columns-repeated="16375" table:style-name="ce14"/>
        </table:table-row>
        <table:table-row table:style-name="ro14">
          <table:table-cell office:value-type="string" table:style-name="ce49">
            <text:p>E09000023</text:p>
          </table:table-cell>
          <table:table-cell office:value-type="string" table:style-name="ce46">
            <text:p>London</text:p>
          </table:table-cell>
          <table:table-cell office:value-type="string" table:style-name="ce50">
            <text:p>Lewisham<text:s/></text:p>
          </table:table-cell>
          <table:table-cell office:value-type="float" office:value="6.6980000000000004" table:style-name="ce51">
            <text:p><text:s/>7<text:s/></text:p>
          </table:table-cell>
          <table:table-cell office:value-type="float" office:value="26.024000000000001" table:style-name="ce51">
            <text:p><text:s/>26<text:s/></text:p>
          </table:table-cell>
          <table:table-cell office:value-type="string" table:style-name="ce52">
            <text:p>3.9 to 1</text:p>
          </table:table-cell>
          <table:table-cell office:value-type="float" office:value="2.2282102461743181" table:style-name="ce52">
            <text:p><text:s/>2.2<text:s/></text:p>
          </table:table-cell>
          <table:table-cell office:value-type="float" office:value="8.6573519627411848" table:style-name="ce52">
            <text:p><text:s/>8.7<text:s/></text:p>
          </table:table-cell>
          <table:table-cell office:value-type="float" office:value="300.60000000000002" table:style-name="ce51">
            <text:p><text:s/>301<text:s/></text:p>
          </table:table-cell>
          <table:table-cell table:number-columns-repeated="16375" table:style-name="ce14"/>
        </table:table-row>
        <table:table-row table:style-name="ro14">
          <table:table-cell office:value-type="string" table:style-name="ce49">
            <text:p>E09000025</text:p>
          </table:table-cell>
          <table:table-cell office:value-type="string" table:style-name="ce46">
            <text:p>London</text:p>
          </table:table-cell>
          <table:table-cell office:value-type="string" table:style-name="ce50">
            <text:p>Newham<text:s/></text:p>
          </table:table-cell>
          <table:table-cell office:value-type="float" office:value="9.0190000000000001" table:style-name="ce51">
            <text:p><text:s/>9<text:s/></text:p>
          </table:table-cell>
          <table:table-cell office:value-type="float" office:value="21.616" table:style-name="ce51">
            <text:p><text:s/>22<text:s/></text:p>
          </table:table-cell>
          <table:table-cell office:value-type="string" table:style-name="ce52">
            <text:p>2.4 to 1</text:p>
          </table:table-cell>
          <table:table-cell office:value-type="float" office:value="2.5687838222728567" table:style-name="ce52">
            <text:p><text:s/>2.6<text:s/></text:p>
          </table:table-cell>
          <table:table-cell office:value-type="float" office:value="6.1566505269154082" table:style-name="ce52">
            <text:p><text:s/>6.2<text:s/></text:p>
          </table:table-cell>
          <table:table-cell office:value-type="float" office:value="351.1" table:style-name="ce51">
            <text:p><text:s/>351<text:s/></text:p>
          </table:table-cell>
          <table:table-cell table:number-columns-repeated="16375" table:style-name="ce14"/>
        </table:table-row>
        <table:table-row table:style-name="ro14">
          <table:table-cell office:value-type="string" table:style-name="ce49">
            <text:p>E09000028</text:p>
          </table:table-cell>
          <table:table-cell office:value-type="string" table:style-name="ce46">
            <text:p>London</text:p>
          </table:table-cell>
          <table:table-cell office:value-type="string" table:style-name="ce50">
            <text:p>Southwark</text:p>
          </table:table-cell>
          <table:table-cell office:value-type="float" office:value="6.72" table:style-name="ce51">
            <text:p><text:s/>7<text:s/></text:p>
          </table:table-cell>
          <table:table-cell office:value-type="float" office:value="23.114000000000001" table:style-name="ce51">
            <text:p><text:s/>23<text:s/></text:p>
          </table:table-cell>
          <table:table-cell office:value-type="string" table:style-name="ce52">
            <text:p>3.4 to 1</text:p>
          </table:table-cell>
          <table:table-cell office:value-type="float" office:value="2.1839454013649657" table:style-name="ce52">
            <text:p><text:s/>2.2<text:s/></text:p>
          </table:table-cell>
          <table:table-cell office:value-type="float" office:value="7.511862203444915" table:style-name="ce52">
            <text:p><text:s/>7.5<text:s/></text:p>
          </table:table-cell>
          <table:table-cell office:value-type="float" office:value="307.7" table:style-name="ce51">
            <text:p><text:s/>308<text:s/></text:p>
          </table:table-cell>
          <table:table-cell table:number-columns-repeated="16375" table:style-name="ce14"/>
        </table:table-row>
        <table:table-row table:style-name="ro14">
          <table:table-cell office:value-type="string" table:style-name="ce49">
            <text:p>E09000030</text:p>
          </table:table-cell>
          <table:table-cell office:value-type="string" table:style-name="ce46">
            <text:p>London</text:p>
          </table:table-cell>
          <table:table-cell office:value-type="string" table:style-name="ce50">
            <text:p>Tower Hamlets</text:p>
          </table:table-cell>
          <table:table-cell office:value-type="float" office:value="7.1079999999999997" table:style-name="ce51">
            <text:p><text:s/>7<text:s/></text:p>
          </table:table-cell>
          <table:table-cell office:value-type="float" office:value="15.224" table:style-name="ce51">
            <text:p><text:s/>15<text:s/></text:p>
          </table:table-cell>
          <table:table-cell office:value-type="string" table:style-name="ce52">
            <text:p>2.1 to 1</text:p>
          </table:table-cell>
          <table:table-cell office:value-type="float" office:value="2.2906864324846921" table:style-name="ce52">
            <text:p><text:s/>2.3<text:s/></text:p>
          </table:table-cell>
          <table:table-cell office:value-type="float" office:value="4.9062197873026108" table:style-name="ce52">
            <text:p><text:s/>4.9<text:s/></text:p>
          </table:table-cell>
          <table:table-cell office:value-type="float" office:value="310.3" table:style-name="ce51">
            <text:p><text:s/>310<text:s/></text:p>
          </table:table-cell>
          <table:table-cell table:number-columns-repeated="16375" table:style-name="ce14"/>
        </table:table-row>
        <table:table-row table:style-name="ro14">
          <table:table-cell office:value-type="string" table:style-name="ce49">
            <text:p>E09000032</text:p>
          </table:table-cell>
          <table:table-cell office:value-type="string" table:style-name="ce46">
            <text:p>London</text:p>
          </table:table-cell>
          <table:table-cell office:value-type="string" table:style-name="ce50">
            <text:p>Wandsworth</text:p>
          </table:table-cell>
          <table:table-cell office:value-type="float" office:value="6.6120000000000001" table:style-name="ce51">
            <text:p><text:s/>7<text:s/></text:p>
          </table:table-cell>
          <table:table-cell office:value-type="float" office:value="27.867999999999999" table:style-name="ce51">
            <text:p><text:s/>28<text:s/></text:p>
          </table:table-cell>
          <table:table-cell office:value-type="string" table:style-name="ce52">
            <text:p>4.2 to 1</text:p>
          </table:table-cell>
          <table:table-cell office:value-type="float" office:value="2.0189312977099236" table:style-name="ce52">
            <text:p><text:s/>2.0<text:s/></text:p>
          </table:table-cell>
          <table:table-cell office:value-type="float" office:value="8.5093129770992348" table:style-name="ce52">
            <text:p><text:s/>8.5<text:s/></text:p>
          </table:table-cell>
          <table:table-cell office:value-type="float" office:value="327.5" table:style-name="ce51">
            <text:p><text:s/>328<text:s/></text:p>
          </table:table-cell>
          <table:table-cell table:number-columns-repeated="16375" table:style-name="ce14"/>
        </table:table-row>
        <table:table-row table:style-name="ro14">
          <table:table-cell office:value-type="string" table:style-name="ce49">
            <text:p>E09000033</text:p>
          </table:table-cell>
          <table:table-cell office:value-type="string" table:style-name="ce46">
            <text:p>London</text:p>
          </table:table-cell>
          <table:table-cell office:value-type="string" table:style-name="ce50">
            <text:p>Westminster</text:p>
          </table:table-cell>
          <table:table-cell office:value-type="float" office:value="4.8550000000000004" table:style-name="ce51">
            <text:p><text:s/>5<text:s/></text:p>
          </table:table-cell>
          <table:table-cell office:value-type="float" office:value="20.492000000000001" table:style-name="ce51">
            <text:p><text:s/>20<text:s/></text:p>
          </table:table-cell>
          <table:table-cell office:value-type="string" table:style-name="ce52">
            <text:p>4.2 to 1</text:p>
          </table:table-cell>
          <table:table-cell office:value-type="float" office:value="2.3764072442486541" table:style-name="ce52">
            <text:p><text:s/>2.4<text:s/></text:p>
          </table:table-cell>
          <table:table-cell office:value-type="float" office:value="10.030347528144885" table:style-name="ce52">
            <text:p><text:s/>10.0<text:s/></text:p>
          </table:table-cell>
          <table:table-cell office:value-type="float" office:value="204.3" table:style-name="ce51">
            <text:p><text:s/>204<text:s/></text:p>
          </table:table-cell>
          <table:table-cell table:number-columns-repeated="16375" table:style-name="ce14"/>
        </table:table-row>
        <table:table-row table:style-name="ro14">
          <table:table-cell office:value-type="string" table:style-name="ce49">
            <text:p>E09000002</text:p>
          </table:table-cell>
          <table:table-cell office:value-type="string" table:style-name="ce46">
            <text:p>London</text:p>
          </table:table-cell>
          <table:table-cell office:value-type="string" table:style-name="ce50">
            <text:p>Barking and Dagenham</text:p>
          </table:table-cell>
          <table:table-cell office:value-type="float" office:value="7.5190000000000001" table:style-name="ce51">
            <text:p><text:s/>8<text:s/></text:p>
          </table:table-cell>
          <table:table-cell office:value-type="float" office:value="16.850000000000001" table:style-name="ce51">
            <text:p><text:s/>17<text:s/></text:p>
          </table:table-cell>
          <table:table-cell office:value-type="string" table:style-name="ce52">
            <text:p>2.2 to 1</text:p>
          </table:table-cell>
          <table:table-cell office:value-type="float" office:value="3.4349017816354501" table:style-name="ce52">
            <text:p><text:s/>3.4<text:s/></text:p>
          </table:table-cell>
          <table:table-cell office:value-type="float" office:value="7.6975788031064418" table:style-name="ce52">
            <text:p><text:s/>7.7<text:s/></text:p>
          </table:table-cell>
          <table:table-cell office:value-type="float" office:value="218.9" table:style-name="ce51">
            <text:p><text:s/>219<text:s/></text:p>
          </table:table-cell>
          <table:table-cell table:number-columns-repeated="16375" table:style-name="ce14"/>
        </table:table-row>
        <table:table-row table:style-name="ro14">
          <table:table-cell office:value-type="string" table:style-name="ce49">
            <text:p>E09000003</text:p>
          </table:table-cell>
          <table:table-cell office:value-type="string" table:style-name="ce46">
            <text:p>London</text:p>
          </table:table-cell>
          <table:table-cell office:value-type="string" table:style-name="ce50">
            <text:p>Barnet</text:p>
          </table:table-cell>
          <table:table-cell office:value-type="float" office:value="15.231" table:style-name="ce51">
            <text:p><text:s/>15<text:s/></text:p>
          </table:table-cell>
          <table:table-cell office:value-type="float" office:value="49.68" table:style-name="ce51">
            <text:p><text:s/>50<text:s/></text:p>
          </table:table-cell>
          <table:table-cell office:value-type="string" table:style-name="ce52">
            <text:p>3.3 to 1</text:p>
          </table:table-cell>
          <table:table-cell office:value-type="float" office:value="3.9124068841510402" table:style-name="ce52">
            <text:p><text:s/>3.9<text:s/></text:p>
          </table:table-cell>
          <table:table-cell office:value-type="float" office:value="12.761366555355766" table:style-name="ce52">
            <text:p><text:s/>12.8<text:s/></text:p>
          </table:table-cell>
          <table:table-cell office:value-type="float" office:value="389.3" table:style-name="ce51">
            <text:p><text:s/>389<text:s/></text:p>
          </table:table-cell>
          <table:table-cell table:number-columns-repeated="16375" table:style-name="ce14"/>
        </table:table-row>
        <table:table-row table:style-name="ro14">
          <table:table-cell office:value-type="string" table:style-name="ce49">
            <text:p>E09000004</text:p>
          </table:table-cell>
          <table:table-cell office:value-type="string" table:style-name="ce46">
            <text:p>London</text:p>
          </table:table-cell>
          <table:table-cell office:value-type="string" table:style-name="ce50">
            <text:p>Bexley</text:p>
          </table:table-cell>
          <table:table-cell office:value-type="float" office:value="9.4510000000000005" table:style-name="ce51">
            <text:p><text:s/>9<text:s/></text:p>
          </table:table-cell>
          <table:table-cell office:value-type="float" office:value="37.997" table:style-name="ce51">
            <text:p><text:s/>38<text:s/></text:p>
          </table:table-cell>
          <table:table-cell office:value-type="string" table:style-name="ce52">
            <text:p>4.0 to 1</text:p>
          </table:table-cell>
          <table:table-cell office:value-type="float" office:value="3.8340770791075056" table:style-name="ce52">
            <text:p><text:s/>3.8<text:s/></text:p>
          </table:table-cell>
          <table:table-cell office:value-type="float" office:value="15.414604462474646" table:style-name="ce52">
            <text:p><text:s/>15.4<text:s/></text:p>
          </table:table-cell>
          <table:table-cell office:value-type="float" office:value="246.5" table:style-name="ce51">
            <text:p><text:s/>247<text:s/></text:p>
          </table:table-cell>
          <table:table-cell table:number-columns-repeated="16375" table:style-name="ce14"/>
        </table:table-row>
        <table:table-row table:style-name="ro14">
          <table:table-cell office:value-type="string" table:style-name="ce49">
            <text:p>E09000005</text:p>
          </table:table-cell>
          <table:table-cell office:value-type="string" table:style-name="ce46">
            <text:p>London</text:p>
          </table:table-cell>
          <table:table-cell office:value-type="string" table:style-name="ce50">
            <text:p>Brent<text:s/></text:p>
          </table:table-cell>
          <table:table-cell office:value-type="float" office:value="10.695" table:style-name="ce51">
            <text:p><text:s/>11<text:s/></text:p>
          </table:table-cell>
          <table:table-cell office:value-type="float" office:value="34.344000000000001" table:style-name="ce51">
            <text:p><text:s/>34<text:s/></text:p>
          </table:table-cell>
          <table:table-cell office:value-type="string" table:style-name="ce52">
            <text:p>3.2 to 1</text:p>
          </table:table-cell>
          <table:table-cell office:value-type="float" office:value="3.1474396703943497" table:style-name="ce52">
            <text:p><text:s/>3.1<text:s/></text:p>
          </table:table-cell>
          <table:table-cell office:value-type="float" office:value="10.107121836374338" table:style-name="ce52">
            <text:p><text:s/>10.1<text:s/></text:p>
          </table:table-cell>
          <table:table-cell office:value-type="float" office:value="339.8" table:style-name="ce51">
            <text:p><text:s/>340<text:s/></text:p>
          </table:table-cell>
          <table:table-cell table:number-columns-repeated="16375" table:style-name="ce14"/>
        </table:table-row>
        <table:table-row table:style-name="ro14">
          <table:table-cell office:value-type="string" table:style-name="ce49">
            <text:p>E09000006</text:p>
          </table:table-cell>
          <table:table-cell office:value-type="string" table:style-name="ce46">
            <text:p>London</text:p>
          </table:table-cell>
          <table:table-cell office:value-type="string" table:style-name="ce50">
            <text:p>Bromley</text:p>
          </table:table-cell>
          <table:table-cell office:value-type="float" office:value="10.657" table:style-name="ce51">
            <text:p><text:s/>11<text:s/></text:p>
          </table:table-cell>
          <table:table-cell office:value-type="float" office:value="54.68" table:style-name="ce51">
            <text:p><text:s/>55<text:s/></text:p>
          </table:table-cell>
          <table:table-cell office:value-type="string" table:style-name="ce52">
            <text:p>5.1 to 1</text:p>
          </table:table-cell>
          <table:table-cell office:value-type="float" office:value="3.2293939393939395" table:style-name="ce52">
            <text:p><text:s/>3.2<text:s/></text:p>
          </table:table-cell>
          <table:table-cell office:value-type="float" office:value="16.56969696969697" table:style-name="ce52">
            <text:p><text:s/>16.6<text:s/></text:p>
          </table:table-cell>
          <table:table-cell office:value-type="float" office:value="330" table:style-name="ce51">
            <text:p><text:s/>330<text:s/></text:p>
          </table:table-cell>
          <table:table-cell table:number-columns-repeated="16375" table:style-name="ce14"/>
        </table:table-row>
        <table:table-row table:style-name="ro14">
          <table:table-cell office:value-type="string" table:style-name="ce49">
            <text:p>E09000008</text:p>
          </table:table-cell>
          <table:table-cell office:value-type="string" table:style-name="ce46">
            <text:p>London</text:p>
          </table:table-cell>
          <table:table-cell office:value-type="string" table:style-name="ce50">
            <text:p>Croydon</text:p>
          </table:table-cell>
          <table:table-cell office:value-type="float" office:value="11.9" table:style-name="ce51">
            <text:p><text:s/>12<text:s/></text:p>
          </table:table-cell>
          <table:table-cell office:value-type="float" office:value="48.494" table:style-name="ce51">
            <text:p><text:s/>48<text:s/></text:p>
          </table:table-cell>
          <table:table-cell office:value-type="string" table:style-name="ce52">
            <text:p>4.1 to 1</text:p>
          </table:table-cell>
          <table:table-cell office:value-type="float" office:value="3.0450358239508701" table:style-name="ce52">
            <text:p><text:s/>3.0<text:s/></text:p>
          </table:table-cell>
          <table:table-cell office:value-type="float" office:value="12.408904810644831" table:style-name="ce52">
            <text:p><text:s/>12.4<text:s/></text:p>
          </table:table-cell>
          <table:table-cell office:value-type="float" office:value="390.8" table:style-name="ce51">
            <text:p><text:s/>391<text:s/></text:p>
          </table:table-cell>
          <table:table-cell table:number-columns-repeated="16375" table:style-name="ce14"/>
        </table:table-row>
        <table:table-row table:style-name="ro14">
          <table:table-cell office:value-type="string" table:style-name="ce49">
            <text:p>E09000009</text:p>
          </table:table-cell>
          <table:table-cell office:value-type="string" table:style-name="ce46">
            <text:p>London</text:p>
          </table:table-cell>
          <table:table-cell office:value-type="string" table:style-name="ce50">
            <text:p>Ealing</text:p>
          </table:table-cell>
          <table:table-cell office:value-type="float" office:value="10.94" table:style-name="ce51">
            <text:p><text:s/>11<text:s/></text:p>
          </table:table-cell>
          <table:table-cell office:value-type="float" office:value="38.393000000000001" table:style-name="ce51">
            <text:p><text:s/>38<text:s/></text:p>
          </table:table-cell>
          <table:table-cell office:value-type="string" table:style-name="ce52">
            <text:p>3.5 to 1</text:p>
          </table:table-cell>
          <table:table-cell office:value-type="float" office:value="2.9801144102424404" table:style-name="ce52">
            <text:p><text:s/>3.0<text:s/></text:p>
          </table:table-cell>
          <table:table-cell office:value-type="float" office:value="10.45845818578044" table:style-name="ce52">
            <text:p><text:s/>10.5<text:s/></text:p>
          </table:table-cell>
          <table:table-cell office:value-type="float" office:value="367.1" table:style-name="ce51">
            <text:p><text:s/>367<text:s/></text:p>
          </table:table-cell>
          <table:table-cell table:number-columns-repeated="16375" table:style-name="ce14"/>
        </table:table-row>
        <table:table-row table:style-name="ro14">
          <table:table-cell office:value-type="string" table:style-name="ce49">
            <text:p>E09000010</text:p>
          </table:table-cell>
          <table:table-cell office:value-type="string" table:style-name="ce46">
            <text:p>London</text:p>
          </table:table-cell>
          <table:table-cell office:value-type="string" table:style-name="ce50">
            <text:p>Enfield</text:p>
          </table:table-cell>
          <table:table-cell office:value-type="float" office:value="11.397" table:style-name="ce51">
            <text:p><text:s/>11<text:s/></text:p>
          </table:table-cell>
          <table:table-cell office:value-type="float" office:value="40.722999999999999" table:style-name="ce51">
            <text:p><text:s/>41<text:s/></text:p>
          </table:table-cell>
          <table:table-cell office:value-type="string" table:style-name="ce52">
            <text:p>3.6 to 1</text:p>
          </table:table-cell>
          <table:table-cell office:value-type="float" office:value="3.4536363636363636" table:style-name="ce52">
            <text:p><text:s/>3.5<text:s/></text:p>
          </table:table-cell>
          <table:table-cell office:value-type="float" office:value="12.34030303030303" table:style-name="ce52">
            <text:p><text:s/>12.3<text:s/></text:p>
          </table:table-cell>
          <table:table-cell office:value-type="float" office:value="330" table:style-name="ce51">
            <text:p><text:s/>330<text:s/></text:p>
          </table:table-cell>
          <table:table-cell table:number-columns-repeated="16375" table:style-name="ce14"/>
        </table:table-row>
        <table:table-row table:style-name="ro14">
          <table:table-cell office:value-type="string" table:style-name="ce49">
            <text:p>E09000011</text:p>
          </table:table-cell>
          <table:table-cell office:value-type="string" table:style-name="ce46">
            <text:p>London</text:p>
          </table:table-cell>
          <table:table-cell office:value-type="string" table:style-name="ce50">
            <text:p>Greenwich</text:p>
          </table:table-cell>
          <table:table-cell office:value-type="float" office:value="7.2370000000000001" table:style-name="ce51">
            <text:p><text:s/>7<text:s/></text:p>
          </table:table-cell>
          <table:table-cell office:value-type="float" office:value="26.588000000000001" table:style-name="ce51">
            <text:p><text:s/>27<text:s/></text:p>
          </table:table-cell>
          <table:table-cell office:value-type="string" table:style-name="ce52">
            <text:p>3.7 to 1</text:p>
          </table:table-cell>
          <table:table-cell office:value-type="float" office:value="2.5032860601867863" table:style-name="ce52">
            <text:p><text:s/>2.5<text:s/></text:p>
          </table:table-cell>
          <table:table-cell office:value-type="float" office:value="9.1968177101349013" table:style-name="ce52">
            <text:p><text:s/>9.2<text:s/></text:p>
          </table:table-cell>
          <table:table-cell office:value-type="float" office:value="289.10000000000002" table:style-name="ce51">
            <text:p><text:s/>289<text:s/></text:p>
          </table:table-cell>
          <table:table-cell table:number-columns-repeated="16375" table:style-name="ce14"/>
        </table:table-row>
        <table:table-row table:style-name="ro14">
          <table:table-cell office:value-type="string" table:style-name="ce49">
            <text:p>E09000015</text:p>
          </table:table-cell>
          <table:table-cell office:value-type="string" table:style-name="ce46">
            <text:p>London</text:p>
          </table:table-cell>
          <table:table-cell office:value-type="string" table:style-name="ce50">
            <text:p>Harrow</text:p>
          </table:table-cell>
          <table:table-cell office:value-type="float" office:value="8.85" table:style-name="ce51">
            <text:p><text:s/>9<text:s/></text:p>
          </table:table-cell>
          <table:table-cell office:value-type="float" office:value="34.759" table:style-name="ce51">
            <text:p><text:s/>35<text:s/></text:p>
          </table:table-cell>
          <table:table-cell office:value-type="string" table:style-name="ce52">
            <text:p>3.9 to 1</text:p>
          </table:table-cell>
          <table:table-cell office:value-type="float" office:value="3.386911595866819" table:style-name="ce52">
            <text:p><text:s/>3.4<text:s/></text:p>
          </table:table-cell>
          <table:table-cell office:value-type="float" office:value="13.30233448143896" table:style-name="ce52">
            <text:p><text:s/>13.3<text:s/></text:p>
          </table:table-cell>
          <table:table-cell office:value-type="float" office:value="261.3" table:style-name="ce51">
            <text:p><text:s/>261<text:s/></text:p>
          </table:table-cell>
          <table:table-cell table:number-columns-repeated="16375" table:style-name="ce14"/>
        </table:table-row>
        <table:table-row table:style-name="ro14">
          <table:table-cell office:value-type="string" table:style-name="ce49">
            <text:p>E09000016</text:p>
          </table:table-cell>
          <table:table-cell office:value-type="string" table:style-name="ce46">
            <text:p>London</text:p>
          </table:table-cell>
          <table:table-cell office:value-type="string" table:style-name="ce50">
            <text:p>Havering</text:p>
          </table:table-cell>
          <table:table-cell office:value-type="float" office:value="9.6199999999999992" table:style-name="ce51">
            <text:p><text:s/>10<text:s/></text:p>
          </table:table-cell>
          <table:table-cell office:value-type="float" office:value="43.082000000000001" table:style-name="ce51">
            <text:p><text:s/>43<text:s/></text:p>
          </table:table-cell>
          <table:table-cell office:value-type="string" table:style-name="ce52">
            <text:p>4.5 to 1</text:p>
          </table:table-cell>
          <table:table-cell office:value-type="float" office:value="3.6717557251908395" table:style-name="ce52">
            <text:p><text:s/>3.7<text:s/></text:p>
          </table:table-cell>
          <table:table-cell office:value-type="float" office:value="16.443511450381678" table:style-name="ce52">
            <text:p><text:s/>16.4<text:s/></text:p>
          </table:table-cell>
          <table:table-cell office:value-type="float" office:value="262" table:style-name="ce51">
            <text:p><text:s/>262<text:s/></text:p>
          </table:table-cell>
          <table:table-cell table:number-columns-repeated="16375" table:style-name="ce14"/>
        </table:table-row>
        <table:table-row table:style-name="ro14">
          <table:table-cell office:value-type="string" table:style-name="ce49">
            <text:p>E09000017</text:p>
          </table:table-cell>
          <table:table-cell office:value-type="string" table:style-name="ce46">
            <text:p>London</text:p>
          </table:table-cell>
          <table:table-cell office:value-type="string" table:style-name="ce50">
            <text:p>Hillingdon</text:p>
          </table:table-cell>
          <table:table-cell office:value-type="float" office:value="12.407999999999999" table:style-name="ce51">
            <text:p><text:s/>12<text:s/></text:p>
          </table:table-cell>
          <table:table-cell office:value-type="float" office:value="36.646999999999998" table:style-name="ce51">
            <text:p><text:s/>37<text:s/></text:p>
          </table:table-cell>
          <table:table-cell office:value-type="string" table:style-name="ce52">
            <text:p>3.0 to 1</text:p>
          </table:table-cell>
          <table:table-cell office:value-type="float" office:value="4.0562275253350775" table:style-name="ce52">
            <text:p><text:s/>4.1<text:s/></text:p>
          </table:table-cell>
          <table:table-cell office:value-type="float" office:value="11.980058842759073" table:style-name="ce52">
            <text:p><text:s/>12.0<text:s/></text:p>
          </table:table-cell>
          <table:table-cell office:value-type="float" office:value="305.89999999999998" table:style-name="ce51">
            <text:p><text:s/>306<text:s/></text:p>
          </table:table-cell>
          <table:table-cell table:number-columns-repeated="16375" table:style-name="ce14"/>
        </table:table-row>
        <table:table-row table:style-name="ro14">
          <table:table-cell office:value-type="string" table:style-name="ce49">
            <text:p>E09000018</text:p>
          </table:table-cell>
          <table:table-cell office:value-type="string" table:style-name="ce46">
            <text:p>London</text:p>
          </table:table-cell>
          <table:table-cell office:value-type="string" table:style-name="ce50">
            <text:p>Hounslow</text:p>
          </table:table-cell>
          <table:table-cell office:value-type="float" office:value="6.7569999999999997" table:style-name="ce51">
            <text:p><text:s/>7<text:s/></text:p>
          </table:table-cell>
          <table:table-cell office:value-type="float" office:value="29.27" table:style-name="ce51">
            <text:p><text:s/>29<text:s/></text:p>
          </table:table-cell>
          <table:table-cell office:value-type="string" table:style-name="ce52">
            <text:p>4.3 to 1</text:p>
          </table:table-cell>
          <table:table-cell office:value-type="float" office:value="2.3445523941707149" table:style-name="ce52">
            <text:p><text:s/>2.3<text:s/></text:p>
          </table:table-cell>
          <table:table-cell office:value-type="float" office:value="10.156141568355309" table:style-name="ce52">
            <text:p><text:s/>10.2<text:s/></text:p>
          </table:table-cell>
          <table:table-cell office:value-type="float" office:value="288.2" table:style-name="ce51">
            <text:p><text:s/>288<text:s/></text:p>
          </table:table-cell>
          <table:table-cell table:number-columns-repeated="16375" table:style-name="ce14"/>
        </table:table-row>
        <table:table-row table:style-name="ro14">
          <table:table-cell office:value-type="string" table:style-name="ce49">
            <text:p>E09000021</text:p>
          </table:table-cell>
          <table:table-cell office:value-type="string" table:style-name="ce46">
            <text:p>London</text:p>
          </table:table-cell>
          <table:table-cell office:value-type="string" table:style-name="ce50">
            <text:p>Kingston upon Thames</text:p>
          </table:table-cell>
          <table:table-cell office:value-type="float" office:value="4.5490000000000004" table:style-name="ce51">
            <text:p><text:s/>5<text:s/></text:p>
          </table:table-cell>
          <table:table-cell office:value-type="float" office:value="21.795999999999999" table:style-name="ce51">
            <text:p><text:s/>22<text:s/></text:p>
          </table:table-cell>
          <table:table-cell office:value-type="string" table:style-name="ce52">
            <text:p>4.8 to 1</text:p>
          </table:table-cell>
          <table:table-cell office:value-type="float" office:value="2.7077380952380952" table:style-name="ce52">
            <text:p><text:s/>2.7<text:s/></text:p>
          </table:table-cell>
          <table:table-cell office:value-type="float" office:value="12.973809523809523" table:style-name="ce52">
            <text:p><text:s/>13.0<text:s/></text:p>
          </table:table-cell>
          <table:table-cell office:value-type="float" office:value="168" table:style-name="ce51">
            <text:p><text:s/>168<text:s/></text:p>
          </table:table-cell>
          <table:table-cell table:number-columns-repeated="16375" table:style-name="ce14"/>
        </table:table-row>
        <table:table-row table:style-name="ro14">
          <table:table-cell office:value-type="string" table:style-name="ce49">
            <text:p>E09000024</text:p>
          </table:table-cell>
          <table:table-cell office:value-type="string" table:style-name="ce46">
            <text:p>London</text:p>
          </table:table-cell>
          <table:table-cell office:value-type="string" table:style-name="ce50">
            <text:p>Merton</text:p>
          </table:table-cell>
          <table:table-cell office:value-type="float" office:value="5.0970000000000004" table:style-name="ce51">
            <text:p><text:s/>5<text:s/></text:p>
          </table:table-cell>
          <table:table-cell office:value-type="float" office:value="24.146999999999998" table:style-name="ce51">
            <text:p><text:s/>24<text:s/></text:p>
          </table:table-cell>
          <table:table-cell office:value-type="string" table:style-name="ce52">
            <text:p>4.7 to 1</text:p>
          </table:table-cell>
          <table:table-cell office:value-type="float" office:value="2.3684944237918217" table:style-name="ce52">
            <text:p><text:s/>2.4<text:s/></text:p>
          </table:table-cell>
          <table:table-cell office:value-type="float" office:value="11.220724907063197" table:style-name="ce52">
            <text:p><text:s/>11.2<text:s/></text:p>
          </table:table-cell>
          <table:table-cell office:value-type="float" office:value="215.2" table:style-name="ce51">
            <text:p><text:s/>215<text:s/></text:p>
          </table:table-cell>
          <table:table-cell table:number-columns-repeated="16375" table:style-name="ce14"/>
        </table:table-row>
        <table:table-row table:style-name="ro14">
          <table:table-cell office:value-type="string" table:style-name="ce49">
            <text:p>E09000026</text:p>
          </table:table-cell>
          <table:table-cell office:value-type="string" table:style-name="ce46">
            <text:p>London</text:p>
          </table:table-cell>
          <table:table-cell office:value-type="string" table:style-name="ce50">
            <text:p>Redbridge</text:p>
          </table:table-cell>
          <table:table-cell office:value-type="float" office:value="11.46" table:style-name="ce51">
            <text:p><text:s/>11<text:s/></text:p>
          </table:table-cell>
          <table:table-cell office:value-type="float" office:value="33.765999999999998" table:style-name="ce51">
            <text:p><text:s/>34<text:s/></text:p>
          </table:table-cell>
          <table:table-cell office:value-type="string" table:style-name="ce52">
            <text:p>2.9 to 1</text:p>
          </table:table-cell>
          <table:table-cell office:value-type="float" office:value="3.6932001289075087" table:style-name="ce52">
            <text:p><text:s/>3.7<text:s/></text:p>
          </table:table-cell>
          <table:table-cell office:value-type="float" office:value="10.881727360618756" table:style-name="ce52">
            <text:p><text:s/>10.9<text:s/></text:p>
          </table:table-cell>
          <table:table-cell office:value-type="float" office:value="310.3" table:style-name="ce51">
            <text:p><text:s/>310<text:s/></text:p>
          </table:table-cell>
          <table:table-cell table:number-columns-repeated="16375" table:style-name="ce14"/>
        </table:table-row>
        <table:table-row table:style-name="ro14">
          <table:table-cell office:value-type="string" table:style-name="ce49">
            <text:p>E09000027</text:p>
          </table:table-cell>
          <table:table-cell office:value-type="string" table:style-name="ce46">
            <text:p>London</text:p>
          </table:table-cell>
          <table:table-cell office:value-type="string" table:style-name="ce50">
            <text:p>Richmond upon Thames</text:p>
          </table:table-cell>
          <table:table-cell office:value-type="float" office:value="5.1479999999999997" table:style-name="ce51">
            <text:p><text:s/>5<text:s/></text:p>
          </table:table-cell>
          <table:table-cell office:value-type="float" office:value="28.721" table:style-name="ce51">
            <text:p><text:s/>29<text:s/></text:p>
          </table:table-cell>
          <table:table-cell office:value-type="string" table:style-name="ce52">
            <text:p>5.6 to 1</text:p>
          </table:table-cell>
          <table:table-cell office:value-type="float" office:value="2.637295081967213" table:style-name="ce52">
            <text:p><text:s/>2.6<text:s/></text:p>
          </table:table-cell>
          <table:table-cell office:value-type="float" office:value="14.713627049180328" table:style-name="ce52">
            <text:p><text:s/>14.7<text:s/></text:p>
          </table:table-cell>
          <table:table-cell office:value-type="float" office:value="195.2" table:style-name="ce51">
            <text:p><text:s/>195<text:s/></text:p>
          </table:table-cell>
          <table:table-cell table:number-columns-repeated="16375" table:style-name="ce14"/>
        </table:table-row>
        <table:table-row table:style-name="ro14">
          <table:table-cell office:value-type="string" table:style-name="ce49">
            <text:p>E09000029</text:p>
          </table:table-cell>
          <table:table-cell office:value-type="string" table:style-name="ce46">
            <text:p>London</text:p>
          </table:table-cell>
          <table:table-cell office:value-type="string" table:style-name="ce50">
            <text:p>Sutton</text:p>
          </table:table-cell>
          <table:table-cell office:value-type="float" office:value="7.2919999999999998" table:style-name="ce51">
            <text:p><text:s/>7<text:s/></text:p>
          </table:table-cell>
          <table:table-cell office:value-type="float" office:value="28.943999999999999" table:style-name="ce51">
            <text:p><text:s/>29<text:s/></text:p>
          </table:table-cell>
          <table:table-cell office:value-type="string" table:style-name="ce52">
            <text:p>4.0 to 1</text:p>
          </table:table-cell>
          <table:table-cell office:value-type="float" office:value="3.4790076335877864" table:style-name="ce52">
            <text:p><text:s/>3.5<text:s/></text:p>
          </table:table-cell>
          <table:table-cell office:value-type="float" office:value="13.809160305343513" table:style-name="ce52">
            <text:p><text:s/>13.8<text:s/></text:p>
          </table:table-cell>
          <table:table-cell office:value-type="float" office:value="209.6" table:style-name="ce51">
            <text:p><text:s/>210<text:s/></text:p>
          </table:table-cell>
          <table:table-cell table:number-columns-repeated="16375" table:style-name="ce14"/>
        </table:table-row>
        <table:table-row table:style-name="ro14">
          <table:table-cell office:value-type="string" table:style-name="ce49">
            <text:p>E09000031</text:p>
          </table:table-cell>
          <table:table-cell office:value-type="string" table:style-name="ce46">
            <text:p>London</text:p>
          </table:table-cell>
          <table:table-cell office:value-type="string" table:style-name="ce50">
            <text:p>Waltham Forest</text:p>
          </table:table-cell>
          <table:table-cell office:value-type="float" office:value="9.4760000000000009" table:style-name="ce51">
            <text:p><text:s/>9<text:s/></text:p>
          </table:table-cell>
          <table:table-cell office:value-type="float" office:value="26.021999999999998" table:style-name="ce51">
            <text:p><text:s/>26<text:s/></text:p>
          </table:table-cell>
          <table:table-cell office:value-type="string" table:style-name="ce52">
            <text:p>2.7 to 1</text:p>
          </table:table-cell>
          <table:table-cell office:value-type="float" office:value="3.403735632183909" table:style-name="ce52">
            <text:p><text:s/>3.4<text:s/></text:p>
          </table:table-cell>
          <table:table-cell office:value-type="float" office:value="9.3469827586206886" table:style-name="ce52">
            <text:p><text:s/>9.3<text:s/></text:p>
          </table:table-cell>
          <table:table-cell office:value-type="float" office:value="278.39999999999998" table:style-name="ce51">
            <text:p><text:s/>278<text:s/></text:p>
          </table:table-cell>
          <table:table-cell table:number-columns-repeated="16375" table:style-name="ce14"/>
        </table:table-row>
        <table:table-row table:style-name="ro14">
          <table:table-cell office:value-type="string" table:style-name="ce46">
            <text:p>E12000008</text:p>
          </table:table-cell>
          <table:table-cell office:value-type="string" table:style-name="ce46">
            <text:p>South East</text:p>
          </table:table-cell>
          <table:table-cell office:value-type="string" table:style-name="ce42">
            <text:p>All South East<text:s/></text:p>
          </table:table-cell>
          <table:table-cell office:value-type="float" office:value="369.37" table:style-name="ce47">
            <text:p><text:s/>369<text:s/></text:p>
          </table:table-cell>
          <table:table-cell office:value-type="float" office:value="1684.7280000000001" table:style-name="ce47">
            <text:p><text:s/>1,685<text:s/></text:p>
          </table:table-cell>
          <table:table-cell office:value-type="string" table:style-name="ce47">
            <text:p>4.6 to 1</text:p>
          </table:table-cell>
          <table:table-cell office:value-type="float" office:value="3.9810952673499962" table:style-name="ce48">
            <text:p><text:s/>4.0<text:s/></text:p>
          </table:table-cell>
          <table:table-cell office:value-type="float" office:value="18.158114269085264" table:style-name="ce48">
            <text:p><text:s/>18.2<text:s/></text:p>
          </table:table-cell>
          <table:table-cell office:value-type="float" office:value="9278.1" table:style-name="ce45">
            <text:p><text:s/>9,278<text:s/></text:p>
          </table:table-cell>
          <table:table-cell table:number-columns-repeated="16375" table:style-name="ce14"/>
        </table:table-row>
        <table:table-row table:style-name="ro14">
          <table:table-cell office:value-type="string" table:style-name="ce49">
            <text:p>E06000036</text:p>
          </table:table-cell>
          <table:table-cell office:value-type="string" table:style-name="ce46">
            <text:p>South East</text:p>
          </table:table-cell>
          <table:table-cell office:value-type="string" table:style-name="ce49">
            <text:p>Bracknell Forest</text:p>
          </table:table-cell>
          <table:table-cell office:value-type="float" office:value="3.9980000000000002" table:style-name="ce51">
            <text:p><text:s/>4<text:s/></text:p>
          </table:table-cell>
          <table:table-cell office:value-type="float" office:value="17.516999999999999" table:style-name="ce51">
            <text:p><text:s/>18<text:s/></text:p>
          </table:table-cell>
          <table:table-cell office:value-type="string" table:style-name="ce52">
            <text:p>4.4 to 1</text:p>
          </table:table-cell>
          <table:table-cell office:value-type="float" office:value="3.2086677367576248" table:style-name="ce52">
            <text:p><text:s/>3.2<text:s/></text:p>
          </table:table-cell>
          <table:table-cell office:value-type="float" office:value="14.058587479935793" table:style-name="ce52">
            <text:p><text:s/>14.1<text:s/></text:p>
          </table:table-cell>
          <table:table-cell office:value-type="float" office:value="124.6" table:style-name="ce51">
            <text:p><text:s/>125<text:s/></text:p>
          </table:table-cell>
          <table:table-cell table:number-columns-repeated="16375" table:style-name="ce14"/>
        </table:table-row>
        <table:table-row table:style-name="ro14">
          <table:table-cell office:value-type="string" table:style-name="ce49">
            <text:p>E06000043</text:p>
          </table:table-cell>
          <table:table-cell office:value-type="string" table:style-name="ce46">
            <text:p>South East</text:p>
          </table:table-cell>
          <table:table-cell office:value-type="string" table:style-name="ce49">
            <text:p>Brighton and Hove</text:p>
          </table:table-cell>
          <table:table-cell office:value-type="float" office:value="10.712" table:style-name="ce51">
            <text:p><text:s/>11<text:s/></text:p>
          </table:table-cell>
          <table:table-cell office:value-type="float" office:value="36.258000000000003" table:style-name="ce51">
            <text:p><text:s/>36<text:s/></text:p>
          </table:table-cell>
          <table:table-cell office:value-type="string" table:style-name="ce52">
            <text:p>3.4 to 1</text:p>
          </table:table-cell>
          <table:table-cell office:value-type="float" office:value="3.8643578643578644" table:style-name="ce52">
            <text:p><text:s/>3.9<text:s/></text:p>
          </table:table-cell>
          <table:table-cell office:value-type="float" office:value="13.080086580086581" table:style-name="ce52">
            <text:p><text:s/>13.1<text:s/></text:p>
          </table:table-cell>
          <table:table-cell office:value-type="float" office:value="277.2" table:style-name="ce51">
            <text:p><text:s/>277<text:s/></text:p>
          </table:table-cell>
          <table:table-cell table:number-columns-repeated="16375" table:style-name="ce14"/>
        </table:table-row>
        <table:table-row table:style-name="ro14">
          <table:table-cell office:value-type="string" table:style-name="ce49">
            <text:p>E06000046</text:p>
          </table:table-cell>
          <table:table-cell office:value-type="string" table:style-name="ce46">
            <text:p>South East</text:p>
          </table:table-cell>
          <table:table-cell office:value-type="string" table:style-name="ce49">
            <text:p>Isle of Wight</text:p>
          </table:table-cell>
          <table:table-cell office:value-type="float" office:value="8.8510000000000009" table:style-name="ce51">
            <text:p><text:s/>9<text:s/></text:p>
          </table:table-cell>
          <table:table-cell office:value-type="float" office:value="38.539000000000001" table:style-name="ce51">
            <text:p><text:s/>39<text:s/></text:p>
          </table:table-cell>
          <table:table-cell office:value-type="string" table:style-name="ce52">
            <text:p>4.4 to 1</text:p>
          </table:table-cell>
          <table:table-cell office:value-type="float" office:value="6.3041310541310542" table:style-name="ce52">
            <text:p><text:s/>6.3<text:s/></text:p>
          </table:table-cell>
          <table:table-cell office:value-type="float" office:value="27.449430199430196" table:style-name="ce52">
            <text:p><text:s/>27.4<text:s/></text:p>
          </table:table-cell>
          <table:table-cell office:value-type="float" office:value="140.4" table:style-name="ce51">
            <text:p><text:s/>140<text:s/></text:p>
          </table:table-cell>
          <table:table-cell table:number-columns-repeated="16375" table:style-name="ce14"/>
        </table:table-row>
        <table:table-row table:style-name="ro14">
          <table:table-cell office:value-type="string" table:style-name="ce49">
            <text:p>E06000035</text:p>
          </table:table-cell>
          <table:table-cell office:value-type="string" table:style-name="ce46">
            <text:p>South East</text:p>
          </table:table-cell>
          <table:table-cell office:value-type="string" table:style-name="ce49">
            <text:p>Medway</text:p>
          </table:table-cell>
          <table:table-cell office:value-type="float" office:value="12.984999999999999" table:style-name="ce51">
            <text:p><text:s/>13<text:s/></text:p>
          </table:table-cell>
          <table:table-cell office:value-type="float" office:value="43.338000000000001" table:style-name="ce51">
            <text:p><text:s/>43<text:s/></text:p>
          </table:table-cell>
          <table:table-cell office:value-type="string" table:style-name="ce52">
            <text:p>3.3 to 1</text:p>
          </table:table-cell>
          <table:table-cell office:value-type="float" office:value="4.6408148677626873" table:style-name="ce52">
            <text:p><text:s/>4.6<text:s/></text:p>
          </table:table-cell>
          <table:table-cell office:value-type="float" office:value="15.488920657612578" table:style-name="ce52">
            <text:p><text:s/>15.5<text:s/></text:p>
          </table:table-cell>
          <table:table-cell office:value-type="float" office:value="279.8" table:style-name="ce51">
            <text:p><text:s/>280<text:s/></text:p>
          </table:table-cell>
          <table:table-cell table:number-columns-repeated="16375" table:style-name="ce14"/>
        </table:table-row>
        <table:table-row table:style-name="ro14">
          <table:table-cell office:value-type="string" table:style-name="ce49">
            <text:p>E06000042</text:p>
          </table:table-cell>
          <table:table-cell office:value-type="string" table:style-name="ce46">
            <text:p>South East</text:p>
          </table:table-cell>
          <table:table-cell office:value-type="string" table:style-name="ce49">
            <text:p>Milton Keynes</text:p>
          </table:table-cell>
          <table:table-cell office:value-type="float" office:value="10.577" table:style-name="ce51">
            <text:p><text:s/>11<text:s/></text:p>
          </table:table-cell>
          <table:table-cell office:value-type="float" office:value="36.548999999999999" table:style-name="ce51">
            <text:p><text:s/>37<text:s/></text:p>
          </table:table-cell>
          <table:table-cell office:value-type="string" table:style-name="ce52">
            <text:p>3.5 to 1</text:p>
          </table:table-cell>
          <table:table-cell office:value-type="float" office:value="3.6853658536585363" table:style-name="ce52">
            <text:p><text:s/>3.7<text:s/></text:p>
          </table:table-cell>
          <table:table-cell office:value-type="float" office:value="12.734843205574913" table:style-name="ce52">
            <text:p><text:s/>12.7<text:s/></text:p>
          </table:table-cell>
          <table:table-cell office:value-type="float" office:value="287" table:style-name="ce51">
            <text:p><text:s/>287<text:s/></text:p>
          </table:table-cell>
          <table:table-cell table:number-columns-repeated="16375" table:style-name="ce14"/>
        </table:table-row>
        <table:table-row table:style-name="ro14">
          <table:table-cell office:value-type="string" table:style-name="ce49">
            <text:p>E06000044</text:p>
          </table:table-cell>
          <table:table-cell office:value-type="string" table:style-name="ce46">
            <text:p>South East</text:p>
          </table:table-cell>
          <table:table-cell office:value-type="string" table:style-name="ce49">
            <text:p>Portsmouth</text:p>
          </table:table-cell>
          <table:table-cell office:value-type="float" office:value="6.7839999999999998" table:style-name="ce51">
            <text:p><text:s/>7<text:s/></text:p>
          </table:table-cell>
          <table:table-cell office:value-type="float" office:value="28.73" table:style-name="ce51">
            <text:p><text:s/>29<text:s/></text:p>
          </table:table-cell>
          <table:table-cell office:value-type="string" table:style-name="ce52">
            <text:p>4.2 to 1</text:p>
          </table:table-cell>
          <table:table-cell office:value-type="float" office:value="3.2599711677078327" table:style-name="ce52">
            <text:p><text:s/>3.3<text:s/></text:p>
          </table:table-cell>
          <table:table-cell office:value-type="float" office:value="13.805862566074003" table:style-name="ce52">
            <text:p><text:s/>13.8<text:s/></text:p>
          </table:table-cell>
          <table:table-cell office:value-type="float" office:value="208.1" table:style-name="ce51">
            <text:p><text:s/>208<text:s/></text:p>
          </table:table-cell>
          <table:table-cell table:number-columns-repeated="16375" table:style-name="ce14"/>
        </table:table-row>
        <table:table-row table:style-name="ro14">
          <table:table-cell office:value-type="string" table:style-name="ce49">
            <text:p>E06000038</text:p>
          </table:table-cell>
          <table:table-cell office:value-type="string" table:style-name="ce46">
            <text:p>South East</text:p>
          </table:table-cell>
          <table:table-cell office:value-type="string" table:style-name="ce49">
            <text:p>Reading</text:p>
          </table:table-cell>
          <table:table-cell office:value-type="float" office:value="4.6020000000000003" table:style-name="ce51">
            <text:p><text:s/>5<text:s/></text:p>
          </table:table-cell>
          <table:table-cell office:value-type="float" office:value="18.713999999999999" table:style-name="ce51">
            <text:p><text:s/>19<text:s/></text:p>
          </table:table-cell>
          <table:table-cell office:value-type="string" table:style-name="ce52">
            <text:p>4.1 to 1</text:p>
          </table:table-cell>
          <table:table-cell office:value-type="float" office:value="2.6417910447761197" table:style-name="ce52">
            <text:p><text:s/>2.6<text:s/></text:p>
          </table:table-cell>
          <table:table-cell office:value-type="float" office:value="10.742824339839265" table:style-name="ce52">
            <text:p><text:s/>10.7<text:s/></text:p>
          </table:table-cell>
          <table:table-cell office:value-type="float" office:value="174.2" table:style-name="ce51">
            <text:p><text:s/>174<text:s/></text:p>
          </table:table-cell>
          <table:table-cell table:number-columns-repeated="16375" table:style-name="ce14"/>
        </table:table-row>
        <table:table-row table:style-name="ro14">
          <table:table-cell office:value-type="string" table:style-name="ce49">
            <text:p>E06000039</text:p>
          </table:table-cell>
          <table:table-cell office:value-type="string" table:style-name="ce46">
            <text:p>South East</text:p>
          </table:table-cell>
          <table:table-cell office:value-type="string" table:style-name="ce49">
            <text:p>Slough</text:p>
          </table:table-cell>
          <table:table-cell office:value-type="float" office:value="3.7949999999999999" table:style-name="ce51">
            <text:p><text:s/>4<text:s/></text:p>
          </table:table-cell>
          <table:table-cell office:value-type="float" office:value="13.419" table:style-name="ce51">
            <text:p><text:s/>13<text:s/></text:p>
          </table:table-cell>
          <table:table-cell office:value-type="string" table:style-name="ce52">
            <text:p>3.5 to 1</text:p>
          </table:table-cell>
          <table:table-cell office:value-type="float" office:value="2.3943217665615144" table:style-name="ce52">
            <text:p><text:s/>2.4<text:s/></text:p>
          </table:table-cell>
          <table:table-cell office:value-type="float" office:value="8.4662460567823352" table:style-name="ce52">
            <text:p><text:s/>8.5<text:s/></text:p>
          </table:table-cell>
          <table:table-cell office:value-type="float" office:value="158.5" table:style-name="ce51">
            <text:p><text:s/>159<text:s/></text:p>
          </table:table-cell>
          <table:table-cell table:number-columns-repeated="16375" table:style-name="ce14"/>
        </table:table-row>
        <table:table-row table:style-name="ro14">
          <table:table-cell office:value-type="string" table:style-name="ce49">
            <text:p>E06000045</text:p>
          </table:table-cell>
          <table:table-cell office:value-type="string" table:style-name="ce46">
            <text:p>South East</text:p>
          </table:table-cell>
          <table:table-cell office:value-type="string" table:style-name="ce49">
            <text:p>Southampton</text:p>
          </table:table-cell>
          <table:table-cell office:value-type="float" office:value="8.6910000000000007" table:style-name="ce51">
            <text:p><text:s/>9<text:s/></text:p>
          </table:table-cell>
          <table:table-cell office:value-type="float" office:value="31.584" table:style-name="ce51">
            <text:p><text:s/>32<text:s/></text:p>
          </table:table-cell>
          <table:table-cell office:value-type="string" table:style-name="ce52">
            <text:p>3.6 to 1</text:p>
          </table:table-cell>
          <table:table-cell office:value-type="float" office:value="3.4903614457831327" table:style-name="ce52">
            <text:p><text:s/>3.5<text:s/></text:p>
          </table:table-cell>
          <table:table-cell office:value-type="float" office:value="12.684337349397589" table:style-name="ce52">
            <text:p><text:s/>12.7<text:s/></text:p>
          </table:table-cell>
          <table:table-cell office:value-type="float" office:value="249" table:style-name="ce51">
            <text:p><text:s/>249<text:s/></text:p>
          </table:table-cell>
          <table:table-cell table:number-columns-repeated="16375" table:style-name="ce14"/>
        </table:table-row>
        <table:table-row table:style-name="ro14">
          <table:table-cell office:value-type="string" table:style-name="ce49">
            <text:p>E06000037</text:p>
          </table:table-cell>
          <table:table-cell office:value-type="string" table:style-name="ce46">
            <text:p>South East</text:p>
          </table:table-cell>
          <table:table-cell office:value-type="string" table:style-name="ce49">
            <text:p>West Berkshire</text:p>
          </table:table-cell>
          <table:table-cell office:value-type="float" office:value="5.5780000000000003" table:style-name="ce51">
            <text:p><text:s/>6<text:s/></text:p>
          </table:table-cell>
          <table:table-cell office:value-type="float" office:value="29.545999999999999" table:style-name="ce51">
            <text:p><text:s/>30<text:s/></text:p>
          </table:table-cell>
          <table:table-cell office:value-type="string" table:style-name="ce52">
            <text:p>5.3 to 1</text:p>
          </table:table-cell>
          <table:table-cell office:value-type="float" office:value="3.4560099132589839" table:style-name="ce52">
            <text:p><text:s/>3.5<text:s/></text:p>
          </table:table-cell>
          <table:table-cell office:value-type="float" office:value="18.306071871127632" table:style-name="ce52">
            <text:p><text:s/>18.3<text:s/></text:p>
          </table:table-cell>
          <table:table-cell office:value-type="float" office:value="161.4" table:style-name="ce51">
            <text:p><text:s/>161<text:s/></text:p>
          </table:table-cell>
          <table:table-cell table:number-columns-repeated="16375" table:style-name="ce14"/>
        </table:table-row>
        <table:table-row table:style-name="ro14">
          <table:table-cell office:value-type="string" table:style-name="ce49">
            <text:p>E06000040</text:p>
          </table:table-cell>
          <table:table-cell office:value-type="string" table:style-name="ce46">
            <text:p>South East</text:p>
          </table:table-cell>
          <table:table-cell office:value-type="string" table:style-name="ce49">
            <text:p>Windsor and Maidenhead</text:p>
          </table:table-cell>
          <table:table-cell office:value-type="float" office:value="6.9580000000000002" table:style-name="ce51">
            <text:p><text:s/>7<text:s/></text:p>
          </table:table-cell>
          <table:table-cell office:value-type="float" office:value="26.065999999999999" table:style-name="ce51">
            <text:p><text:s/>26<text:s/></text:p>
          </table:table-cell>
          <table:table-cell office:value-type="string" table:style-name="ce52">
            <text:p>3.7 to 1</text:p>
          </table:table-cell>
          <table:table-cell office:value-type="float" office:value="4.5328990228013035" table:style-name="ce52">
            <text:p><text:s/>4.5<text:s/></text:p>
          </table:table-cell>
          <table:table-cell office:value-type="float" office:value="16.981107491856676" table:style-name="ce52">
            <text:p><text:s/>17.0<text:s/></text:p>
          </table:table-cell>
          <table:table-cell office:value-type="float" office:value="153.5" table:style-name="ce51">
            <text:p><text:s/>154<text:s/></text:p>
          </table:table-cell>
          <table:table-cell table:number-columns-repeated="16375" table:style-name="ce14"/>
        </table:table-row>
        <table:table-row table:style-name="ro14">
          <table:table-cell office:value-type="string" table:style-name="ce49">
            <text:p>E06000041</text:p>
          </table:table-cell>
          <table:table-cell office:value-type="string" table:style-name="ce46">
            <text:p>South East</text:p>
          </table:table-cell>
          <table:table-cell office:value-type="string" table:style-name="ce49">
            <text:p>Wokingham</text:p>
          </table:table-cell>
          <table:table-cell office:value-type="float" office:value="6.149" table:style-name="ce51">
            <text:p><text:s/>6<text:s/></text:p>
          </table:table-cell>
          <table:table-cell office:value-type="float" office:value="28.55" table:style-name="ce51">
            <text:p><text:s/>29<text:s/></text:p>
          </table:table-cell>
          <table:table-cell office:value-type="string" table:style-name="ce52">
            <text:p>4.6 to 1</text:p>
          </table:table-cell>
          <table:table-cell office:value-type="float" office:value="3.4642253521126758" table:style-name="ce52">
            <text:p><text:s/>3.5<text:s/></text:p>
          </table:table-cell>
          <table:table-cell office:value-type="float" office:value="16.08450704225352" table:style-name="ce52">
            <text:p><text:s/>16.1<text:s/></text:p>
          </table:table-cell>
          <table:table-cell office:value-type="float" office:value="177.5" table:style-name="ce51">
            <text:p><text:s/>178<text:s/></text:p>
          </table:table-cell>
          <table:table-cell table:number-columns-repeated="16375" table:style-name="ce14"/>
        </table:table-row>
        <table:table-row table:style-name="ro14">
          <table:table-cell office:value-type="string" table:style-name="ce55">
            <text:p>E06000060</text:p>
          </table:table-cell>
          <table:table-cell office:value-type="string" table:style-name="ce46">
            <text:p>South East</text:p>
          </table:table-cell>
          <table:table-cell office:value-type="string" table:style-name="ce49">
            <text:p>Buckinghamshire</text:p>
          </table:table-cell>
          <table:table-cell office:value-type="float" office:value="22.744" table:style-name="ce51">
            <text:p><text:s/>23<text:s/></text:p>
          </table:table-cell>
          <table:table-cell office:value-type="float" office:value="96.704999999999998" table:style-name="ce51">
            <text:p><text:s/>97<text:s/></text:p>
          </table:table-cell>
          <table:table-cell office:value-type="string" table:style-name="ce52">
            <text:p>4.3 to 1</text:p>
          </table:table-cell>
          <table:table-cell office:value-type="float" office:value="4.1120954619417827" table:style-name="ce52">
            <text:p><text:s/>4.1<text:s/></text:p>
          </table:table-cell>
          <table:table-cell office:value-type="float" office:value="17.484180075935633" table:style-name="ce52">
            <text:p><text:s/>17.5<text:s/></text:p>
          </table:table-cell>
          <table:table-cell office:value-type="float" office:value="553.1" table:style-name="ce51">
            <text:p><text:s/>553<text:s/></text:p>
          </table:table-cell>
          <table:table-cell table:number-columns-repeated="16375" table:style-name="ce14"/>
        </table:table-row>
        <table:table-row table:style-name="ro14">
          <table:table-cell office:value-type="string" table:style-name="ce49">
            <text:p>E10000011</text:p>
          </table:table-cell>
          <table:table-cell office:value-type="string" table:style-name="ce46">
            <text:p>South East</text:p>
          </table:table-cell>
          <table:table-cell office:value-type="string" table:style-name="ce49">
            <text:p>East Sussex</text:p>
          </table:table-cell>
          <table:table-cell office:value-type="float" office:value="24.488" table:style-name="ce51">
            <text:p><text:s/>24<text:s/></text:p>
          </table:table-cell>
          <table:table-cell office:value-type="float" office:value="134.321" table:style-name="ce51">
            <text:p><text:s/>134<text:s/></text:p>
          </table:table-cell>
          <table:table-cell office:value-type="string" table:style-name="ce52">
            <text:p>5.5 to 1</text:p>
          </table:table-cell>
          <table:table-cell office:value-type="float" office:value="4.4866251374129726" table:style-name="ce52">
            <text:p><text:s/>4.5<text:s/></text:p>
          </table:table-cell>
          <table:table-cell office:value-type="float" office:value="24.609930377427631" table:style-name="ce52">
            <text:p><text:s/>24.6<text:s/></text:p>
          </table:table-cell>
          <table:table-cell office:value-type="float" office:value="545.79999999999995" table:style-name="ce51">
            <text:p><text:s/>546<text:s/></text:p>
          </table:table-cell>
          <table:table-cell table:number-columns-repeated="16375" table:style-name="ce14"/>
        </table:table-row>
        <table:table-row table:style-name="ro14">
          <table:table-cell office:value-type="string" table:style-name="ce49">
            <text:p>E10000014</text:p>
          </table:table-cell>
          <table:table-cell office:value-type="string" table:style-name="ce46">
            <text:p>South East</text:p>
          </table:table-cell>
          <table:table-cell office:value-type="string" table:style-name="ce49">
            <text:p>Hampshire</text:p>
          </table:table-cell>
          <table:table-cell office:value-type="float" office:value="58.982999999999997" table:style-name="ce51">
            <text:p><text:s/>59<text:s/></text:p>
          </table:table-cell>
          <table:table-cell office:value-type="float" office:value="284.54599999999999" table:style-name="ce51">
            <text:p><text:s/>285<text:s/></text:p>
          </table:table-cell>
          <table:table-cell office:value-type="string" table:style-name="ce52">
            <text:p>4.8 to 1</text:p>
          </table:table-cell>
          <table:table-cell office:value-type="float" office:value="4.210665334094803" table:style-name="ce52">
            <text:p><text:s/>4.2<text:s/></text:p>
          </table:table-cell>
          <table:table-cell office:value-type="float" office:value="20.313106796116507" table:style-name="ce52">
            <text:p><text:s/>20.3<text:s/></text:p>
          </table:table-cell>
          <table:table-cell office:value-type="float" office:value="1400.8" table:style-name="ce51">
            <text:p><text:s/>1,401<text:s/></text:p>
          </table:table-cell>
          <table:table-cell table:number-columns-repeated="16375" table:style-name="ce14"/>
        </table:table-row>
        <table:table-row table:style-name="ro14">
          <table:table-cell office:value-type="string" table:style-name="ce49">
            <text:p>E10000016</text:p>
          </table:table-cell>
          <table:table-cell office:value-type="string" table:style-name="ce46">
            <text:p>South East</text:p>
          </table:table-cell>
          <table:table-cell office:value-type="string" table:style-name="ce49">
            <text:p>Kent</text:p>
          </table:table-cell>
          <table:table-cell office:value-type="float" office:value="72.069000000000003" table:style-name="ce51">
            <text:p><text:s/>72<text:s/></text:p>
          </table:table-cell>
          <table:table-cell office:value-type="float" office:value="299.28500000000003" table:style-name="ce51">
            <text:p><text:s/>299<text:s/></text:p>
          </table:table-cell>
          <table:table-cell office:value-type="string" table:style-name="ce52">
            <text:p>4.2 to 1</text:p>
          </table:table-cell>
          <table:table-cell office:value-type="float" office:value="4.5726159507645452" table:style-name="ce52">
            <text:p><text:s/>4.6<text:s/></text:p>
          </table:table-cell>
          <table:table-cell office:value-type="float" office:value="18.988960091364763" table:style-name="ce52">
            <text:p><text:s/>19.0<text:s/></text:p>
          </table:table-cell>
          <table:table-cell office:value-type="float" office:value="1576.1" table:style-name="ce51">
            <text:p><text:s/>1,576<text:s/></text:p>
          </table:table-cell>
          <table:table-cell table:number-columns-repeated="16375" table:style-name="ce14"/>
        </table:table-row>
        <table:table-row table:style-name="ro14">
          <table:table-cell office:value-type="string" table:style-name="ce49">
            <text:p>E10000025</text:p>
          </table:table-cell>
          <table:table-cell office:value-type="string" table:style-name="ce46">
            <text:p>South East</text:p>
          </table:table-cell>
          <table:table-cell office:value-type="string" table:style-name="ce49">
            <text:p>Oxfordshire<text:s/></text:p>
          </table:table-cell>
          <table:table-cell office:value-type="float" office:value="21.228000000000002" table:style-name="ce51">
            <text:p><text:s/>21<text:s/></text:p>
          </table:table-cell>
          <table:table-cell office:value-type="float" office:value="120.599" table:style-name="ce51">
            <text:p><text:s/>121<text:s/></text:p>
          </table:table-cell>
          <table:table-cell office:value-type="string" table:style-name="ce52">
            <text:p>5.7 to 1</text:p>
          </table:table-cell>
          <table:table-cell office:value-type="float" office:value="2.9267889149317527" table:style-name="ce52">
            <text:p><text:s/>2.9<text:s/></text:p>
          </table:table-cell>
          <table:table-cell office:value-type="float" office:value="16.627464497449331" table:style-name="ce52">
            <text:p><text:s/>16.6<text:s/></text:p>
          </table:table-cell>
          <table:table-cell office:value-type="float" office:value="725.3" table:style-name="ce51">
            <text:p><text:s/>725<text:s/></text:p>
          </table:table-cell>
          <table:table-cell table:number-columns-repeated="16375" table:style-name="ce14"/>
        </table:table-row>
        <table:table-row table:style-name="ro14">
          <table:table-cell office:value-type="string" table:style-name="ce49">
            <text:p>E10000030</text:p>
          </table:table-cell>
          <table:table-cell office:value-type="string" table:style-name="ce46">
            <text:p>South East</text:p>
          </table:table-cell>
          <table:table-cell office:value-type="string" table:style-name="ce49">
            <text:p>Surrey</text:p>
          </table:table-cell>
          <table:table-cell office:value-type="float" office:value="42.152000000000001" table:style-name="ce51">
            <text:p><text:s/>42<text:s/></text:p>
          </table:table-cell>
          <table:table-cell office:value-type="float" office:value="211.36099999999999" table:style-name="ce51">
            <text:p><text:s/>211<text:s/></text:p>
          </table:table-cell>
          <table:table-cell office:value-type="string" table:style-name="ce52">
            <text:p>5.0 to 1</text:p>
          </table:table-cell>
          <table:table-cell office:value-type="float" office:value="3.5036156595461727" table:style-name="ce52">
            <text:p><text:s/>3.5<text:s/></text:p>
          </table:table-cell>
          <table:table-cell office:value-type="float" office:value="17.568032582495221" table:style-name="ce52">
            <text:p><text:s/>17.6<text:s/></text:p>
          </table:table-cell>
          <table:table-cell office:value-type="float" office:value="1203.0999999999999" table:style-name="ce51">
            <text:p><text:s/>1,203<text:s/></text:p>
          </table:table-cell>
          <table:table-cell table:number-columns-repeated="16375" table:style-name="ce14"/>
        </table:table-row>
        <table:table-row table:style-name="ro14">
          <table:table-cell office:value-type="string" table:style-name="ce49">
            <text:p>E10000032</text:p>
          </table:table-cell>
          <table:table-cell office:value-type="string" table:style-name="ce46">
            <text:p>South East</text:p>
          </table:table-cell>
          <table:table-cell office:value-type="string" table:style-name="ce49">
            <text:p>West Sussex</text:p>
          </table:table-cell>
          <table:table-cell office:value-type="float" office:value="38.026000000000003" table:style-name="ce51">
            <text:p><text:s/>38<text:s/></text:p>
          </table:table-cell>
          <table:table-cell office:value-type="float" office:value="189.101" table:style-name="ce51">
            <text:p><text:s/>189<text:s/></text:p>
          </table:table-cell>
          <table:table-cell office:value-type="string" table:style-name="ce52">
            <text:p>5.0 to 1</text:p>
          </table:table-cell>
          <table:table-cell office:value-type="float" office:value="4.3079188852384727" table:style-name="ce52">
            <text:p><text:s/>4.3<text:s/></text:p>
          </table:table-cell>
          <table:table-cell office:value-type="float" office:value="21.42302027869038" table:style-name="ce52">
            <text:p><text:s/>21.4<text:s/></text:p>
          </table:table-cell>
          <table:table-cell office:value-type="float" office:value="882.7" table:style-name="ce51">
            <text:p><text:s/>883<text:s/></text:p>
          </table:table-cell>
          <table:table-cell table:number-columns-repeated="16375" table:style-name="ce14"/>
        </table:table-row>
        <table:table-row table:style-name="ro14">
          <table:table-cell office:value-type="string" table:style-name="ce46">
            <text:p>E12000009</text:p>
          </table:table-cell>
          <table:table-cell office:value-type="string" table:style-name="ce46">
            <text:p>South West</text:p>
          </table:table-cell>
          <table:table-cell office:value-type="string" table:style-name="ce42">
            <text:p>All South West</text:p>
          </table:table-cell>
          <table:table-cell office:value-type="float" office:value="281.50099999999998" table:style-name="ce47">
            <text:p><text:s/>282<text:s/></text:p>
          </table:table-cell>
          <table:table-cell office:value-type="float" office:value="1201.538" table:style-name="ce47">
            <text:p><text:s/>1,202<text:s/></text:p>
          </table:table-cell>
          <table:table-cell office:value-type="string" table:style-name="ce47">
            <text:p>4.3 to 1</text:p>
          </table:table-cell>
          <table:table-cell office:value-type="float" office:value="4.9375745457096745" table:style-name="ce48">
            <text:p><text:s/>4.9<text:s/></text:p>
          </table:table-cell>
          <table:table-cell office:value-type="float" office:value="21.075177155686522" table:style-name="ce48">
            <text:p><text:s/>21.1<text:s/></text:p>
          </table:table-cell>
          <table:table-cell office:value-type="float" office:value="5701.2" table:style-name="ce56">
            <text:p><text:s/>5,701<text:s/></text:p>
          </table:table-cell>
          <table:table-cell table:number-columns-repeated="16375" table:style-name="ce14"/>
        </table:table-row>
        <table:table-row table:style-name="ro14">
          <table:table-cell office:value-type="string" table:style-name="ce49">
            <text:p>E06000022</text:p>
          </table:table-cell>
          <table:table-cell office:value-type="string" table:style-name="ce46">
            <text:p>South West</text:p>
          </table:table-cell>
          <table:table-cell office:value-type="string" table:style-name="ce49">
            <text:p>Bath and North East Somerset</text:p>
          </table:table-cell>
          <table:table-cell office:value-type="float" office:value="7.1840000000000002" table:style-name="ce51">
            <text:p><text:s/>7<text:s/></text:p>
          </table:table-cell>
          <table:table-cell office:value-type="float" office:value="35.295000000000002" table:style-name="ce51">
            <text:p><text:s/>35<text:s/></text:p>
          </table:table-cell>
          <table:table-cell office:value-type="string" table:style-name="ce52">
            <text:p>4.9 to 1</text:p>
          </table:table-cell>
          <table:table-cell office:value-type="float" office:value="3.7145811789038259" table:style-name="ce52">
            <text:p><text:s/>3.7<text:s/></text:p>
          </table:table-cell>
          <table:table-cell office:value-type="float" office:value="18.249741468459153" table:style-name="ce52">
            <text:p><text:s/>18.2<text:s/></text:p>
          </table:table-cell>
          <table:table-cell office:value-type="float" office:value="193.4" table:style-name="ce51">
            <text:p><text:s/>193<text:s/></text:p>
          </table:table-cell>
          <table:table-cell table:number-columns-repeated="16375" table:style-name="ce14"/>
        </table:table-row>
        <table:table-row table:style-name="ro14">
          <table:table-cell office:value-type="string" table:style-name="ce49">
            <text:p>E06000023</text:p>
          </table:table-cell>
          <table:table-cell office:value-type="string" table:style-name="ce46">
            <text:p>South West</text:p>
          </table:table-cell>
          <table:table-cell office:value-type="string" table:style-name="ce49">
            <text:p>Bristol, City of</text:p>
          </table:table-cell>
          <table:table-cell office:value-type="float" office:value="18.238" table:style-name="ce51">
            <text:p><text:s/>18<text:s/></text:p>
          </table:table-cell>
          <table:table-cell office:value-type="float" office:value="56.973999999999997" table:style-name="ce51">
            <text:p><text:s/>57<text:s/></text:p>
          </table:table-cell>
          <table:table-cell office:value-type="string" table:style-name="ce52">
            <text:p>3.1 to 1</text:p>
          </table:table-cell>
          <table:table-cell office:value-type="float" office:value="3.8607112616426758" table:style-name="ce52">
            <text:p><text:s/>3.9<text:s/></text:p>
          </table:table-cell>
          <table:table-cell office:value-type="float" office:value="12.060541913632514" table:style-name="ce52">
            <text:p><text:s/>12.1<text:s/></text:p>
          </table:table-cell>
          <table:table-cell office:value-type="float" office:value="472.4" table:style-name="ce51">
            <text:p><text:s/>472<text:s/></text:p>
          </table:table-cell>
          <table:table-cell table:number-columns-repeated="16375" table:style-name="ce14"/>
        </table:table-row>
        <table:table-row table:style-name="ro14">
          <table:table-cell office:value-type="string" table:style-name="ce49">
            <text:p>E06000052</text:p>
          </table:table-cell>
          <table:table-cell office:value-type="string" table:style-name="ce46">
            <text:p>South West</text:p>
          </table:table-cell>
          <table:table-cell office:value-type="string" table:style-name="ce49">
            <text:p>Cornwall</text:p>
          </table:table-cell>
          <table:table-cell office:value-type="float" office:value="29.137" table:style-name="ce51">
            <text:p><text:s/>29<text:s/></text:p>
          </table:table-cell>
          <table:table-cell office:value-type="float" office:value="136.02199999999999" table:style-name="ce51">
            <text:p><text:s/>136<text:s/></text:p>
          </table:table-cell>
          <table:table-cell office:value-type="string" table:style-name="ce52">
            <text:p>4.7 to 1</text:p>
          </table:table-cell>
          <table:table-cell office:value-type="float" office:value="5.1090654041732426" table:style-name="ce52">
            <text:p><text:s/>5.1<text:s/></text:p>
          </table:table-cell>
          <table:table-cell office:value-type="float" office:value="23.850955637383834" table:style-name="ce52">
            <text:p><text:s/>23.9<text:s/></text:p>
          </table:table-cell>
          <table:table-cell office:value-type="float" office:value="570.29999999999995" table:style-name="ce51">
            <text:p><text:s/>570<text:s/></text:p>
          </table:table-cell>
          <table:table-cell table:number-columns-repeated="16375" table:style-name="ce14"/>
        </table:table-row>
        <table:table-row table:style-name="ro14">
          <table:table-cell office:value-type="string" table:style-name="ce49">
            <text:p>E06000053</text:p>
          </table:table-cell>
          <table:table-cell office:value-type="string" table:style-name="ce46">
            <text:p>South West</text:p>
          </table:table-cell>
          <table:table-cell office:value-type="string" table:style-name="ce49">
            <text:p>Isles of Scilly</text:p>
          </table:table-cell>
          <table:table-cell office:value-type="float" office:value="4.1000000000000002E-2" table:style-name="ce51">
            <text:p><text:s/>0<text:s/></text:p>
          </table:table-cell>
          <table:table-cell office:value-type="float" office:value="0.50700000000000001" table:style-name="ce51">
            <text:p><text:s/>1<text:s/></text:p>
          </table:table-cell>
          <table:table-cell office:value-type="string" table:style-name="ce52">
            <text:p>12.4 to 1</text:p>
          </table:table-cell>
          <table:table-cell office:value-type="float" office:value="1.9523809523809523" table:style-name="ce52">
            <text:p><text:s/>2.0<text:s/></text:p>
          </table:table-cell>
          <table:table-cell office:value-type="float" office:value="24.142857142857142" table:style-name="ce52">
            <text:p><text:s/>24.1<text:s/></text:p>
          </table:table-cell>
          <table:table-cell office:value-type="float" office:value="2.1" table:style-name="ce51">
            <text:p><text:s/>2<text:s/></text:p>
          </table:table-cell>
          <table:table-cell table:number-columns-repeated="16375" table:style-name="ce14"/>
        </table:table-row>
        <table:table-row table:style-name="ro14">
          <table:table-cell office:value-type="string" table:style-name="ce49">
            <text:p>E06000024</text:p>
          </table:table-cell>
          <table:table-cell office:value-type="string" table:style-name="ce46">
            <text:p>South West</text:p>
          </table:table-cell>
          <table:table-cell office:value-type="string" table:style-name="ce49">
            <text:p>North Somerset</text:p>
          </table:table-cell>
          <table:table-cell office:value-type="float" office:value="11.367000000000001" table:style-name="ce51">
            <text:p><text:s/>11<text:s/></text:p>
          </table:table-cell>
          <table:table-cell office:value-type="float" office:value="49.36" table:style-name="ce51">
            <text:p><text:s/>49<text:s/></text:p>
          </table:table-cell>
          <table:table-cell office:value-type="string" table:style-name="ce52">
            <text:p>4.3 to 1</text:p>
          </table:table-cell>
          <table:table-cell office:value-type="float" office:value="5.2455006922012011" table:style-name="ce52">
            <text:p><text:s/>5.2<text:s/></text:p>
          </table:table-cell>
          <table:table-cell office:value-type="float" office:value="22.778034148592525" table:style-name="ce52">
            <text:p><text:s/>22.8<text:s/></text:p>
          </table:table-cell>
          <table:table-cell office:value-type="float" office:value="216.7" table:style-name="ce51">
            <text:p><text:s/>217<text:s/></text:p>
          </table:table-cell>
          <table:table-cell table:number-columns-repeated="16375" table:style-name="ce14"/>
        </table:table-row>
        <table:table-row table:style-name="ro14">
          <table:table-cell office:value-type="string" table:style-name="ce49">
            <text:p>E06000026</text:p>
          </table:table-cell>
          <table:table-cell office:value-type="string" table:style-name="ce46">
            <text:p>South West</text:p>
          </table:table-cell>
          <table:table-cell office:value-type="string" table:style-name="ce49">
            <text:p>Plymouth</text:p>
          </table:table-cell>
          <table:table-cell office:value-type="float" office:value="12.103999999999999" table:style-name="ce51">
            <text:p><text:s/>12<text:s/></text:p>
          </table:table-cell>
          <table:table-cell office:value-type="float" office:value="46.286000000000001" table:style-name="ce51">
            <text:p><text:s/>46<text:s/></text:p>
          </table:table-cell>
          <table:table-cell office:value-type="string" table:style-name="ce52">
            <text:p>3.8 to 1</text:p>
          </table:table-cell>
          <table:table-cell office:value-type="float" office:value="4.5727238383075175" table:style-name="ce52">
            <text:p><text:s/>4.6<text:s/></text:p>
          </table:table-cell>
          <table:table-cell office:value-type="float" office:value="17.48621080468455" table:style-name="ce52">
            <text:p><text:s/>17.5<text:s/></text:p>
          </table:table-cell>
          <table:table-cell office:value-type="float" office:value="264.7" table:style-name="ce51">
            <text:p><text:s/>265<text:s/></text:p>
          </table:table-cell>
          <table:table-cell table:number-columns-repeated="16375" table:style-name="ce14"/>
        </table:table-row>
        <table:table-row table:style-name="ro14">
          <table:table-cell office:value-type="string" table:style-name="ce49">
            <text:p>E06000025</text:p>
          </table:table-cell>
          <table:table-cell office:value-type="string" table:style-name="ce46">
            <text:p>South West</text:p>
          </table:table-cell>
          <table:table-cell office:value-type="string" table:style-name="ce49">
            <text:p>South Gloucestershire</text:p>
          </table:table-cell>
          <table:table-cell office:value-type="float" office:value="14.238" table:style-name="ce51">
            <text:p><text:s/>14<text:s/></text:p>
          </table:table-cell>
          <table:table-cell office:value-type="float" office:value="51.473999999999997" table:style-name="ce51">
            <text:p><text:s/>51<text:s/></text:p>
          </table:table-cell>
          <table:table-cell office:value-type="string" table:style-name="ce52">
            <text:p>3.6 to 1</text:p>
          </table:table-cell>
          <table:table-cell office:value-type="float" office:value="4.9028925619834709" table:style-name="ce52">
            <text:p><text:s/>4.9<text:s/></text:p>
          </table:table-cell>
          <table:table-cell office:value-type="float" office:value="17.72520661157025" table:style-name="ce52">
            <text:p><text:s/>17.7<text:s/></text:p>
          </table:table-cell>
          <table:table-cell office:value-type="float" office:value="290.39999999999998" table:style-name="ce51">
            <text:p><text:s/>290<text:s/></text:p>
          </table:table-cell>
          <table:table-cell table:number-columns-repeated="16375" table:style-name="ce14"/>
        </table:table-row>
        <table:table-row table:style-name="ro14">
          <table:table-cell office:value-type="string" table:style-name="ce49">
            <text:p>E06000030</text:p>
          </table:table-cell>
          <table:table-cell office:value-type="string" table:style-name="ce46">
            <text:p>South West</text:p>
          </table:table-cell>
          <table:table-cell office:value-type="string" table:style-name="ce49">
            <text:p>Swindon</text:p>
          </table:table-cell>
          <table:table-cell office:value-type="float" office:value="12.615" table:style-name="ce51">
            <text:p><text:s/>13<text:s/></text:p>
          </table:table-cell>
          <table:table-cell office:value-type="float" office:value="34.363999999999997" table:style-name="ce51">
            <text:p><text:s/>34<text:s/></text:p>
          </table:table-cell>
          <table:table-cell office:value-type="string" table:style-name="ce52">
            <text:p>2.7 to 1</text:p>
          </table:table-cell>
          <table:table-cell office:value-type="float" office:value="5.4048843187660669" table:style-name="ce52">
            <text:p><text:s/>5.4<text:s/></text:p>
          </table:table-cell>
          <table:table-cell office:value-type="float" office:value="14.723221936589544" table:style-name="ce52">
            <text:p><text:s/>14.7<text:s/></text:p>
          </table:table-cell>
          <table:table-cell office:value-type="float" office:value="233.4" table:style-name="ce51">
            <text:p><text:s/>233<text:s/></text:p>
          </table:table-cell>
          <table:table-cell table:number-columns-repeated="16375" table:style-name="ce14"/>
        </table:table-row>
        <table:table-row table:style-name="ro14">
          <table:table-cell office:value-type="string" table:style-name="ce49">
            <text:p>E06000027</text:p>
          </table:table-cell>
          <table:table-cell office:value-type="string" table:style-name="ce46">
            <text:p>South West</text:p>
          </table:table-cell>
          <table:table-cell office:value-type="string" table:style-name="ce49">
            <text:p>Torbay</text:p>
          </table:table-cell>
          <table:table-cell office:value-type="float" office:value="8.3249999999999993" table:style-name="ce51">
            <text:p><text:s/>8<text:s/></text:p>
          </table:table-cell>
          <table:table-cell office:value-type="float" office:value="34.668999999999997" table:style-name="ce51">
            <text:p><text:s/>35<text:s/></text:p>
          </table:table-cell>
          <table:table-cell office:value-type="string" table:style-name="ce52">
            <text:p>4.2 to 1</text:p>
          </table:table-cell>
          <table:table-cell office:value-type="float" office:value="5.9763101220387647" table:style-name="ce52">
            <text:p><text:s/>6.0<text:s/></text:p>
          </table:table-cell>
          <table:table-cell office:value-type="float" office:value="24.888011486001432" table:style-name="ce52">
            <text:p><text:s/>24.9<text:s/></text:p>
          </table:table-cell>
          <table:table-cell office:value-type="float" office:value="139.30000000000001" table:style-name="ce51">
            <text:p><text:s/>139<text:s/></text:p>
          </table:table-cell>
          <table:table-cell table:number-columns-repeated="16375" table:style-name="ce14"/>
        </table:table-row>
        <table:table-row table:style-name="ro14">
          <table:table-cell office:value-type="string" table:style-name="ce49">
            <text:p>E06000054</text:p>
          </table:table-cell>
          <table:table-cell office:value-type="string" table:style-name="ce46">
            <text:p>South West</text:p>
          </table:table-cell>
          <table:table-cell office:value-type="string" table:style-name="ce49">
            <text:p>Wiltshire</text:p>
          </table:table-cell>
          <table:table-cell office:value-type="float" office:value="23.266999999999999" table:style-name="ce51">
            <text:p><text:s/>23<text:s/></text:p>
          </table:table-cell>
          <table:table-cell office:value-type="float" office:value="104.937" table:style-name="ce51">
            <text:p><text:s/>105<text:s/></text:p>
          </table:table-cell>
          <table:table-cell office:value-type="string" table:style-name="ce52">
            <text:p>4.5 to 1</text:p>
          </table:table-cell>
          <table:table-cell office:value-type="float" office:value="4.558581504702194" table:style-name="ce52">
            <text:p><text:s/>4.6<text:s/></text:p>
          </table:table-cell>
          <table:table-cell office:value-type="float" office:value="20.559757053291534" table:style-name="ce52">
            <text:p><text:s/>20.6<text:s/></text:p>
          </table:table-cell>
          <table:table-cell office:value-type="float" office:value="510.4" table:style-name="ce51">
            <text:p><text:s/>510<text:s/></text:p>
          </table:table-cell>
          <table:table-cell table:number-columns-repeated="16375" table:style-name="ce14"/>
        </table:table-row>
        <table:table-row table:style-name="ro14">
          <table:table-cell office:value-type="string" table:style-name="ce49">
            <text:p>E10000008</text:p>
          </table:table-cell>
          <table:table-cell office:value-type="string" table:style-name="ce46">
            <text:p>South West</text:p>
          </table:table-cell>
          <table:table-cell office:value-type="string" table:style-name="ce49">
            <text:p>Devon</text:p>
          </table:table-cell>
          <table:table-cell office:value-type="float" office:value="41.387" table:style-name="ce51">
            <text:p><text:s/>41<text:s/></text:p>
          </table:table-cell>
          <table:table-cell office:value-type="float" office:value="197.953" table:style-name="ce51">
            <text:p><text:s/>198<text:s/></text:p>
          </table:table-cell>
          <table:table-cell office:value-type="string" table:style-name="ce52">
            <text:p>4.8 to 1</text:p>
          </table:table-cell>
          <table:table-cell office:value-type="float" office:value="5.0994332183341546" table:style-name="ce52">
            <text:p><text:s/>5.1<text:s/></text:p>
          </table:table-cell>
          <table:table-cell office:value-type="float" office:value="24.390463282405126" table:style-name="ce52">
            <text:p><text:s/>24.4<text:s/></text:p>
          </table:table-cell>
          <table:table-cell office:value-type="float" office:value="811.6" table:style-name="ce51">
            <text:p><text:s/>812<text:s/></text:p>
          </table:table-cell>
          <table:table-cell table:number-columns-repeated="16375" table:style-name="ce14"/>
        </table:table-row>
        <table:table-row table:style-name="ro14">
          <table:table-cell office:value-type="string" table:style-name="ce49">
            <text:p>E10000013</text:p>
          </table:table-cell>
          <table:table-cell office:value-type="string" table:style-name="ce46">
            <text:p>South West</text:p>
          </table:table-cell>
          <table:table-cell office:value-type="string" table:style-name="ce49">
            <text:p>Gloucestershire</text:p>
          </table:table-cell>
          <table:table-cell office:value-type="float" office:value="28.347999999999999" table:style-name="ce51">
            <text:p><text:s/>28<text:s/></text:p>
          </table:table-cell>
          <table:table-cell office:value-type="float" office:value="131.80099999999999" table:style-name="ce51">
            <text:p><text:s/>132<text:s/></text:p>
          </table:table-cell>
          <table:table-cell office:value-type="string" table:style-name="ce52">
            <text:p>4.6 to 1</text:p>
          </table:table-cell>
          <table:table-cell office:value-type="float" office:value="4.3943574639590759" table:style-name="ce52">
            <text:p><text:s/>4.4<text:s/></text:p>
          </table:table-cell>
          <table:table-cell office:value-type="float" office:value="20.431095954115637" table:style-name="ce52">
            <text:p><text:s/>20.4<text:s/></text:p>
          </table:table-cell>
          <table:table-cell office:value-type="float" office:value="645.1" table:style-name="ce51">
            <text:p><text:s/>645<text:s/></text:p>
          </table:table-cell>
          <table:table-cell table:number-columns-repeated="16375" table:style-name="ce14"/>
        </table:table-row>
        <table:table-row table:style-name="ro14">
          <table:table-cell office:value-type="string" table:style-name="ce49">
            <text:p>E10000027</text:p>
          </table:table-cell>
          <table:table-cell office:value-type="string" table:style-name="ce46">
            <text:p>South West</text:p>
          </table:table-cell>
          <table:table-cell office:value-type="string" table:style-name="ce49">
            <text:p>Somerset<text:s/></text:p>
          </table:table-cell>
          <table:table-cell office:value-type="float" office:value="29.797000000000001" table:style-name="ce51">
            <text:p><text:s/>30<text:s/></text:p>
          </table:table-cell>
          <table:table-cell office:value-type="float" office:value="134.34299999999999" table:style-name="ce51">
            <text:p><text:s/>134<text:s/></text:p>
          </table:table-cell>
          <table:table-cell office:value-type="string" table:style-name="ce52">
            <text:p>4.5 to 1</text:p>
          </table:table-cell>
          <table:table-cell office:value-type="float" office:value="5.212911126662001" table:style-name="ce52">
            <text:p><text:s/>5.2<text:s/></text:p>
          </table:table-cell>
          <table:table-cell office:value-type="float" office:value="23.502974107767667" table:style-name="ce52">
            <text:p><text:s/>23.5<text:s/></text:p>
          </table:table-cell>
          <table:table-cell office:value-type="float" office:value="571.6" table:style-name="ce51">
            <text:p><text:s/>572<text:s/></text:p>
          </table:table-cell>
          <table:table-cell table:number-columns-repeated="16375" table:style-name="ce14"/>
        </table:table-row>
        <table:table-row table:style-name="ro14">
          <table:table-cell office:value-type="string" table:style-name="ce49">
            <text:p>E06000058</text:p>
          </table:table-cell>
          <table:table-cell office:value-type="string" table:style-name="ce46">
            <text:p>South West</text:p>
          </table:table-cell>
          <table:table-cell office:value-type="string" table:style-name="ce57">
            <text:p>Bournemouth, Christchurch and Poole</text:p>
          </table:table-cell>
          <table:table-cell office:value-type="float" office:value="20.082999999999998" table:style-name="ce51">
            <text:p><text:s/>20<text:s/></text:p>
          </table:table-cell>
          <table:table-cell office:value-type="float" office:value="81.180000000000007" table:style-name="ce51">
            <text:p><text:s/>81<text:s/></text:p>
          </table:table-cell>
          <table:table-cell office:value-type="string" table:style-name="ce52">
            <text:p>4.0 to 1</text:p>
          </table:table-cell>
          <table:table-cell office:value-type="float" office:value="5.0169872595553322" table:style-name="ce52">
            <text:p><text:s/>5.0<text:s/></text:p>
          </table:table-cell>
          <table:table-cell office:value-type="float" office:value="20.279790157381964" table:style-name="ce52">
            <text:p><text:s/>20.3<text:s/></text:p>
          </table:table-cell>
          <table:table-cell office:value-type="float" office:value="400.3" table:style-name="ce51">
            <text:p><text:s/>400<text:s/></text:p>
          </table:table-cell>
          <table:table-cell table:number-columns-repeated="16375" table:style-name="ce14"/>
        </table:table-row>
        <table:table-row table:style-name="ro14">
          <table:table-cell office:value-type="string" table:style-name="ce49">
            <text:p>E06000059</text:p>
          </table:table-cell>
          <table:table-cell office:value-type="string" table:style-name="ce46">
            <text:p>South West</text:p>
          </table:table-cell>
          <table:table-cell office:value-type="string" table:style-name="ce49">
            <text:p>Dorset</text:p>
          </table:table-cell>
          <table:table-cell office:value-type="float" office:value="25.37" table:style-name="ce51">
            <text:p><text:s/>25<text:s/></text:p>
          </table:table-cell>
          <table:table-cell office:value-type="float" office:value="106.373" table:style-name="ce51">
            <text:p><text:s/>106<text:s/></text:p>
          </table:table-cell>
          <table:table-cell office:value-type="string" table:style-name="ce52">
            <text:p>4.2 to 1</text:p>
          </table:table-cell>
          <table:table-cell office:value-type="float" office:value="6.6833508956796628" table:style-name="ce52">
            <text:p><text:s/>6.7<text:s/></text:p>
          </table:table-cell>
          <table:table-cell office:value-type="float" office:value="28.022391991570071" table:style-name="ce52">
            <text:p><text:s/>28.0<text:s/></text:p>
          </table:table-cell>
          <table:table-cell office:value-type="float" office:value="379.6" table:style-name="ce51">
            <text:p><text:s/>380<text:s/></text:p>
          </table:table-cell>
          <table:table-cell table:number-columns-repeated="16375"/>
        </table:table-row>
        <table:table-row table:number-rows-repeated="2" table:style-name="ro15">
          <table:table-cell table:number-columns-repeated="16384"/>
        </table:table-row>
        <table:table-row table:style-name="ro15">
          <table:table-cell table:number-columns-repeated="3" table:style-name="ce65"/>
          <table:table-cell table:number-columns-repeated="4" table:style-name="ce64"/>
          <table:table-cell table:number-columns-repeated="16377" table:style-name="ce65"/>
        </table:table-row>
        <table:table-row table:number-rows-repeated="1048398" table:style-name="ro15">
          <table:table-cell table:number-columns-repeated="16384"/>
        </table:table-row>
      </table:table>
      <table:table table:name="Notes" table:style-name="ta1">
        <table:table-column table:style-name="co14" table:default-cell-style-name="ce67"/>
        <table:table-column table:style-name="co15" table:default-cell-style-name="ce67"/>
        <table:table-column table:style-name="co2" table:number-columns-repeated="16382" table:default-cell-style-name="ce67"/>
        <table:table-row table:style-name="ro1">
          <table:table-cell office:value-type="string" table:style-name="ce66">
            <text:p>Notes table</text:p>
          </table:table-cell>
          <table:table-cell table:style-name="ce19"/>
          <table:table-cell table:number-columns-repeated="16382" table:style-name="ce67"/>
        </table:table-row>
        <table:table-row table:style-name="ro5">
          <table:table-cell office:value-type="string" table:style-name="ce19">
            <text:p>This worksheet contains one table.<text:s/></text:p>
          </table:table-cell>
          <table:table-cell table:style-name="ce19"/>
          <table:table-cell table:number-columns-repeated="16382" table:style-name="ce67"/>
        </table:table-row>
        <table:table-row table:style-name="ro5">
          <table:table-cell office:value-type="string" table:style-name="ce20">
            <text:p>Note number</text:p>
          </table:table-cell>
          <table:table-cell office:value-type="string" table:style-name="ce21">
            <text:p>Note text</text:p>
          </table:table-cell>
          <table:table-cell table:number-columns-repeated="16382" table:style-name="ce67"/>
        </table:table-row>
        <table:table-row table:style-name="ro16">
          <table:table-cell office:value-type="float" office:value="1" table:style-name="ce22">
            <text:p>1</text:p>
          </table:table-cell>
          <table:table-cell office:value-type="string" table:style-name="ce23">
            <text:p>Held at 31 March 2021. Population figures relate to mid-point of previous calendar year.</text:p>
          </table:table-cell>
          <table:table-cell table:style-name="ce68"/>
          <table:table-cell table:number-columns-repeated="2" table:style-name="ce69"/>
          <table:table-cell table:style-name="ce68"/>
          <table:table-cell table:style-name="ce70"/>
          <table:table-cell table:number-columns-repeated="2" table:style-name="ce68"/>
          <table:table-cell table:number-columns-repeated="16375"/>
        </table:table-row>
        <table:table-row table:style-name="ro17">
          <table:table-cell office:value-type="float" office:value="2" table:style-name="ce22">
            <text:p>2</text:p>
          </table:table-cell>
          <table:table-cell office:value-type="string" table:style-name="ce24">
            <text:p>Only individual Blue Badges (excluding organisations) are shown for Local Authorities, whereas regional totals also include those issued to organisations. Therefore the local authority totals do not sum to the regional totals.<text:s/></text:p>
          </table:table-cell>
          <table:table-cell table:number-columns-repeated="7" table:style-name="ce71"/>
          <table:table-cell table:number-columns-repeated="16375"/>
        </table:table-row>
        <table:table-row table:style-name="ro18">
          <table:table-cell office:value-type="float" office:value="3" table:style-name="ce22">
            <text:p>3</text:p>
          </table:table-cell>
          <table:table-cell office:value-type="string" table:style-name="ce25">
            <text:p>The retired population is defined as those that qualify for the state pension. The state pension age has remained constant for men at those aged 65 and over, whereas the state pension age for women has been increasing by half a year since 2010 from those aged 60 and older and reached 65 in 2018.<text:s/></text:p>
          </table:table-cell>
          <table:table-cell table:number-columns-repeated="7" table:style-name="ce72"/>
          <table:table-cell table:number-columns-repeated="16375"/>
        </table:table-row>
        <table:table-row table:style-name="ro19">
          <table:table-cell office:value-type="float" office:value="4" table:style-name="ce22">
            <text:p>4</text:p>
          </table:table-cell>
          <table:table-cell office:value-type="string" table:style-name="ce25">
            <text:p>For 2020, there has been a change in the methodology for calculating the retired population, which is now defined as the number of people who are claiming state pension.<text:s/></text:p>
          </table:table-cell>
          <table:table-cell table:number-columns-repeated="3" table:style-name="ce73"/>
          <table:table-cell table:number-columns-repeated="3" table:style-name="ce26"/>
          <table:table-cell table:style-name="ce27"/>
          <table:table-cell table:number-columns-repeated="16375"/>
        </table:table-row>
        <table:table-row table:style-name="ro20">
          <table:table-cell table:style-name="ce22"/>
          <table:table-cell table:style-name="ce74"/>
          <table:table-cell table:number-columns-repeated="3" table:style-name="ce73"/>
          <table:table-cell table:number-columns-repeated="3" table:style-name="ce26"/>
          <table:table-cell table:style-name="ce27"/>
          <table:table-cell table:number-columns-repeated="16375"/>
        </table:table-row>
        <table:table-row table:style-name="ro16">
          <table:table-cell table:style-name="ce22"/>
          <table:table-cell table:style-name="ce28"/>
          <table:table-cell table:number-columns-repeated="7" table:style-name="ce74"/>
          <table:table-cell table:number-columns-repeated="16375"/>
        </table:table-row>
        <table:table-row table:style-name="ro21">
          <table:table-cell table:style-name="ce22"/>
          <table:table-cell table:style-name="ce28"/>
          <table:table-cell table:number-columns-repeated="3" table:style-name="ce75"/>
          <table:table-cell table:number-columns-repeated="3" table:style-name="ce29"/>
          <table:table-cell table:style-name="ce30"/>
          <table:table-cell table:number-columns-repeated="16375"/>
        </table:table-row>
        <table:table-row table:style-name="ro5">
          <table:table-cell table:style-name="ce22"/>
          <table:table-cell table:style-name="ce31"/>
          <table:table-cell table:number-columns-repeated="16382" table:style-name="ce67"/>
        </table:table-row>
        <table:table-row table:number-rows-repeated="1048565" table:style-name="ro8">
          <table:table-cell table:number-columns-repeated="16384"/>
        </table:table-row>
      </table:table>
      <table:database-ranges>
        <table:database-range table:target-range-address="DIS0105.A7:DIS0105.I175" table:name="Valid_Blue_Badges_held_and_population_measure_England_by_local_authority_20214" table:display-filter-buttons="true"/>
        <table:database-range table:target-range-address="Notes.A3:Notes.B7" table:name="Note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Helvetica" svg:font-family="Helvetica"/>
    <style:font-face style:name="Tms Rmn" svg:font-family="&quot;Tms Rmn&quot;"/>
  </office:font-face-decls>
  <office:styles>
    <number:number-style style:name="N0">
      <number:number number:min-integer-digits="1"/>
    </number:number-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decimal-places="1" number:min-integer-digits="1"/>
    </number:number-style>
    <number:number-style style:name="N37P0">
      <number:text> </number:text>
      <number:number number:decimal-places="0" number:min-decimal-places="0" number:min-integer-digits="1" number:grouping="true">
        <number:embedded-text number:position="0"> </number:embedded-text>
      </number:number>
    </number:number-style>
    <number:number-style style:name="N37P1">
      <number:text>-</number:text>
      <number:number number:decimal-places="0" number:min-decimal-places="0" number:min-integer-digits="1" number:grouping="true">
        <number:embedded-text number:position="0"> </number:embedded-text>
      </number:number>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1" number:min-decimal-places="1" number:min-integer-digits="1" number:grouping="true"/>
      <number:text> </number:text>
    </number:number-style>
    <number:number-style style:name="N38P1">
      <number:text> (</number:text>
      <number:number number:decimal-places="1" number:min-decimal-places="1" number:min-integer-digits="1" number:grouping="true"/>
      <number:text>)</number:text>
    </number:number-style>
    <number:number-style style:name="N38P2">
      <number:text> -</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decimal-places="2" number:min-integer-digits="1" number:grouping="true"/>
      <number:text> </number:text>
    </number:number-style>
    <number:number-style style:name="N39P1">
      <number:text> (</number:text>
      <number:number number:decimal-places="2" number:min-decimal-places="2" number:min-integer-digits="1" number:grouping="true"/>
      <number:text>)</number:text>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decimal-places="2" number:min-integer-digits="1" number:grouping="true"/>
      <number:text> </number:text>
    </number:number-style>
    <number:number-style style:name="N40P1">
      <number:text>-</number:text>
      <number:number number:decimal-places="2" number:min-decimal-places="2" number:min-integer-digits="1" number:grouping="true"/>
      <number:text> </number:text>
    </number:number-style>
    <number:number-style style:name="N40P2">
      <number:text> -</number:text>
      <number:number number:decimal-places="0" number:min-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fill-character> </number:fill-character>
      <number:number number:decimal-places="1" number:min-decimal-places="1" number:min-integer-digits="1" number:grouping="true"/>
      <number:text> </number:text>
    </number:number-style>
    <number:number-style style:name="N41P1">
      <number:text> </number:text>
      <number:fill-character> </number:fill-character>
      <number:text>(</number:text>
      <number:number number:decimal-places="1" number:min-decimal-places="1" number:min-integer-digits="1" number:grouping="true"/>
      <number:text>)</number:text>
    </number:number-style>
    <number:number-style style:name="N41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2P1">
      <number:text> </number:text>
      <number:fill-character> </number:fill-character>
      <number:text>(</number:text>
      <number:number number:decimal-places="0" number:min-decimal-places="0" number:min-integer-digits="1" number:grouping="true">
        <number:embedded-text number:position="0">)</number:embedded-text>
      </number:number>
    </number:number-style>
    <number:number-style style:name="N42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35"/>
    <style:style style:name="Comma_32_2" style:display-name="Comma 2" style:family="table-cell" style:data-style-name="N39"/>
    <style:style style:name="Comma_32_3" style:display-name="Comma 3" style:family="table-cell" style:data-style-name="N39"/>
    <style:style style:name="Comma_32_4" style:display-name="Comma 4" style:family="table-cell" style:data-style-name="N39"/>
    <style:style style:name="Comma_DIS0101_working" style:family="table-cell" style:data-style-name="N40"/>
    <style:style style:name="Comma_DIS0105_working_updated" style:family="table-cell" style:data-style-name="N40"/>
    <style:style style:name="Heading_32_1" style:display-name="Heading 1"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000FF" style:font-name="Helvetica" style:font-name-asian="Helvetica" style:font-name-complex="Helvetica"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2_32_3" style:display-name="Normal 3 2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portrait" style:print-page-order="ttb" style:first-page-number="continue" style:scale-to="19%"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title>Valid Blue Badges held and population measures: England by local authority, 2022</dc:title>
    <meta:keyword>disability</meta:keyword>
    <meta:keyword> Blue Badge</meta:keyword>
    <meta:initial-creator/>
    <dc:creator/>
    <meta:creation-date>2022-12-19T13:12:06Z</meta:creation-date>
    <dc:date>2022-12-19T13:12:39Z</dc:date>
  </office:meta>
</office:document-meta>
</file>